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TableColumn2" style:family="table-column">
      <style:table-column-properties style:column-width="6.8791in"/>
    </style:style>
    <style:style style:name="Table1" style:family="table" style:master-page-name="MP0">
      <style:table-properties style:width="6.8791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in none #FFFFFF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5" style:parent-style-name="Standard" style:family="paragraph">
      <style:paragraph-properties fo:break-before="page" fo:text-align="center"/>
    </style:style>
    <style:style style:name="T6" style:parent-style-name="Absatz-Standardschriftart" style:family="text">
      <style:text-properties fo:font-weight="bold" style:font-weight-asian="bold" style:font-weight-complex="bold" fo:color="#FFFFFF" fo:font-size="15pt" style:font-size-asian="15pt" style:font-size-complex="15pt"/>
    </style:style>
    <style:style style:name="P7" style:parent-style-name="Standard" style:family="paragraph">
      <style:paragraph-properties fo:text-align="center" fo:margin-top="0.0208in"/>
    </style:style>
    <style:style style:name="T8" style:parent-style-name="Absatz-Standardschriftart" style:family="text">
      <style:text-properties fo:font-style="italic" style:font-style-asian="italic" style:font-style-complex="italic" fo:color="#BDD7EE" fo:font-size="9pt" style:font-size-asian="9pt" style:font-size-complex="9pt"/>
    </style:style>
    <style:style style:name="TableRow9" style:family="table-row">
      <style:table-row-properties/>
    </style:style>
    <style:style style:name="TableCell10" style:family="table-cell">
      <style:table-cell-properties fo:border="0in none #FFFFFF" fo:background-color="#DEEAF1" style:writing-mode="lr-tb" fo:padding-top="0.0416in" fo:padding-left="0.0694in" fo:padding-bottom="0.0416in" fo:padding-right="0.0694in">
        <style:background-fill draw:fill="solid" draw:fill-color="#DEEAF1"/>
      </style:table-cell-properties>
    </style:style>
    <style:style style:name="T11" style:parent-style-name="Absatz-Standardschriftart" style:family="text">
      <style:text-properties fo:color="#595959" fo:font-size="8pt" style:font-size-asian="8pt" style:font-size-complex="8pt"/>
    </style:style>
    <style:style style:name="P12" style:parent-style-name="Standard" style:family="paragraph">
      <style:paragraph-properties fo:margin-top="0.0694in"/>
    </style:style>
    <style:style style:name="TableColumn14" style:family="table-column">
      <style:table-column-properties style:column-width="1.8055in"/>
    </style:style>
    <style:style style:name="TableColumn15" style:family="table-column">
      <style:table-column-properties style:column-width="1.875in"/>
    </style:style>
    <style:style style:name="TableColumn16" style:family="table-column">
      <style:table-column-properties style:column-width="2.4305in"/>
    </style:style>
    <style:style style:name="TableColumn17" style:family="table-column">
      <style:table-column-properties style:column-width="0.768in"/>
    </style:style>
    <style:style style:name="Table13" style:family="table">
      <style:table-properties style:width="6.8791in" fo:margin-left="0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0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21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bottom="0.0555in"/>
    </style:style>
    <style:style style:name="TableCell22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3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24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bottom="0.0555in"/>
    </style:style>
    <style:style style:name="TableCell25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6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27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bottom="0.0555in"/>
    </style:style>
    <style:style style:name="TableCell28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9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30" style:parent-style-name="Standard" style:family="paragraph">
      <style:paragraph-properties fo:border-top="0in none #FFFFFF" fo:border-left="0in none #FFFFFF" fo:border-bottom="0.0104in solid #2E75B6" fo:border-right="0in none #FFFFFF" fo:padding="0in" style:shadow="none" fo:margin-bottom="0.0555in"/>
    </style:style>
    <style:style style:name="P31" style:parent-style-name="Standard" style:family="paragraph">
      <style:paragraph-properties fo:margin-top="0.0833in"/>
    </style:style>
    <style:style style:name="TableColumn33" style:family="table-column">
      <style:table-column-properties style:column-width="6.8791in"/>
    </style:style>
    <style:style style:name="Table32" style:family="table">
      <style:table-properties style:width="6.8791in" fo:margin-left="0in" table:align="left"/>
    </style:style>
    <style:style style:name="TableRow34" style:family="table-row">
      <style:table-row-properties/>
    </style:style>
    <style:style style:name="TableCell35" style:family="table-cell">
      <style:table-cell-properties fo:border="0.0069in solid #7F6000" fo:background-color="#FFF2CC" style:writing-mode="lr-tb" fo:padding-top="0.0486in" fo:padding-left="0.0694in" fo:padding-bottom="0.0486in" fo:padding-right="0.0694in">
        <style:background-fill draw:fill="solid" draw:fill-color="#FFF2CC"/>
      </style:table-cell-properties>
    </style:style>
    <style:style style:name="T36" style:parent-style-name="Absatz-Standardschriftart" style:family="text">
      <style:text-properties fo:font-style="italic" style:font-style-asian="italic" style:font-style-complex="italic" fo:color="#7F6000" fo:font-size="8.5pt" style:font-size-asian="8.5pt" style:font-size-complex="8.5pt"/>
    </style:style>
    <style:style style:name="T37" style:parent-style-name="Absatz-Standardschriftart" style:family="text">
      <style:text-properties fo:font-style="italic" style:font-style-asian="italic" style:font-style-complex="italic" fo:color="#7F6000" fo:font-size="8.5pt" style:font-size-asian="8.5pt" style:font-size-complex="8.5pt"/>
    </style:style>
    <style:style style:name="T38" style:parent-style-name="Absatz-Standardschriftart" style:family="text">
      <style:text-properties fo:font-style="italic" style:font-style-asian="italic" style:font-style-complex="italic" fo:color="#7F6000" fo:font-size="8.5pt" style:font-size-asian="8.5pt" style:font-size-complex="8.5pt"/>
    </style:style>
    <style:style style:name="T39" style:parent-style-name="Absatz-Standardschriftart" style:family="text">
      <style:text-properties fo:font-style="italic" style:font-style-asian="italic" style:font-style-complex="italic" fo:color="#7F6000" fo:font-size="8.5pt" style:font-size-asian="8.5pt" style:font-size-complex="8.5pt"/>
    </style:style>
    <style:style style:name="T40" style:parent-style-name="Absatz-Standardschriftart" style:family="text">
      <style:text-properties fo:font-style="italic" style:font-style-asian="italic" style:font-style-complex="italic" fo:color="#7F6000" fo:font-size="8.5pt" style:font-size-asian="8.5pt" style:font-size-complex="8.5pt"/>
    </style:style>
    <style:style style:name="T41" style:parent-style-name="Absatz-Standardschriftart" style:family="text">
      <style:text-properties fo:font-style="italic" style:font-style-asian="italic" style:font-style-complex="italic" fo:color="#7F6000" fo:font-size="8.5pt" style:font-size-asian="8.5pt" style:font-size-complex="8.5pt"/>
    </style:style>
    <style:style style:name="T42" style:parent-style-name="Absatz-Standardschriftart" style:family="text">
      <style:text-properties fo:font-style="italic" style:font-style-asian="italic" style:font-style-complex="italic" fo:color="#7F6000" fo:font-size="8.5pt" style:font-size-asian="8.5pt" style:font-size-complex="8.5pt"/>
    </style:style>
    <style:style style:name="P43" style:parent-style-name="Standard" style:family="paragraph">
      <style:paragraph-properties fo:margin-top="0.0694in"/>
    </style:style>
    <style:style style:name="TableColumn45" style:family="table-column">
      <style:table-column-properties style:column-width="0.2937in"/>
    </style:style>
    <style:style style:name="TableColumn46" style:family="table-column">
      <style:table-column-properties style:column-width="1.1236in"/>
    </style:style>
    <style:style style:name="TableColumn47" style:family="table-column">
      <style:table-column-properties style:column-width="0.6854in"/>
    </style:style>
    <style:style style:name="TableColumn48" style:family="table-column">
      <style:table-column-properties style:column-width="0.5819in"/>
    </style:style>
    <style:style style:name="TableColumn49" style:family="table-column">
      <style:table-column-properties style:column-width="0.5777in"/>
    </style:style>
    <style:style style:name="TableColumn50" style:family="table-column">
      <style:table-column-properties style:column-width="0.5777in"/>
    </style:style>
    <style:style style:name="TableColumn51" style:family="table-column">
      <style:table-column-properties style:column-width="0.6513in"/>
    </style:style>
    <style:style style:name="TableColumn52" style:family="table-column">
      <style:table-column-properties style:column-width="0.5583in"/>
    </style:style>
    <style:style style:name="TableColumn53" style:family="table-column">
      <style:table-column-properties style:column-width="0.6402in"/>
    </style:style>
    <style:style style:name="TableColumn54" style:family="table-column">
      <style:table-column-properties style:column-width="1.1888in"/>
    </style:style>
    <style:style style:name="Table44" style:family="table">
      <style:table-properties style:width="6.8791in" fo:margin-left="0in" table:align="left"/>
    </style:style>
    <style:style style:name="TableRow55" style:family="table-row">
      <style:table-row-properties/>
    </style:style>
    <style:style style:name="TableCell56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57" style:parent-style-name="Standard" style:family="paragraph">
      <style:paragraph-properties fo:text-align="center"/>
    </style:style>
    <style:style style:name="T58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59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60" style:parent-style-name="Standard" style:family="paragraph">
      <style:paragraph-properties fo:text-align="center"/>
    </style:style>
    <style:style style:name="T61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62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63" style:parent-style-name="Standard" style:family="paragraph">
      <style:paragraph-properties fo:text-align="center"/>
    </style:style>
    <style:style style:name="T64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65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66" style:parent-style-name="Standard" style:family="paragraph">
      <style:paragraph-properties fo:text-align="center"/>
    </style:style>
    <style:style style:name="T67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68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69" style:parent-style-name="Standard" style:family="paragraph">
      <style:paragraph-properties fo:text-align="center"/>
    </style:style>
    <style:style style:name="T70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71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72" style:parent-style-name="Standard" style:family="paragraph">
      <style:paragraph-properties fo:text-align="center"/>
    </style:style>
    <style:style style:name="T73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74" style:family="table-cell">
      <style:table-cell-properties fo:border="0.0069in solid #777777" fo:background-color="#C55A11" style:writing-mode="lr-tb" style:vertical-align="middle" fo:padding-top="0.0555in" fo:padding-left="0.0694in" fo:padding-bottom="0.0555in" fo:padding-right="0.0694in">
        <style:background-fill draw:fill="solid" draw:fill-color="#C55A11"/>
      </style:table-cell-properties>
    </style:style>
    <style:style style:name="P75" style:parent-style-name="Standard" style:family="paragraph">
      <style:paragraph-properties fo:text-align="center"/>
    </style:style>
    <style:style style:name="T76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77" style:family="table-cell">
      <style:table-cell-properties fo:border="0.0069in solid #777777" fo:background-color="#595959" style:writing-mode="lr-tb" style:vertical-align="middle" fo:padding-top="0.0555in" fo:padding-left="0.0694in" fo:padding-bottom="0.0555in" fo:padding-right="0.0694in">
        <style:background-fill draw:fill="solid" draw:fill-color="#595959"/>
      </style:table-cell-properties>
    </style:style>
    <style:style style:name="P78" style:parent-style-name="Standard" style:family="paragraph">
      <style:paragraph-properties fo:text-align="center"/>
    </style:style>
    <style:style style:name="T79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80" style:family="table-cell">
      <style:table-cell-properties fo:border="0.0069in solid #777777" fo:background-color="#595959" style:writing-mode="lr-tb" style:vertical-align="middle" fo:padding-top="0.0555in" fo:padding-left="0.0694in" fo:padding-bottom="0.0555in" fo:padding-right="0.0694in">
        <style:background-fill draw:fill="solid" draw:fill-color="#595959"/>
      </style:table-cell-properties>
    </style:style>
    <style:style style:name="P81" style:parent-style-name="Standard" style:family="paragraph">
      <style:paragraph-properties fo:text-align="center"/>
    </style:style>
    <style:style style:name="T82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83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84" style:parent-style-name="Standard" style:family="paragraph">
      <style:paragraph-properties fo:text-align="center"/>
    </style:style>
    <style:style style:name="T85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Row86" style:family="table-row">
      <style:table-row-properties/>
    </style:style>
    <style:style style:name="TableCell87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88" style:parent-style-name="Standard" style:family="paragraph">
      <style:paragraph-properties fo:text-align="center"/>
    </style:style>
    <style:style style:name="TableCell89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90" style:parent-style-name="Standard" style:family="paragraph">
      <style:paragraph-properties fo:text-align="center"/>
    </style:style>
    <style:style style:name="TableCell91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92" style:parent-style-name="Standard" style:family="paragraph">
      <style:paragraph-properties fo:text-align="center"/>
    </style:style>
    <style:style style:name="TableCell93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94" style:parent-style-name="Standard" style:family="paragraph">
      <style:paragraph-properties fo:text-align="center"/>
    </style:style>
    <style:style style:name="T95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ableCell96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97" style:parent-style-name="Standard" style:family="paragraph">
      <style:paragraph-properties fo:text-align="center"/>
    </style:style>
    <style:style style:name="T98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ableCell99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100" style:parent-style-name="Standard" style:family="paragraph">
      <style:paragraph-properties fo:text-align="center"/>
    </style:style>
    <style:style style:name="T101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102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ableCell103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104" style:parent-style-name="Standard" style:family="paragraph">
      <style:paragraph-properties fo:text-align="center"/>
    </style:style>
    <style:style style:name="T105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ableCell106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107" style:parent-style-name="Standard" style:family="paragraph">
      <style:paragraph-properties fo:text-align="center"/>
    </style:style>
    <style:style style:name="T108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ableCell109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110" style:parent-style-name="Standard" style:family="paragraph">
      <style:paragraph-properties fo:text-align="center"/>
    </style:style>
    <style:style style:name="T111" style:parent-style-name="Absatz-Standardschriftart" style:family="text">
      <style:text-properties fo:font-style="italic" style:font-style-asian="italic" style:font-style-complex="italic" fo:color="#595959" fo:font-size="7pt" style:font-size-asian="7pt" style:font-size-complex="7pt"/>
    </style:style>
    <style:style style:name="TableCell112" style:family="table-cell">
      <style:table-cell-properties fo:border="0.0069in solid #AAAAAA" fo:background-color="#F2F2F2" style:writing-mode="lr-tb" fo:padding-top="0.0277in" fo:padding-left="0.0694in" fo:padding-bottom="0.0277in" fo:padding-right="0.0694in">
        <style:background-fill draw:fill="solid" draw:fill-color="#F2F2F2"/>
      </style:table-cell-properties>
    </style:style>
    <style:style style:name="P113" style:parent-style-name="Standard" style:family="paragraph">
      <style:paragraph-properties fo:text-align="center"/>
    </style:style>
    <style:style style:name="TableRow114" style:family="table-row">
      <style:table-row-properties/>
    </style:style>
    <style:style style:name="TableCell115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16" style:parent-style-name="Standard" style:family="paragraph">
      <style:paragraph-properties fo:text-align="center"/>
    </style:style>
    <style:style style:name="T117" style:parent-style-name="Absatz-Standardschriftart" style:family="text">
      <style:text-properties fo:color="#595959" fo:font-size="9pt" style:font-size-asian="9pt" style:font-size-complex="9pt"/>
    </style:style>
    <style:style style:name="TableCell118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119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ableCell120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21" style:parent-style-name="Standard" style:family="paragraph">
      <style:paragraph-properties fo:text-align="center"/>
    </style:style>
    <style:style style:name="T122" style:parent-style-name="Absatz-Standardschriftart" style:family="text">
      <style:text-properties fo:color="#595959" fo:font-size="8.5pt" style:font-size-asian="8.5pt" style:font-size-complex="8.5pt"/>
    </style:style>
    <style:style style:name="TableCell123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24" style:parent-style-name="Standard" style:family="paragraph">
      <style:paragraph-properties fo:text-align="center"/>
    </style:style>
    <style:style style:name="T125" style:parent-style-name="Absatz-Standardschriftart" style:family="text">
      <style:text-properties fo:color="#1A1A1A" fo:font-size="9pt" style:font-size-asian="9pt" style:font-size-complex="9pt"/>
    </style:style>
    <style:style style:name="TableCell126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27" style:parent-style-name="Standard" style:family="paragraph">
      <style:paragraph-properties fo:text-align="center"/>
    </style:style>
    <style:style style:name="T128" style:parent-style-name="Absatz-Standardschriftart" style:family="text">
      <style:text-properties fo:color="#1A1A1A" fo:font-size="9pt" style:font-size-asian="9pt" style:font-size-complex="9pt"/>
    </style:style>
    <style:style style:name="TableCell129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30" style:parent-style-name="Standard" style:family="paragraph">
      <style:paragraph-properties fo:text-align="center"/>
    </style:style>
    <style:style style:name="T131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ableCell132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33" style:parent-style-name="Standard" style:family="paragraph">
      <style:paragraph-properties fo:text-align="center"/>
    </style:style>
    <style:style style:name="T134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ableCell135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36" style:parent-style-name="Standard" style:family="paragraph">
      <style:paragraph-properties fo:text-align="end"/>
    </style:style>
    <style:style style:name="T137" style:parent-style-name="Absatz-Standardschriftart" style:family="text">
      <style:text-properties fo:color="#1A1A1A" fo:font-size="8.5pt" style:font-size-asian="8.5pt" style:font-size-complex="8.5pt"/>
    </style:style>
    <style:style style:name="TableCell138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39" style:parent-style-name="Standard" style:family="paragraph">
      <style:paragraph-properties fo:text-align="end"/>
    </style:style>
    <style:style style:name="T140" style:parent-style-name="Absatz-Standardschriftart" style:family="text">
      <style:text-properties fo:font-weight="bold" style:font-weight-asian="bold" style:font-weight-complex="bold" fo:color="#A00000" fo:font-size="8.5pt" style:font-size-asian="8.5pt" style:font-size-complex="8.5pt"/>
    </style:style>
    <style:style style:name="TableCell141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142" style:parent-style-name="Absatz-Standardschriftart" style:family="text">
      <style:text-properties fo:font-style="italic" style:font-style-asian="italic" style:font-style-complex="italic" fo:color="#A00000" fo:font-size="7.5pt" style:font-size-asian="7.5pt" style:font-size-complex="7.5pt"/>
    </style:style>
    <style:style style:name="T143" style:parent-style-name="Absatz-Standardschriftart" style:family="text">
      <style:text-properties fo:font-style="italic" style:font-style-asian="italic" style:font-style-complex="italic" fo:color="#A00000" fo:font-size="7.5pt" style:font-size-asian="7.5pt" style:font-size-complex="7.5pt"/>
    </style:style>
    <style:style style:name="T144" style:parent-style-name="Absatz-Standardschriftart" style:family="text">
      <style:text-properties fo:font-style="italic" style:font-style-asian="italic" style:font-style-complex="italic" fo:color="#A00000" fo:font-size="7.5pt" style:font-size-asian="7.5pt" style:font-size-complex="7.5pt"/>
    </style:style>
    <style:style style:name="T145" style:parent-style-name="Absatz-Standardschriftart" style:family="text">
      <style:text-properties fo:font-style="italic" style:font-style-asian="italic" style:font-style-complex="italic" fo:color="#A00000" fo:font-size="7.5pt" style:font-size-asian="7.5pt" style:font-size-complex="7.5pt"/>
    </style:style>
    <style:style style:name="T146" style:parent-style-name="Absatz-Standardschriftart" style:family="text">
      <style:text-properties fo:font-style="italic" style:font-style-asian="italic" style:font-style-complex="italic" fo:color="#A00000" fo:font-size="7.5pt" style:font-size-asian="7.5pt" style:font-size-complex="7.5pt"/>
    </style:style>
    <style:style style:name="TableRow147" style:family="table-row">
      <style:table-row-properties/>
    </style:style>
    <style:style style:name="TableCell148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49" style:parent-style-name="Standard" style:family="paragraph">
      <style:paragraph-properties fo:text-align="center"/>
    </style:style>
    <style:style style:name="T150" style:parent-style-name="Absatz-Standardschriftart" style:family="text">
      <style:text-properties fo:color="#595959" fo:font-size="9pt" style:font-size-asian="9pt" style:font-size-complex="9pt"/>
    </style:style>
    <style:style style:name="TableCell151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52" style:parent-style-name="Absatz-Standardschriftart" style:family="text">
      <style:text-properties fo:color="#1A1A1A" fo:font-size="9pt" style:font-size-asian="9pt" style:font-size-complex="9pt"/>
    </style:style>
    <style:style style:name="TableCell153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54" style:parent-style-name="Standard" style:family="paragraph">
      <style:paragraph-properties fo:text-align="center"/>
    </style:style>
    <style:style style:name="T155" style:parent-style-name="Absatz-Standardschriftart" style:family="text">
      <style:text-properties fo:color="#595959" fo:font-size="8.5pt" style:font-size-asian="8.5pt" style:font-size-complex="8.5pt"/>
    </style:style>
    <style:style style:name="TableCell156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57" style:parent-style-name="Standard" style:family="paragraph">
      <style:paragraph-properties fo:text-align="center"/>
    </style:style>
    <style:style style:name="T158" style:parent-style-name="Absatz-Standardschriftart" style:family="text">
      <style:text-properties fo:color="#1A1A1A" fo:font-size="9pt" style:font-size-asian="9pt" style:font-size-complex="9pt"/>
    </style:style>
    <style:style style:name="TableCell159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60" style:parent-style-name="Standard" style:family="paragraph">
      <style:paragraph-properties fo:text-align="center"/>
    </style:style>
    <style:style style:name="T161" style:parent-style-name="Absatz-Standardschriftart" style:family="text">
      <style:text-properties fo:color="#1A1A1A" fo:font-size="9pt" style:font-size-asian="9pt" style:font-size-complex="9pt"/>
    </style:style>
    <style:style style:name="TableCell162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63" style:parent-style-name="Standard" style:family="paragraph">
      <style:paragraph-properties fo:text-align="center"/>
    </style:style>
    <style:style style:name="T164" style:parent-style-name="Absatz-Standardschriftart" style:family="text">
      <style:text-properties fo:color="#1A1A1A" fo:font-size="9pt" style:font-size-asian="9pt" style:font-size-complex="9pt"/>
    </style:style>
    <style:style style:name="TableCell165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66" style:parent-style-name="Standard" style:family="paragraph">
      <style:paragraph-properties fo:text-align="center"/>
    </style:style>
    <style:style style:name="T167" style:parent-style-name="Absatz-Standardschriftart" style:family="text">
      <style:text-properties fo:font-weight="bold" style:font-weight-asian="bold" style:font-weight-complex="bold" fo:color="#595959" fo:font-size="9pt" style:font-size-asian="9pt" style:font-size-complex="9pt"/>
    </style:style>
    <style:style style:name="TableCell168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69" style:parent-style-name="Standard" style:family="paragraph">
      <style:paragraph-properties fo:text-align="end"/>
    </style:style>
    <style:style style:name="T170" style:parent-style-name="Absatz-Standardschriftart" style:family="text">
      <style:text-properties fo:color="#1A1A1A" fo:font-size="8.5pt" style:font-size-asian="8.5pt" style:font-size-complex="8.5pt"/>
    </style:style>
    <style:style style:name="TableCell171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72" style:parent-style-name="Standard" style:family="paragraph">
      <style:paragraph-properties fo:text-align="end"/>
    </style:style>
    <style:style style:name="T173" style:parent-style-name="Absatz-Standardschriftart" style:family="text">
      <style:text-properties fo:color="#595959" fo:font-size="8.5pt" style:font-size-asian="8.5pt" style:font-size-complex="8.5pt"/>
    </style:style>
    <style:style style:name="TableCell174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75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ableRow176" style:family="table-row">
      <style:table-row-properties/>
    </style:style>
    <style:style style:name="TableCell177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78" style:parent-style-name="Standard" style:family="paragraph">
      <style:paragraph-properties fo:text-align="center"/>
    </style:style>
    <style:style style:name="T179" style:parent-style-name="Absatz-Standardschriftart" style:family="text">
      <style:text-properties fo:color="#595959" fo:font-size="9pt" style:font-size-asian="9pt" style:font-size-complex="9pt"/>
    </style:style>
    <style:style style:name="TableCell180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81" style:parent-style-name="Absatz-Standardschriftart" style:family="text">
      <style:text-properties fo:color="#1A1A1A" fo:font-size="9pt" style:font-size-asian="9pt" style:font-size-complex="9pt"/>
    </style:style>
    <style:style style:name="TableCell182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83" style:parent-style-name="Standard" style:family="paragraph">
      <style:paragraph-properties fo:text-align="center"/>
    </style:style>
    <style:style style:name="T184" style:parent-style-name="Absatz-Standardschriftart" style:family="text">
      <style:text-properties fo:color="#595959" fo:font-size="8.5pt" style:font-size-asian="8.5pt" style:font-size-complex="8.5pt"/>
    </style:style>
    <style:style style:name="TableCell185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86" style:parent-style-name="Standard" style:family="paragraph">
      <style:paragraph-properties fo:text-align="center"/>
    </style:style>
    <style:style style:name="T187" style:parent-style-name="Absatz-Standardschriftart" style:family="text">
      <style:text-properties fo:color="#1A1A1A" fo:font-size="9pt" style:font-size-asian="9pt" style:font-size-complex="9pt"/>
    </style:style>
    <style:style style:name="TableCell188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89" style:parent-style-name="Standard" style:family="paragraph">
      <style:paragraph-properties fo:text-align="center"/>
    </style:style>
    <style:style style:name="T190" style:parent-style-name="Absatz-Standardschriftart" style:family="text">
      <style:text-properties fo:color="#1A1A1A" fo:font-size="9pt" style:font-size-asian="9pt" style:font-size-complex="9pt"/>
    </style:style>
    <style:style style:name="TableCell191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92" style:parent-style-name="Standard" style:family="paragraph">
      <style:paragraph-properties fo:text-align="center"/>
    </style:style>
    <style:style style:name="T193" style:parent-style-name="Absatz-Standardschriftart" style:family="text">
      <style:text-properties fo:color="#1A1A1A" fo:font-size="9pt" style:font-size-asian="9pt" style:font-size-complex="9pt"/>
    </style:style>
    <style:style style:name="TableCell194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95" style:parent-style-name="Standard" style:family="paragraph">
      <style:paragraph-properties fo:text-align="center"/>
    </style:style>
    <style:style style:name="T196" style:parent-style-name="Absatz-Standardschriftart" style:family="text">
      <style:text-properties fo:font-weight="bold" style:font-weight-asian="bold" style:font-weight-complex="bold" fo:color="#595959" fo:font-size="9pt" style:font-size-asian="9pt" style:font-size-complex="9pt"/>
    </style:style>
    <style:style style:name="TableCell197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198" style:parent-style-name="Standard" style:family="paragraph">
      <style:paragraph-properties fo:text-align="end"/>
    </style:style>
    <style:style style:name="T199" style:parent-style-name="Absatz-Standardschriftart" style:family="text">
      <style:text-properties fo:color="#1A1A1A" fo:font-size="8.5pt" style:font-size-asian="8.5pt" style:font-size-complex="8.5pt"/>
    </style:style>
    <style:style style:name="TableCell200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201" style:parent-style-name="Standard" style:family="paragraph">
      <style:paragraph-properties fo:text-align="end"/>
    </style:style>
    <style:style style:name="T202" style:parent-style-name="Absatz-Standardschriftart" style:family="text">
      <style:text-properties fo:color="#595959" fo:font-size="8.5pt" style:font-size-asian="8.5pt" style:font-size-complex="8.5pt"/>
    </style:style>
    <style:style style:name="TableCell203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204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ableRow205" style:family="table-row">
      <style:table-row-properties/>
    </style:style>
    <style:style style:name="TableCell206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207" style:parent-style-name="Standard" style:family="paragraph">
      <style:paragraph-properties fo:text-align="center"/>
    </style:style>
    <style:style style:name="T208" style:parent-style-name="Absatz-Standardschriftart" style:family="text">
      <style:text-properties fo:color="#F2F2F2" fo:font-size="9pt" style:font-size-asian="9pt" style:font-size-complex="9pt"/>
    </style:style>
    <style:style style:name="TableCell20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10" style:parent-style-name="Absatz-Standardschriftart" style:family="text">
      <style:text-properties fo:color="#1A1A1A"/>
    </style:style>
    <style:style style:name="TableCell21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12" style:parent-style-name="Absatz-Standardschriftart" style:family="text">
      <style:text-properties fo:color="#1A1A1A"/>
    </style:style>
    <style:style style:name="TableCell21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14" style:parent-style-name="Absatz-Standardschriftart" style:family="text">
      <style:text-properties fo:color="#1A1A1A"/>
    </style:style>
    <style:style style:name="TableCell21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16" style:parent-style-name="Absatz-Standardschriftart" style:family="text">
      <style:text-properties fo:color="#1A1A1A"/>
    </style:style>
    <style:style style:name="TableCell21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18" style:parent-style-name="Absatz-Standardschriftart" style:family="text">
      <style:text-properties fo:color="#1A1A1A"/>
    </style:style>
    <style:style style:name="TableCell21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20" style:parent-style-name="Absatz-Standardschriftart" style:family="text">
      <style:text-properties fo:color="#1A1A1A"/>
    </style:style>
    <style:style style:name="TableCell22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22" style:parent-style-name="Absatz-Standardschriftart" style:family="text">
      <style:text-properties fo:color="#1A1A1A"/>
    </style:style>
    <style:style style:name="TableCell22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24" style:parent-style-name="Absatz-Standardschriftart" style:family="text">
      <style:text-properties fo:color="#1A1A1A"/>
    </style:style>
    <style:style style:name="TableCell22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26" style:parent-style-name="Absatz-Standardschriftart" style:family="text">
      <style:text-properties fo:color="#1A1A1A"/>
    </style:style>
    <style:style style:name="TableRow227" style:family="table-row">
      <style:table-row-properties/>
    </style:style>
    <style:style style:name="TableCell228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229" style:parent-style-name="Standard" style:family="paragraph">
      <style:paragraph-properties fo:text-align="center"/>
    </style:style>
    <style:style style:name="T230" style:parent-style-name="Absatz-Standardschriftart" style:family="text">
      <style:text-properties fo:color="#F2F2F2" fo:font-size="9pt" style:font-size-asian="9pt" style:font-size-complex="9pt"/>
    </style:style>
    <style:style style:name="TableCell23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32" style:parent-style-name="Absatz-Standardschriftart" style:family="text">
      <style:text-properties fo:color="#1A1A1A"/>
    </style:style>
    <style:style style:name="TableCell23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34" style:parent-style-name="Absatz-Standardschriftart" style:family="text">
      <style:text-properties fo:color="#1A1A1A"/>
    </style:style>
    <style:style style:name="TableCell23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36" style:parent-style-name="Absatz-Standardschriftart" style:family="text">
      <style:text-properties fo:color="#1A1A1A"/>
    </style:style>
    <style:style style:name="TableCell23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38" style:parent-style-name="Absatz-Standardschriftart" style:family="text">
      <style:text-properties fo:color="#1A1A1A"/>
    </style:style>
    <style:style style:name="TableCell23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40" style:parent-style-name="Absatz-Standardschriftart" style:family="text">
      <style:text-properties fo:color="#1A1A1A"/>
    </style:style>
    <style:style style:name="TableCell24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42" style:parent-style-name="Absatz-Standardschriftart" style:family="text">
      <style:text-properties fo:color="#1A1A1A"/>
    </style:style>
    <style:style style:name="TableCell24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44" style:parent-style-name="Absatz-Standardschriftart" style:family="text">
      <style:text-properties fo:color="#1A1A1A"/>
    </style:style>
    <style:style style:name="TableCell24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46" style:parent-style-name="Absatz-Standardschriftart" style:family="text">
      <style:text-properties fo:color="#1A1A1A"/>
    </style:style>
    <style:style style:name="TableCell24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48" style:parent-style-name="Absatz-Standardschriftart" style:family="text">
      <style:text-properties fo:color="#1A1A1A"/>
    </style:style>
    <style:style style:name="TableRow249" style:family="table-row">
      <style:table-row-properties/>
    </style:style>
    <style:style style:name="TableCell250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251" style:parent-style-name="Standard" style:family="paragraph">
      <style:paragraph-properties fo:text-align="center"/>
    </style:style>
    <style:style style:name="T252" style:parent-style-name="Absatz-Standardschriftart" style:family="text">
      <style:text-properties fo:color="#F2F2F2" fo:font-size="9pt" style:font-size-asian="9pt" style:font-size-complex="9pt"/>
    </style:style>
    <style:style style:name="TableCell25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54" style:parent-style-name="Absatz-Standardschriftart" style:family="text">
      <style:text-properties fo:color="#1A1A1A"/>
    </style:style>
    <style:style style:name="TableCell25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56" style:parent-style-name="Absatz-Standardschriftart" style:family="text">
      <style:text-properties fo:color="#1A1A1A"/>
    </style:style>
    <style:style style:name="TableCell25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58" style:parent-style-name="Absatz-Standardschriftart" style:family="text">
      <style:text-properties fo:color="#1A1A1A"/>
    </style:style>
    <style:style style:name="TableCell25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60" style:parent-style-name="Absatz-Standardschriftart" style:family="text">
      <style:text-properties fo:color="#1A1A1A"/>
    </style:style>
    <style:style style:name="TableCell26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62" style:parent-style-name="Absatz-Standardschriftart" style:family="text">
      <style:text-properties fo:color="#1A1A1A"/>
    </style:style>
    <style:style style:name="TableCell26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64" style:parent-style-name="Absatz-Standardschriftart" style:family="text">
      <style:text-properties fo:color="#1A1A1A"/>
    </style:style>
    <style:style style:name="TableCell26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66" style:parent-style-name="Absatz-Standardschriftart" style:family="text">
      <style:text-properties fo:color="#1A1A1A"/>
    </style:style>
    <style:style style:name="TableCell26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68" style:parent-style-name="Absatz-Standardschriftart" style:family="text">
      <style:text-properties fo:color="#1A1A1A"/>
    </style:style>
    <style:style style:name="TableCell26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70" style:parent-style-name="Absatz-Standardschriftart" style:family="text">
      <style:text-properties fo:color="#1A1A1A"/>
    </style:style>
    <style:style style:name="TableRow271" style:family="table-row">
      <style:table-row-properties/>
    </style:style>
    <style:style style:name="TableCell272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273" style:parent-style-name="Standard" style:family="paragraph">
      <style:paragraph-properties fo:text-align="center"/>
    </style:style>
    <style:style style:name="T274" style:parent-style-name="Absatz-Standardschriftart" style:family="text">
      <style:text-properties fo:color="#F2F2F2" fo:font-size="9pt" style:font-size-asian="9pt" style:font-size-complex="9pt"/>
    </style:style>
    <style:style style:name="TableCell27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76" style:parent-style-name="Absatz-Standardschriftart" style:family="text">
      <style:text-properties fo:color="#1A1A1A"/>
    </style:style>
    <style:style style:name="TableCell27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78" style:parent-style-name="Absatz-Standardschriftart" style:family="text">
      <style:text-properties fo:color="#1A1A1A"/>
    </style:style>
    <style:style style:name="TableCell27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80" style:parent-style-name="Absatz-Standardschriftart" style:family="text">
      <style:text-properties fo:color="#1A1A1A"/>
    </style:style>
    <style:style style:name="TableCell28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82" style:parent-style-name="Absatz-Standardschriftart" style:family="text">
      <style:text-properties fo:color="#1A1A1A"/>
    </style:style>
    <style:style style:name="TableCell28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84" style:parent-style-name="Absatz-Standardschriftart" style:family="text">
      <style:text-properties fo:color="#1A1A1A"/>
    </style:style>
    <style:style style:name="TableCell28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86" style:parent-style-name="Absatz-Standardschriftart" style:family="text">
      <style:text-properties fo:color="#1A1A1A"/>
    </style:style>
    <style:style style:name="TableCell28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88" style:parent-style-name="Absatz-Standardschriftart" style:family="text">
      <style:text-properties fo:color="#1A1A1A"/>
    </style:style>
    <style:style style:name="TableCell28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90" style:parent-style-name="Absatz-Standardschriftart" style:family="text">
      <style:text-properties fo:color="#1A1A1A"/>
    </style:style>
    <style:style style:name="TableCell29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92" style:parent-style-name="Absatz-Standardschriftart" style:family="text">
      <style:text-properties fo:color="#1A1A1A"/>
    </style:style>
    <style:style style:name="TableRow293" style:family="table-row">
      <style:table-row-properties/>
    </style:style>
    <style:style style:name="TableCell294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295" style:parent-style-name="Standard" style:family="paragraph">
      <style:paragraph-properties fo:text-align="center"/>
    </style:style>
    <style:style style:name="T296" style:parent-style-name="Absatz-Standardschriftart" style:family="text">
      <style:text-properties fo:color="#F2F2F2" fo:font-size="9pt" style:font-size-asian="9pt" style:font-size-complex="9pt"/>
    </style:style>
    <style:style style:name="TableCell29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298" style:parent-style-name="Absatz-Standardschriftart" style:family="text">
      <style:text-properties fo:color="#1A1A1A"/>
    </style:style>
    <style:style style:name="TableCell29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00" style:parent-style-name="Absatz-Standardschriftart" style:family="text">
      <style:text-properties fo:color="#1A1A1A"/>
    </style:style>
    <style:style style:name="TableCell30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02" style:parent-style-name="Absatz-Standardschriftart" style:family="text">
      <style:text-properties fo:color="#1A1A1A"/>
    </style:style>
    <style:style style:name="TableCell30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04" style:parent-style-name="Absatz-Standardschriftart" style:family="text">
      <style:text-properties fo:color="#1A1A1A"/>
    </style:style>
    <style:style style:name="TableCell30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06" style:parent-style-name="Absatz-Standardschriftart" style:family="text">
      <style:text-properties fo:color="#1A1A1A"/>
    </style:style>
    <style:style style:name="TableCell30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08" style:parent-style-name="Absatz-Standardschriftart" style:family="text">
      <style:text-properties fo:color="#1A1A1A"/>
    </style:style>
    <style:style style:name="TableCell30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10" style:parent-style-name="Absatz-Standardschriftart" style:family="text">
      <style:text-properties fo:color="#1A1A1A"/>
    </style:style>
    <style:style style:name="TableCell31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12" style:parent-style-name="Absatz-Standardschriftart" style:family="text">
      <style:text-properties fo:color="#1A1A1A"/>
    </style:style>
    <style:style style:name="TableCell31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14" style:parent-style-name="Absatz-Standardschriftart" style:family="text">
      <style:text-properties fo:color="#1A1A1A"/>
    </style:style>
    <style:style style:name="TableRow315" style:family="table-row">
      <style:table-row-properties/>
    </style:style>
    <style:style style:name="TableCell316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17" style:parent-style-name="Standard" style:family="paragraph">
      <style:paragraph-properties fo:text-align="center"/>
    </style:style>
    <style:style style:name="T318" style:parent-style-name="Absatz-Standardschriftart" style:family="text">
      <style:text-properties fo:color="#F2F2F2" fo:font-size="9pt" style:font-size-asian="9pt" style:font-size-complex="9pt"/>
    </style:style>
    <style:style style:name="TableCell31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20" style:parent-style-name="Absatz-Standardschriftart" style:family="text">
      <style:text-properties fo:color="#1A1A1A"/>
    </style:style>
    <style:style style:name="TableCell32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22" style:parent-style-name="Absatz-Standardschriftart" style:family="text">
      <style:text-properties fo:color="#1A1A1A"/>
    </style:style>
    <style:style style:name="TableCell32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24" style:parent-style-name="Absatz-Standardschriftart" style:family="text">
      <style:text-properties fo:color="#1A1A1A"/>
    </style:style>
    <style:style style:name="TableCell32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26" style:parent-style-name="Absatz-Standardschriftart" style:family="text">
      <style:text-properties fo:color="#1A1A1A"/>
    </style:style>
    <style:style style:name="TableCell32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28" style:parent-style-name="Absatz-Standardschriftart" style:family="text">
      <style:text-properties fo:color="#1A1A1A"/>
    </style:style>
    <style:style style:name="TableCell32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30" style:parent-style-name="Absatz-Standardschriftart" style:family="text">
      <style:text-properties fo:color="#1A1A1A"/>
    </style:style>
    <style:style style:name="TableCell33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32" style:parent-style-name="Absatz-Standardschriftart" style:family="text">
      <style:text-properties fo:color="#1A1A1A"/>
    </style:style>
    <style:style style:name="TableCell33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34" style:parent-style-name="Absatz-Standardschriftart" style:family="text">
      <style:text-properties fo:color="#1A1A1A"/>
    </style:style>
    <style:style style:name="TableCell33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36" style:parent-style-name="Absatz-Standardschriftart" style:family="text">
      <style:text-properties fo:color="#1A1A1A"/>
    </style:style>
    <style:style style:name="TableRow337" style:family="table-row">
      <style:table-row-properties/>
    </style:style>
    <style:style style:name="TableCell338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39" style:parent-style-name="Standard" style:family="paragraph">
      <style:paragraph-properties fo:text-align="center"/>
    </style:style>
    <style:style style:name="T340" style:parent-style-name="Absatz-Standardschriftart" style:family="text">
      <style:text-properties fo:color="#F2F2F2" fo:font-size="9pt" style:font-size-asian="9pt" style:font-size-complex="9pt"/>
    </style:style>
    <style:style style:name="TableCell34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42" style:parent-style-name="Absatz-Standardschriftart" style:family="text">
      <style:text-properties fo:color="#1A1A1A"/>
    </style:style>
    <style:style style:name="TableCell34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44" style:parent-style-name="Absatz-Standardschriftart" style:family="text">
      <style:text-properties fo:color="#1A1A1A"/>
    </style:style>
    <style:style style:name="TableCell34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46" style:parent-style-name="Absatz-Standardschriftart" style:family="text">
      <style:text-properties fo:color="#1A1A1A"/>
    </style:style>
    <style:style style:name="TableCell34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48" style:parent-style-name="Absatz-Standardschriftart" style:family="text">
      <style:text-properties fo:color="#1A1A1A"/>
    </style:style>
    <style:style style:name="TableCell34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50" style:parent-style-name="Absatz-Standardschriftart" style:family="text">
      <style:text-properties fo:color="#1A1A1A"/>
    </style:style>
    <style:style style:name="TableCell35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52" style:parent-style-name="Absatz-Standardschriftart" style:family="text">
      <style:text-properties fo:color="#1A1A1A"/>
    </style:style>
    <style:style style:name="TableCell35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54" style:parent-style-name="Absatz-Standardschriftart" style:family="text">
      <style:text-properties fo:color="#1A1A1A"/>
    </style:style>
    <style:style style:name="TableCell35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56" style:parent-style-name="Absatz-Standardschriftart" style:family="text">
      <style:text-properties fo:color="#1A1A1A"/>
    </style:style>
    <style:style style:name="TableCell35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58" style:parent-style-name="Absatz-Standardschriftart" style:family="text">
      <style:text-properties fo:color="#1A1A1A"/>
    </style:style>
    <style:style style:name="TableRow359" style:family="table-row">
      <style:table-row-properties/>
    </style:style>
    <style:style style:name="TableCell360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61" style:parent-style-name="Standard" style:family="paragraph">
      <style:paragraph-properties fo:text-align="center"/>
    </style:style>
    <style:style style:name="T362" style:parent-style-name="Absatz-Standardschriftart" style:family="text">
      <style:text-properties fo:color="#F2F2F2" fo:font-size="9pt" style:font-size-asian="9pt" style:font-size-complex="9pt"/>
    </style:style>
    <style:style style:name="TableCell36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64" style:parent-style-name="Absatz-Standardschriftart" style:family="text">
      <style:text-properties fo:color="#1A1A1A"/>
    </style:style>
    <style:style style:name="TableCell36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66" style:parent-style-name="Absatz-Standardschriftart" style:family="text">
      <style:text-properties fo:color="#1A1A1A"/>
    </style:style>
    <style:style style:name="TableCell36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68" style:parent-style-name="Absatz-Standardschriftart" style:family="text">
      <style:text-properties fo:color="#1A1A1A"/>
    </style:style>
    <style:style style:name="TableCell36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70" style:parent-style-name="Absatz-Standardschriftart" style:family="text">
      <style:text-properties fo:color="#1A1A1A"/>
    </style:style>
    <style:style style:name="TableCell37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72" style:parent-style-name="Absatz-Standardschriftart" style:family="text">
      <style:text-properties fo:color="#1A1A1A"/>
    </style:style>
    <style:style style:name="TableCell37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74" style:parent-style-name="Absatz-Standardschriftart" style:family="text">
      <style:text-properties fo:color="#1A1A1A"/>
    </style:style>
    <style:style style:name="TableCell37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76" style:parent-style-name="Absatz-Standardschriftart" style:family="text">
      <style:text-properties fo:color="#1A1A1A"/>
    </style:style>
    <style:style style:name="TableCell37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78" style:parent-style-name="Absatz-Standardschriftart" style:family="text">
      <style:text-properties fo:color="#1A1A1A"/>
    </style:style>
    <style:style style:name="TableCell37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80" style:parent-style-name="Absatz-Standardschriftart" style:family="text">
      <style:text-properties fo:color="#1A1A1A"/>
    </style:style>
    <style:style style:name="TableRow381" style:family="table-row">
      <style:table-row-properties/>
    </style:style>
    <style:style style:name="TableCell382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383" style:parent-style-name="Standard" style:family="paragraph">
      <style:paragraph-properties fo:text-align="center"/>
    </style:style>
    <style:style style:name="T384" style:parent-style-name="Absatz-Standardschriftart" style:family="text">
      <style:text-properties fo:color="#F2F2F2" fo:font-size="9pt" style:font-size-asian="9pt" style:font-size-complex="9pt"/>
    </style:style>
    <style:style style:name="TableCell38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86" style:parent-style-name="Absatz-Standardschriftart" style:family="text">
      <style:text-properties fo:color="#1A1A1A"/>
    </style:style>
    <style:style style:name="TableCell38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88" style:parent-style-name="Absatz-Standardschriftart" style:family="text">
      <style:text-properties fo:color="#1A1A1A"/>
    </style:style>
    <style:style style:name="TableCell38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90" style:parent-style-name="Absatz-Standardschriftart" style:family="text">
      <style:text-properties fo:color="#1A1A1A"/>
    </style:style>
    <style:style style:name="TableCell39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92" style:parent-style-name="Absatz-Standardschriftart" style:family="text">
      <style:text-properties fo:color="#1A1A1A"/>
    </style:style>
    <style:style style:name="TableCell39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94" style:parent-style-name="Absatz-Standardschriftart" style:family="text">
      <style:text-properties fo:color="#1A1A1A"/>
    </style:style>
    <style:style style:name="TableCell39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96" style:parent-style-name="Absatz-Standardschriftart" style:family="text">
      <style:text-properties fo:color="#1A1A1A"/>
    </style:style>
    <style:style style:name="TableCell39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398" style:parent-style-name="Absatz-Standardschriftart" style:family="text">
      <style:text-properties fo:color="#1A1A1A"/>
    </style:style>
    <style:style style:name="TableCell39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00" style:parent-style-name="Absatz-Standardschriftart" style:family="text">
      <style:text-properties fo:color="#1A1A1A"/>
    </style:style>
    <style:style style:name="TableCell40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02" style:parent-style-name="Absatz-Standardschriftart" style:family="text">
      <style:text-properties fo:color="#1A1A1A"/>
    </style:style>
    <style:style style:name="TableRow403" style:family="table-row">
      <style:table-row-properties/>
    </style:style>
    <style:style style:name="TableCell404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405" style:parent-style-name="Standard" style:family="paragraph">
      <style:paragraph-properties fo:text-align="center"/>
    </style:style>
    <style:style style:name="T406" style:parent-style-name="Absatz-Standardschriftart" style:family="text">
      <style:text-properties fo:color="#F2F2F2" fo:font-size="9pt" style:font-size-asian="9pt" style:font-size-complex="9pt"/>
    </style:style>
    <style:style style:name="TableCell40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08" style:parent-style-name="Absatz-Standardschriftart" style:family="text">
      <style:text-properties fo:color="#1A1A1A"/>
    </style:style>
    <style:style style:name="TableCell40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10" style:parent-style-name="Absatz-Standardschriftart" style:family="text">
      <style:text-properties fo:color="#1A1A1A"/>
    </style:style>
    <style:style style:name="TableCell41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12" style:parent-style-name="Absatz-Standardschriftart" style:family="text">
      <style:text-properties fo:color="#1A1A1A"/>
    </style:style>
    <style:style style:name="TableCell41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14" style:parent-style-name="Absatz-Standardschriftart" style:family="text">
      <style:text-properties fo:color="#1A1A1A"/>
    </style:style>
    <style:style style:name="TableCell41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16" style:parent-style-name="Absatz-Standardschriftart" style:family="text">
      <style:text-properties fo:color="#1A1A1A"/>
    </style:style>
    <style:style style:name="TableCell41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18" style:parent-style-name="Absatz-Standardschriftart" style:family="text">
      <style:text-properties fo:color="#1A1A1A"/>
    </style:style>
    <style:style style:name="TableCell41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20" style:parent-style-name="Absatz-Standardschriftart" style:family="text">
      <style:text-properties fo:color="#1A1A1A"/>
    </style:style>
    <style:style style:name="TableCell42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22" style:parent-style-name="Absatz-Standardschriftart" style:family="text">
      <style:text-properties fo:color="#1A1A1A"/>
    </style:style>
    <style:style style:name="TableCell42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424" style:parent-style-name="Absatz-Standardschriftart" style:family="text">
      <style:text-properties fo:color="#1A1A1A"/>
    </style:style>
    <style:style style:name="TableRow425" style:family="table-row">
      <style:table-row-properties/>
    </style:style>
    <style:style style:name="TableCell426" style:family="table-cell">
      <style:table-cell-properties fo:border="0.0069in solid #1F3864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T427" style:parent-style-name="Absatz-Standardschriftart" style:family="text">
      <style:text-properties fo:font-weight="bold" style:font-weight-asian="bold" style:font-weight-complex="bold" fo:color="#FFFFFF" fo:font-size="9pt" style:font-size-asian="9pt" style:font-size-complex="9pt"/>
    </style:style>
    <style:style style:name="TableCell428" style:family="table-cell">
      <style:table-cell-properties fo:border="0.0069in solid #1F3864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429" style:parent-style-name="Standard" style:family="paragraph">
      <style:paragraph-properties fo:text-align="end"/>
    </style:style>
    <style:style style:name="T430" style:parent-style-name="Absatz-Standardschriftart" style:family="text">
      <style:text-properties fo:font-weight="bold" style:font-weight-asian="bold" style:font-weight-complex="bold" fo:color="#FFE0E0" fo:font-size="9pt" style:font-size-asian="9pt" style:font-size-complex="9pt"/>
    </style:style>
    <style:style style:name="TableCell431" style:family="table-cell">
      <style:table-cell-properties fo:border="0.0069in solid #1F3864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T432" style:parent-style-name="Absatz-Standardschriftart" style:family="text">
      <style:text-properties fo:font-weight="bold" style:font-weight-asian="bold" style:font-weight-complex="bold" fo:color="#BDD7EE" fo:font-size="8pt" style:font-size-asian="8pt" style:font-size-complex="8pt"/>
    </style:style>
    <style:style style:name="P433" style:parent-style-name="Standard" style:family="paragraph">
      <style:paragraph-properties fo:margin-top="0.0694in"/>
    </style:style>
    <style:style style:name="TableColumn435" style:family="table-column">
      <style:table-column-properties style:column-width="2.293in"/>
    </style:style>
    <style:style style:name="TableColumn436" style:family="table-column">
      <style:table-column-properties style:column-width="2.293in"/>
    </style:style>
    <style:style style:name="TableColumn437" style:family="table-column">
      <style:table-column-properties style:column-width="2.293in"/>
    </style:style>
    <style:style style:name="Table434" style:family="table">
      <style:table-properties style:width="6.8791in" fo:margin-left="0in" table:align="left"/>
    </style:style>
    <style:style style:name="TableRow438" style:family="table-row">
      <style:table-row-properties/>
    </style:style>
    <style:style style:name="TableCell439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440" style:parent-style-name="Absatz-Standardschriftart" style:family="text">
      <style:text-properties fo:color="#A00000" fo:font-size="8pt" style:font-size-asian="8pt" style:font-size-complex="8pt"/>
    </style:style>
    <style:style style:name="TableCell441" style:family="table-cell">
      <style:table-cell-properties fo:border="0.0069in solid #CCCCCC" fo:background-color="#E2EFDA" style:writing-mode="lr-tb" fo:padding-top="0.0555in" fo:padding-left="0.0694in" fo:padding-bottom="0.0555in" fo:padding-right="0.0694in">
        <style:background-fill draw:fill="solid" draw:fill-color="#E2EFDA"/>
      </style:table-cell-properties>
    </style:style>
    <style:style style:name="T442" style:parent-style-name="Absatz-Standardschriftart" style:family="text">
      <style:text-properties fo:color="#375623" fo:font-size="8pt" style:font-size-asian="8pt" style:font-size-complex="8pt"/>
    </style:style>
    <style:style style:name="T443" style:parent-style-name="Absatz-Standardschriftart" style:family="text">
      <style:text-properties fo:color="#375623" fo:font-size="8pt" style:font-size-asian="8pt" style:font-size-complex="8pt"/>
    </style:style>
    <style:style style:name="T444" style:parent-style-name="Absatz-Standardschriftart" style:family="text">
      <style:text-properties fo:color="#375623" fo:font-size="8pt" style:font-size-asian="8pt" style:font-size-complex="8pt"/>
    </style:style>
    <style:style style:name="TableCell445" style:family="table-cell">
      <style:table-cell-properties fo:border="0.0069in solid #CCCCCC" fo:background-color="#F2F2F2" style:writing-mode="lr-tb" fo:padding-top="0.0555in" fo:padding-left="0.0694in" fo:padding-bottom="0.0555in" fo:padding-right="0.0694in">
        <style:background-fill draw:fill="solid" draw:fill-color="#F2F2F2"/>
      </style:table-cell-properties>
    </style:style>
    <style:style style:name="T446" style:parent-style-name="Absatz-Standardschriftart" style:family="text">
      <style:text-properties fo:color="#595959" fo:font-size="8pt" style:font-size-asian="8pt" style:font-size-complex="8pt"/>
    </style:style>
    <style:style style:name="P447" style:parent-style-name="Standard" style:family="paragraph">
      <style:paragraph-properties fo:margin-top="0.0555in"/>
    </style:style>
    <style:style style:name="T448" style:parent-style-name="Absatz-Standardschriftart" style:family="text">
      <style:text-properties fo:font-weight="bold" style:font-weight-asian="bold" style:font-weight-complex="bold" fo:color="#1F3864" fo:font-size="9pt" style:font-size-asian="9pt" style:font-size-complex="9pt"/>
    </style:style>
    <style:style style:name="P449" style:parent-style-name="Standard" style:family="paragraph">
      <style:paragraph-properties fo:margin-top="0.0277in"/>
    </style:style>
    <style:style style:name="TableColumn451" style:family="table-column">
      <style:table-column-properties style:column-width="2.293in"/>
    </style:style>
    <style:style style:name="TableColumn452" style:family="table-column">
      <style:table-column-properties style:column-width="2.293in"/>
    </style:style>
    <style:style style:name="TableColumn453" style:family="table-column">
      <style:table-column-properties style:column-width="2.293in"/>
    </style:style>
    <style:style style:name="Table450" style:family="table">
      <style:table-properties style:width="6.8791in" fo:margin-left="0in" table:align="left"/>
    </style:style>
    <style:style style:name="TableRow454" style:family="table-row">
      <style:table-row-properties/>
    </style:style>
    <style:style style:name="TableCell455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456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T457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T458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459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460" style:parent-style-name="Absatz-Standardschriftart" style:family="text">
      <style:text-properties fo:font-size="11pt" style:font-size-asian="11pt" style:font-size-complex="11pt"/>
    </style:style>
    <style:style style:name="TableCell461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462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463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464" style:parent-style-name="Absatz-Standardschriftart" style:family="text">
      <style:text-properties fo:font-size="11pt" style:font-size-asian="11pt" style:font-size-complex="11pt"/>
    </style:style>
    <style:style style:name="TableCell465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466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467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468" style:parent-style-name="Absatz-Standardschriftart" style:family="text">
      <style:text-properties fo:font-size="11pt" style:font-size-asian="11pt" style:font-size-complex="11pt"/>
    </style:style>
    <style:style style:name="TableColumn470" style:family="table-column">
      <style:table-column-properties style:column-width="6.8791in"/>
    </style:style>
    <style:style style:name="Table469" style:family="table">
      <style:table-properties style:width="6.8791in" fo:margin-left="0in" table:align="left"/>
    </style:style>
    <style:style style:name="TableRow471" style:family="table-row">
      <style:table-row-properties/>
    </style:style>
    <style:style style:name="TableCell472" style:family="table-cell">
      <style:table-cell-properties fo:border="0in none #FFFFFF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473" style:parent-style-name="Standard" style:family="paragraph">
      <style:paragraph-properties fo:text-align="center"/>
    </style:style>
    <style:style style:name="T474" style:parent-style-name="Absatz-Standardschriftart" style:family="text">
      <style:text-properties fo:font-weight="bold" style:font-weight-asian="bold" style:font-weight-complex="bold" fo:color="#FFFFFF" fo:font-size="15pt" style:font-size-asian="15pt" style:font-size-complex="15pt"/>
    </style:style>
    <style:style style:name="P475" style:parent-style-name="Standard" style:family="paragraph">
      <style:paragraph-properties fo:text-align="center" fo:margin-top="0.0208in"/>
    </style:style>
    <style:style style:name="T476" style:parent-style-name="Absatz-Standardschriftart" style:family="text">
      <style:text-properties fo:font-style="italic" style:font-style-asian="italic" style:font-style-complex="italic" fo:color="#BDD7EE" fo:font-size="9pt" style:font-size-asian="9pt" style:font-size-complex="9pt"/>
    </style:style>
    <style:style style:name="TableRow477" style:family="table-row">
      <style:table-row-properties/>
    </style:style>
    <style:style style:name="TableCell478" style:family="table-cell">
      <style:table-cell-properties fo:border="0in none #FFFFFF" fo:background-color="#DEEAF1" style:writing-mode="lr-tb" fo:padding-top="0.0416in" fo:padding-left="0.0694in" fo:padding-bottom="0.0416in" fo:padding-right="0.0694in">
        <style:background-fill draw:fill="solid" draw:fill-color="#DEEAF1"/>
      </style:table-cell-properties>
    </style:style>
    <style:style style:name="T479" style:parent-style-name="Absatz-Standardschriftart" style:family="text">
      <style:text-properties fo:color="#595959" fo:font-size="8pt" style:font-size-asian="8pt" style:font-size-complex="8pt"/>
    </style:style>
    <style:style style:name="P480" style:parent-style-name="Standard" style:family="paragraph">
      <style:paragraph-properties fo:margin-top="0.0694in"/>
    </style:style>
    <style:style style:name="TableColumn482" style:family="table-column">
      <style:table-column-properties style:column-width="6.8791in"/>
    </style:style>
    <style:style style:name="Table481" style:family="table">
      <style:table-properties style:width="6.8791in" fo:margin-left="0in" table:align="left"/>
    </style:style>
    <style:style style:name="TableRow483" style:family="table-row">
      <style:table-row-properties/>
    </style:style>
    <style:style style:name="TableCell484" style:family="table-cell">
      <style:table-cell-properties fo:border="0in none #FFFFFF" fo:background-color="#1F3864" style:writing-mode="lr-tb" fo:padding-top="0.0416in" fo:padding-left="0.0694in" fo:padding-bottom="0.0416in" fo:padding-right="0.0694in">
        <style:background-fill draw:fill="solid" draw:fill-color="#1F3864"/>
      </style:table-cell-properties>
    </style:style>
    <style:style style:name="T485" style:parent-style-name="Absatz-Standardschriftart" style:family="text">
      <style:text-properties fo:font-weight="bold" style:font-weight-asian="bold" style:font-weight-complex="bold" fo:color="#FFFFFF"/>
    </style:style>
    <style:style style:name="P486" style:parent-style-name="Standard" style:family="paragraph">
      <style:paragraph-properties fo:margin-top="0.0416in"/>
    </style:style>
    <style:style style:name="TableColumn488" style:family="table-column">
      <style:table-column-properties style:column-width="2.293in"/>
    </style:style>
    <style:style style:name="TableColumn489" style:family="table-column">
      <style:table-column-properties style:column-width="2.293in"/>
    </style:style>
    <style:style style:name="TableColumn490" style:family="table-column">
      <style:table-column-properties style:column-width="2.293in"/>
    </style:style>
    <style:style style:name="Table487" style:family="table">
      <style:table-properties style:width="6.8791in" fo:margin-left="0in" table:align="left"/>
    </style:style>
    <style:style style:name="TableRow491" style:family="table-row">
      <style:table-row-properties/>
    </style:style>
    <style:style style:name="TableCell492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493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494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495" style:parent-style-name="Absatz-Standardschriftart" style:family="text">
      <style:text-properties fo:font-size="11pt" style:font-size-asian="11pt" style:font-size-complex="11pt"/>
    </style:style>
    <style:style style:name="TableCell496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497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498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499" style:parent-style-name="Absatz-Standardschriftart" style:family="text">
      <style:text-properties fo:font-size="11pt" style:font-size-asian="11pt" style:font-size-complex="11pt"/>
    </style:style>
    <style:style style:name="TableCell500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501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502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503" style:parent-style-name="Absatz-Standardschriftart" style:family="text">
      <style:text-properties fo:font-size="11pt" style:font-size-asian="11pt" style:font-size-complex="11pt"/>
    </style:style>
    <style:style style:name="P504" style:parent-style-name="Standard" style:family="paragraph">
      <style:paragraph-properties fo:margin-top="0.0416in"/>
    </style:style>
    <style:style style:name="TableColumn506" style:family="table-column">
      <style:table-column-properties style:column-width="3.4395in"/>
    </style:style>
    <style:style style:name="TableColumn507" style:family="table-column">
      <style:table-column-properties style:column-width="3.4395in"/>
    </style:style>
    <style:style style:name="Table505" style:family="table">
      <style:table-properties style:width="6.8791in" fo:margin-left="0in" table:align="left"/>
    </style:style>
    <style:style style:name="TableRow508" style:family="table-row">
      <style:table-row-properties/>
    </style:style>
    <style:style style:name="TableCell509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510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511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512" style:parent-style-name="Absatz-Standardschriftart" style:family="text">
      <style:text-properties fo:font-size="11pt" style:font-size-asian="11pt" style:font-size-complex="11pt"/>
    </style:style>
    <style:style style:name="TableCell513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514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515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516" style:parent-style-name="Absatz-Standardschriftart" style:family="text">
      <style:text-properties fo:font-size="11pt" style:font-size-asian="11pt" style:font-size-complex="11pt"/>
    </style:style>
    <style:style style:name="P517" style:parent-style-name="Standard" style:family="paragraph">
      <style:paragraph-properties fo:margin-top="0.0416in"/>
    </style:style>
    <style:style style:name="TableColumn519" style:family="table-column">
      <style:table-column-properties style:column-width="2.293in"/>
    </style:style>
    <style:style style:name="TableColumn520" style:family="table-column">
      <style:table-column-properties style:column-width="2.293in"/>
    </style:style>
    <style:style style:name="TableColumn521" style:family="table-column">
      <style:table-column-properties style:column-width="2.293in"/>
    </style:style>
    <style:style style:name="Table518" style:family="table">
      <style:table-properties style:width="6.8791in" fo:margin-left="0in" table:align="left"/>
    </style:style>
    <style:style style:name="TableRow522" style:family="table-row">
      <style:table-row-properties/>
    </style:style>
    <style:style style:name="TableCell523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524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525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526" style:parent-style-name="Absatz-Standardschriftart" style:family="text">
      <style:text-properties fo:font-size="11pt" style:font-size-asian="11pt" style:font-size-complex="11pt"/>
    </style:style>
    <style:style style:name="TableCell527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528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529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530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531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532" style:parent-style-name="Absatz-Standardschriftart" style:family="text">
      <style:text-properties fo:font-size="11pt" style:font-size-asian="11pt" style:font-size-complex="11pt"/>
    </style:style>
    <style:style style:name="TableCell533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534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535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536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537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538" style:parent-style-name="Absatz-Standardschriftart" style:family="text">
      <style:text-properties fo:font-size="11pt" style:font-size-asian="11pt" style:font-size-complex="11pt"/>
    </style:style>
    <style:style style:name="P539" style:parent-style-name="Standard" style:family="paragraph">
      <style:paragraph-properties fo:margin-top="0.0555in"/>
    </style:style>
    <style:style style:name="TableColumn541" style:family="table-column">
      <style:table-column-properties style:column-width="6.8791in"/>
    </style:style>
    <style:style style:name="Table540" style:family="table">
      <style:table-properties style:width="6.8791in" fo:margin-left="0in" table:align="left"/>
    </style:style>
    <style:style style:name="TableRow542" style:family="table-row">
      <style:table-row-properties/>
    </style:style>
    <style:style style:name="TableCell543" style:family="table-cell">
      <style:table-cell-properties fo:border="0in none #FFFFFF" fo:background-color="#2E75B6" style:writing-mode="lr-tb" fo:padding-top="0.0416in" fo:padding-left="0.0694in" fo:padding-bottom="0.0416in" fo:padding-right="0.0694in">
        <style:background-fill draw:fill="solid" draw:fill-color="#2E75B6"/>
      </style:table-cell-properties>
    </style:style>
    <style:style style:name="T544" style:parent-style-name="Absatz-Standardschriftart" style:family="text">
      <style:text-properties fo:font-weight="bold" style:font-weight-asian="bold" style:font-weight-complex="bold" fo:color="#FFFFFF"/>
    </style:style>
    <style:style style:name="P545" style:parent-style-name="Standard" style:family="paragraph">
      <style:paragraph-properties fo:margin-top="0.0416in"/>
    </style:style>
    <style:style style:name="TableColumn547" style:family="table-column">
      <style:table-column-properties style:column-width="3.4395in"/>
    </style:style>
    <style:style style:name="TableColumn548" style:family="table-column">
      <style:table-column-properties style:column-width="3.4395in"/>
    </style:style>
    <style:style style:name="Table546" style:family="table">
      <style:table-properties style:width="6.8791in" fo:margin-left="0in" table:align="left"/>
    </style:style>
    <style:style style:name="TableRow549" style:family="table-row">
      <style:table-row-properties/>
    </style:style>
    <style:style style:name="TableCell550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551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552" style:parent-style-name="Standard" style:family="paragraph">
      <style:paragraph-properties fo:margin-top="0.0277in"/>
    </style:style>
    <style:style style:name="T553" style:parent-style-name="Absatz-Standardschriftart" style:family="text">
      <style:text-properties fo:color="#1A1A1A" fo:font-size="8.5pt" style:font-size-asian="8.5pt" style:font-size-complex="8.5pt"/>
    </style:style>
    <style:style style:name="T554" style:parent-style-name="Absatz-Standardschriftart" style:family="text">
      <style:text-properties fo:color="#1A1A1A" fo:font-size="8.5pt" style:font-size-asian="8.5pt" style:font-size-complex="8.5pt"/>
    </style:style>
    <style:style style:name="T555" style:parent-style-name="Absatz-Standardschriftart" style:family="text">
      <style:text-properties fo:color="#1A1A1A" fo:font-size="8.5pt" style:font-size-asian="8.5pt" style:font-size-complex="8.5pt"/>
    </style:style>
    <style:style style:name="T556" style:parent-style-name="Absatz-Standardschriftart" style:family="text">
      <style:text-properties fo:color="#1A1A1A" fo:font-size="8.5pt" style:font-size-asian="8.5pt" style:font-size-complex="8.5pt"/>
    </style:style>
    <style:style style:name="T557" style:parent-style-name="Absatz-Standardschriftart" style:family="text">
      <style:text-properties fo:color="#1A1A1A" fo:font-size="8.5pt" style:font-size-asian="8.5pt" style:font-size-complex="8.5pt"/>
    </style:style>
    <style:style style:name="T558" style:parent-style-name="Absatz-Standardschriftart" style:family="text">
      <style:text-properties fo:color="#1A1A1A" fo:font-size="8.5pt" style:font-size-asian="8.5pt" style:font-size-complex="8.5pt"/>
    </style:style>
    <style:style style:name="T559" style:parent-style-name="Absatz-Standardschriftart" style:family="text">
      <style:text-properties fo:color="#1A1A1A" fo:font-size="8.5pt" style:font-size-asian="8.5pt" style:font-size-complex="8.5pt"/>
    </style:style>
    <style:style style:name="TableCell560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561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562" style:parent-style-name="Standard" style:family="paragraph">
      <style:paragraph-properties fo:margin-top="0.0277in"/>
    </style:style>
    <style:style style:name="T563" style:parent-style-name="Absatz-Standardschriftart" style:family="text">
      <style:text-properties fo:color="#1A1A1A" fo:font-size="8.5pt" style:font-size-asian="8.5pt" style:font-size-complex="8.5pt"/>
    </style:style>
    <style:style style:name="T564" style:parent-style-name="Absatz-Standardschriftart" style:family="text">
      <style:text-properties fo:color="#1A1A1A" fo:font-size="8.5pt" style:font-size-asian="8.5pt" style:font-size-complex="8.5pt"/>
    </style:style>
    <style:style style:name="T565" style:parent-style-name="Absatz-Standardschriftart" style:family="text">
      <style:text-properties fo:color="#1A1A1A" fo:font-size="8.5pt" style:font-size-asian="8.5pt" style:font-size-complex="8.5pt"/>
    </style:style>
    <style:style style:name="T566" style:parent-style-name="Absatz-Standardschriftart" style:family="text">
      <style:text-properties fo:color="#1A1A1A" fo:font-size="8.5pt" style:font-size-asian="8.5pt" style:font-size-complex="8.5pt"/>
    </style:style>
    <style:style style:name="T567" style:parent-style-name="Absatz-Standardschriftart" style:family="text">
      <style:text-properties fo:color="#1A1A1A" fo:font-size="8.5pt" style:font-size-asian="8.5pt" style:font-size-complex="8.5pt"/>
    </style:style>
    <style:style style:name="T568" style:parent-style-name="Absatz-Standardschriftart" style:family="text">
      <style:text-properties fo:color="#1A1A1A" fo:font-size="8.5pt" style:font-size-asian="8.5pt" style:font-size-complex="8.5pt"/>
    </style:style>
    <style:style style:name="P569" style:parent-style-name="Standard" style:family="paragraph">
      <style:paragraph-properties fo:margin-top="0.0416in"/>
    </style:style>
    <style:style style:name="T570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571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572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573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P574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575" style:parent-style-name="Absatz-Standardschriftart" style:family="text">
      <style:text-properties fo:font-size="11pt" style:font-size-asian="11pt" style:font-size-complex="11pt"/>
    </style:style>
    <style:style style:name="P576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577" style:parent-style-name="Absatz-Standardschriftart" style:family="text">
      <style:text-properties fo:font-size="11pt" style:font-size-asian="11pt" style:font-size-complex="11pt"/>
    </style:style>
    <style:style style:name="P578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579" style:parent-style-name="Absatz-Standardschriftart" style:family="text">
      <style:text-properties fo:font-size="11pt" style:font-size-asian="11pt" style:font-size-complex="11pt"/>
    </style:style>
    <style:style style:name="P580" style:parent-style-name="Standard" style:family="paragraph">
      <style:paragraph-properties fo:margin-top="0.0555in"/>
    </style:style>
    <style:style style:name="TableColumn582" style:family="table-column">
      <style:table-column-properties style:column-width="6.8791in"/>
    </style:style>
    <style:style style:name="Table581" style:family="table">
      <style:table-properties style:width="6.8791in" fo:margin-left="0in" table:align="left"/>
    </style:style>
    <style:style style:name="TableRow583" style:family="table-row">
      <style:table-row-properties/>
    </style:style>
    <style:style style:name="TableCell584" style:family="table-cell">
      <style:table-cell-properties fo:border="0in none #FFFFFF" fo:background-color="#C55A11" style:writing-mode="lr-tb" fo:padding-top="0.0416in" fo:padding-left="0.0694in" fo:padding-bottom="0.0416in" fo:padding-right="0.0694in">
        <style:background-fill draw:fill="solid" draw:fill-color="#C55A11"/>
      </style:table-cell-properties>
    </style:style>
    <style:style style:name="T585" style:parent-style-name="Absatz-Standardschriftart" style:family="text">
      <style:text-properties fo:font-weight="bold" style:font-weight-asian="bold" style:font-weight-complex="bold" fo:color="#FFFFFF"/>
    </style:style>
    <style:style style:name="T586" style:parent-style-name="Absatz-Standardschriftart" style:family="text">
      <style:text-properties fo:font-weight="bold" style:font-weight-asian="bold" style:font-weight-complex="bold" fo:color="#FFFFFF"/>
    </style:style>
    <style:style style:name="P587" style:parent-style-name="Standard" style:family="paragraph">
      <style:paragraph-properties fo:margin-top="0.0416in"/>
    </style:style>
    <style:style style:name="T588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589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590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591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P592" style:parent-style-name="Standard" style:family="paragraph">
      <style:paragraph-properties fo:margin-top="0.0277in"/>
    </style:style>
    <style:style style:name="TableColumn594" style:family="table-column">
      <style:table-column-properties style:column-width="0.3368in"/>
    </style:style>
    <style:style style:name="TableColumn595" style:family="table-column">
      <style:table-column-properties style:column-width="1.25in"/>
    </style:style>
    <style:style style:name="TableColumn596" style:family="table-column">
      <style:table-column-properties style:column-width="0.3944in"/>
    </style:style>
    <style:style style:name="TableColumn597" style:family="table-column">
      <style:table-column-properties style:column-width="0.3201in"/>
    </style:style>
    <style:style style:name="TableColumn598" style:family="table-column">
      <style:table-column-properties style:column-width="0.7062in"/>
    </style:style>
    <style:style style:name="TableColumn599" style:family="table-column">
      <style:table-column-properties style:column-width="3.8715in"/>
    </style:style>
    <style:style style:name="Table593" style:family="table">
      <style:table-properties style:width="6.8791in" fo:margin-left="0in" table:align="left"/>
    </style:style>
    <style:style style:name="TableRow600" style:family="table-row">
      <style:table-row-properties/>
    </style:style>
    <style:style style:name="TableCell601" style:family="table-cell">
      <style:table-cell-properties fo:border="0.0069in solid #777777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602" style:parent-style-name="Standard" style:family="paragraph">
      <style:paragraph-properties fo:text-align="center"/>
    </style:style>
    <style:style style:name="T603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604" style:family="table-cell">
      <style:table-cell-properties fo:border="0.0069in solid #777777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T605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606" style:family="table-cell">
      <style:table-cell-properties fo:border="0.0069in solid #777777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607" style:parent-style-name="Standard" style:family="paragraph">
      <style:paragraph-properties fo:text-align="center"/>
    </style:style>
    <style:style style:name="T608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609" style:family="table-cell">
      <style:table-cell-properties fo:border="0.0069in solid #777777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610" style:parent-style-name="Standard" style:family="paragraph">
      <style:paragraph-properties fo:text-align="center"/>
    </style:style>
    <style:style style:name="T611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612" style:family="table-cell">
      <style:table-cell-properties fo:border="0.0069in solid #777777" fo:background-color="#C55A11" style:writing-mode="lr-tb" fo:padding-top="0.0555in" fo:padding-left="0.0694in" fo:padding-bottom="0.0555in" fo:padding-right="0.0694in">
        <style:background-fill draw:fill="solid" draw:fill-color="#C55A11"/>
      </style:table-cell-properties>
    </style:style>
    <style:style style:name="P613" style:parent-style-name="Standard" style:family="paragraph">
      <style:paragraph-properties fo:text-align="center"/>
    </style:style>
    <style:style style:name="T614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615" style:family="table-cell">
      <style:table-cell-properties fo:border="0.0069in solid #777777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T616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617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618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Row619" style:family="table-row">
      <style:table-row-properties/>
    </style:style>
    <style:style style:name="TableCell620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621" style:parent-style-name="Standard" style:family="paragraph">
      <style:paragraph-properties fo:text-align="center"/>
    </style:style>
    <style:style style:name="T622" style:parent-style-name="Absatz-Standardschriftart" style:family="text">
      <style:text-properties fo:color="#1A1A1A" fo:font-size="9pt" style:font-size-asian="9pt" style:font-size-complex="9pt"/>
    </style:style>
    <style:style style:name="TableCell623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624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ableCell625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626" style:parent-style-name="Standard" style:family="paragraph">
      <style:paragraph-properties fo:text-align="center"/>
    </style:style>
    <style:style style:name="T627" style:parent-style-name="Absatz-Standardschriftart" style:family="text">
      <style:text-properties fo:color="#1A1A1A" fo:font-size="9pt" style:font-size-asian="9pt" style:font-size-complex="9pt"/>
    </style:style>
    <style:style style:name="TableCell628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629" style:parent-style-name="Standard" style:family="paragraph">
      <style:paragraph-properties fo:text-align="center"/>
    </style:style>
    <style:style style:name="T630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ableCell631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632" style:parent-style-name="Standard" style:family="paragraph">
      <style:paragraph-properties fo:text-align="center"/>
    </style:style>
    <style:style style:name="T633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ableCell634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635" style:parent-style-name="Absatz-Standardschriftart" style:family="text">
      <style:text-properties fo:font-style="italic" style:font-style-asian="italic" style:font-style-complex="italic" fo:color="#A00000" fo:font-size="8pt" style:font-size-asian="8pt" style:font-size-complex="8pt"/>
    </style:style>
    <style:style style:name="T636" style:parent-style-name="Absatz-Standardschriftart" style:family="text">
      <style:text-properties fo:font-style="italic" style:font-style-asian="italic" style:font-style-complex="italic" fo:color="#A00000" fo:font-size="8pt" style:font-size-asian="8pt" style:font-size-complex="8pt"/>
    </style:style>
    <style:style style:name="T637" style:parent-style-name="Absatz-Standardschriftart" style:family="text">
      <style:text-properties fo:font-style="italic" style:font-style-asian="italic" style:font-style-complex="italic" fo:color="#A00000" fo:font-size="8pt" style:font-size-asian="8pt" style:font-size-complex="8pt"/>
    </style:style>
    <style:style style:name="T638" style:parent-style-name="Absatz-Standardschriftart" style:family="text">
      <style:text-properties fo:font-style="italic" style:font-style-asian="italic" style:font-style-complex="italic" fo:color="#A00000" fo:font-size="8pt" style:font-size-asian="8pt" style:font-size-complex="8pt"/>
    </style:style>
    <style:style style:name="T639" style:parent-style-name="Absatz-Standardschriftart" style:family="text">
      <style:text-properties fo:font-style="italic" style:font-style-asian="italic" style:font-style-complex="italic" fo:color="#A00000" fo:font-size="8pt" style:font-size-asian="8pt" style:font-size-complex="8pt"/>
    </style:style>
    <style:style style:name="TableRow640" style:family="table-row">
      <style:table-row-properties/>
    </style:style>
    <style:style style:name="TableCell641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642" style:parent-style-name="Standard" style:family="paragraph">
      <style:paragraph-properties fo:text-align="center"/>
    </style:style>
    <style:style style:name="T643" style:parent-style-name="Absatz-Standardschriftart" style:family="text">
      <style:text-properties fo:color="#F2F2F2" fo:font-size="9pt" style:font-size-asian="9pt" style:font-size-complex="9pt"/>
    </style:style>
    <style:style style:name="TableCell644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45" style:parent-style-name="Absatz-Standardschriftart" style:family="text">
      <style:text-properties fo:color="#1A1A1A"/>
    </style:style>
    <style:style style:name="TableCell646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47" style:parent-style-name="Absatz-Standardschriftart" style:family="text">
      <style:text-properties fo:color="#1A1A1A"/>
    </style:style>
    <style:style style:name="TableCell648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49" style:parent-style-name="Absatz-Standardschriftart" style:family="text">
      <style:text-properties fo:color="#1A1A1A"/>
    </style:style>
    <style:style style:name="TableCell650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51" style:parent-style-name="Absatz-Standardschriftart" style:family="text">
      <style:text-properties fo:color="#1A1A1A"/>
    </style:style>
    <style:style style:name="TableCell652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53" style:parent-style-name="Absatz-Standardschriftart" style:family="text">
      <style:text-properties fo:color="#1A1A1A"/>
    </style:style>
    <style:style style:name="TableRow654" style:family="table-row">
      <style:table-row-properties/>
    </style:style>
    <style:style style:name="TableCell65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656" style:parent-style-name="Standard" style:family="paragraph">
      <style:paragraph-properties fo:text-align="center"/>
    </style:style>
    <style:style style:name="T657" style:parent-style-name="Absatz-Standardschriftart" style:family="text">
      <style:text-properties fo:color="#F2F2F2" fo:font-size="9pt" style:font-size-asian="9pt" style:font-size-complex="9pt"/>
    </style:style>
    <style:style style:name="TableCell658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59" style:parent-style-name="Absatz-Standardschriftart" style:family="text">
      <style:text-properties fo:color="#1A1A1A"/>
    </style:style>
    <style:style style:name="TableCell660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61" style:parent-style-name="Absatz-Standardschriftart" style:family="text">
      <style:text-properties fo:color="#1A1A1A"/>
    </style:style>
    <style:style style:name="TableCell662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63" style:parent-style-name="Absatz-Standardschriftart" style:family="text">
      <style:text-properties fo:color="#1A1A1A"/>
    </style:style>
    <style:style style:name="TableCell664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65" style:parent-style-name="Absatz-Standardschriftart" style:family="text">
      <style:text-properties fo:color="#1A1A1A"/>
    </style:style>
    <style:style style:name="TableCell666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67" style:parent-style-name="Absatz-Standardschriftart" style:family="text">
      <style:text-properties fo:color="#1A1A1A"/>
    </style:style>
    <style:style style:name="TableRow668" style:family="table-row">
      <style:table-row-properties/>
    </style:style>
    <style:style style:name="TableCell66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670" style:parent-style-name="Standard" style:family="paragraph">
      <style:paragraph-properties fo:text-align="center"/>
    </style:style>
    <style:style style:name="T671" style:parent-style-name="Absatz-Standardschriftart" style:family="text">
      <style:text-properties fo:color="#F2F2F2" fo:font-size="9pt" style:font-size-asian="9pt" style:font-size-complex="9pt"/>
    </style:style>
    <style:style style:name="TableCell672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73" style:parent-style-name="Absatz-Standardschriftart" style:family="text">
      <style:text-properties fo:color="#1A1A1A"/>
    </style:style>
    <style:style style:name="TableCell674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75" style:parent-style-name="Absatz-Standardschriftart" style:family="text">
      <style:text-properties fo:color="#1A1A1A"/>
    </style:style>
    <style:style style:name="TableCell676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77" style:parent-style-name="Absatz-Standardschriftart" style:family="text">
      <style:text-properties fo:color="#1A1A1A"/>
    </style:style>
    <style:style style:name="TableCell678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79" style:parent-style-name="Absatz-Standardschriftart" style:family="text">
      <style:text-properties fo:color="#1A1A1A"/>
    </style:style>
    <style:style style:name="TableCell680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81" style:parent-style-name="Absatz-Standardschriftart" style:family="text">
      <style:text-properties fo:color="#1A1A1A"/>
    </style:style>
    <style:style style:name="TableRow682" style:family="table-row">
      <style:table-row-properties/>
    </style:style>
    <style:style style:name="TableCell68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684" style:parent-style-name="Standard" style:family="paragraph">
      <style:paragraph-properties fo:text-align="center"/>
    </style:style>
    <style:style style:name="T685" style:parent-style-name="Absatz-Standardschriftart" style:family="text">
      <style:text-properties fo:color="#F2F2F2" fo:font-size="9pt" style:font-size-asian="9pt" style:font-size-complex="9pt"/>
    </style:style>
    <style:style style:name="TableCell686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87" style:parent-style-name="Absatz-Standardschriftart" style:family="text">
      <style:text-properties fo:color="#1A1A1A"/>
    </style:style>
    <style:style style:name="TableCell688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89" style:parent-style-name="Absatz-Standardschriftart" style:family="text">
      <style:text-properties fo:color="#1A1A1A"/>
    </style:style>
    <style:style style:name="TableCell690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91" style:parent-style-name="Absatz-Standardschriftart" style:family="text">
      <style:text-properties fo:color="#1A1A1A"/>
    </style:style>
    <style:style style:name="TableCell692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93" style:parent-style-name="Absatz-Standardschriftart" style:family="text">
      <style:text-properties fo:color="#1A1A1A"/>
    </style:style>
    <style:style style:name="TableCell694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695" style:parent-style-name="Absatz-Standardschriftart" style:family="text">
      <style:text-properties fo:color="#1A1A1A"/>
    </style:style>
    <style:style style:name="P696" style:parent-style-name="Standard" style:family="paragraph">
      <style:paragraph-properties fo:margin-top="0.0555in"/>
    </style:style>
    <style:style style:name="T697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698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699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700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701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702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703" style:parent-style-name="Absatz-Standardschriftart" style:family="text">
      <style:text-properties fo:font-size="11pt" style:font-size-asian="11pt" style:font-size-complex="11pt"/>
    </style:style>
    <style:style style:name="P704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705" style:parent-style-name="Absatz-Standardschriftart" style:family="text">
      <style:text-properties fo:font-size="11pt" style:font-size-asian="11pt" style:font-size-complex="11pt"/>
    </style:style>
    <style:style style:name="P706" style:parent-style-name="Standard" style:family="paragraph">
      <style:paragraph-properties fo:margin-top="0.0416in"/>
    </style:style>
    <style:style style:name="T707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708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709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710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711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712" style:parent-style-name="Absatz-Standardschriftart" style:family="text">
      <style:text-properties fo:font-size="11pt" style:font-size-asian="11pt" style:font-size-complex="11pt"/>
    </style:style>
    <style:style style:name="P713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714" style:parent-style-name="Absatz-Standardschriftart" style:family="text">
      <style:text-properties fo:font-size="11pt" style:font-size-asian="11pt" style:font-size-complex="11pt"/>
    </style:style>
    <style:style style:name="P715" style:parent-style-name="Standard" style:family="paragraph">
      <style:paragraph-properties fo:margin-top="0.0555in"/>
    </style:style>
    <style:style style:name="TableColumn717" style:family="table-column">
      <style:table-column-properties style:column-width="6.8791in"/>
    </style:style>
    <style:style style:name="Table716" style:family="table">
      <style:table-properties style:width="6.8791in" fo:margin-left="0in" table:align="left"/>
    </style:style>
    <style:style style:name="TableRow718" style:family="table-row">
      <style:table-row-properties/>
    </style:style>
    <style:style style:name="TableCell719" style:family="table-cell">
      <style:table-cell-properties fo:border="0in none #FFFFFF" fo:background-color="#375623" style:writing-mode="lr-tb" fo:padding-top="0.0416in" fo:padding-left="0.0694in" fo:padding-bottom="0.0416in" fo:padding-right="0.0694in">
        <style:background-fill draw:fill="solid" draw:fill-color="#375623"/>
      </style:table-cell-properties>
    </style:style>
    <style:style style:name="T720" style:parent-style-name="Absatz-Standardschriftart" style:family="text">
      <style:text-properties fo:font-weight="bold" style:font-weight-asian="bold" style:font-weight-complex="bold" fo:color="#FFFFFF"/>
    </style:style>
    <style:style style:name="P721" style:parent-style-name="Standard" style:family="paragraph">
      <style:paragraph-properties fo:margin-top="0.0416in"/>
    </style:style>
    <style:style style:name="TableColumn723" style:family="table-column">
      <style:table-column-properties style:column-width="3.4395in"/>
    </style:style>
    <style:style style:name="TableColumn724" style:family="table-column">
      <style:table-column-properties style:column-width="3.4395in"/>
    </style:style>
    <style:style style:name="Table722" style:family="table">
      <style:table-properties style:width="6.8791in" fo:margin-left="0in" table:align="left"/>
    </style:style>
    <style:style style:name="TableRow725" style:family="table-row">
      <style:table-row-properties/>
    </style:style>
    <style:style style:name="TableCell726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727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728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729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730" style:parent-style-name="Standard" style:family="paragraph">
      <style:paragraph-properties fo:margin-top="0.0277in"/>
    </style:style>
    <style:style style:name="T731" style:parent-style-name="Absatz-Standardschriftart" style:family="text">
      <style:text-properties fo:color="#1A1A1A" fo:font-size="8.5pt" style:font-size-asian="8.5pt" style:font-size-complex="8.5pt"/>
    </style:style>
    <style:style style:name="T732" style:parent-style-name="Absatz-Standardschriftart" style:family="text">
      <style:text-properties fo:color="#1A1A1A" fo:font-size="8.5pt" style:font-size-asian="8.5pt" style:font-size-complex="8.5pt"/>
    </style:style>
    <style:style style:name="T733" style:parent-style-name="Absatz-Standardschriftart" style:family="text">
      <style:text-properties fo:color="#1A1A1A" fo:font-size="8.5pt" style:font-size-asian="8.5pt" style:font-size-complex="8.5pt"/>
    </style:style>
    <style:style style:name="T734" style:parent-style-name="Absatz-Standardschriftart" style:family="text">
      <style:text-properties fo:color="#1A1A1A" fo:font-size="8.5pt" style:font-size-asian="8.5pt" style:font-size-complex="8.5pt"/>
    </style:style>
    <style:style style:name="P735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736" style:parent-style-name="Absatz-Standardschriftart" style:family="text">
      <style:text-properties fo:font-size="11pt" style:font-size-asian="11pt" style:font-size-complex="11pt"/>
    </style:style>
    <style:style style:name="TableCell737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738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739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740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741" style:parent-style-name="Standard" style:family="paragraph">
      <style:paragraph-properties fo:margin-top="0.0277in"/>
    </style:style>
    <style:style style:name="T742" style:parent-style-name="Absatz-Standardschriftart" style:family="text">
      <style:text-properties fo:color="#1A1A1A" fo:font-size="8.5pt" style:font-size-asian="8.5pt" style:font-size-complex="8.5pt"/>
    </style:style>
    <style:style style:name="T743" style:parent-style-name="Absatz-Standardschriftart" style:family="text">
      <style:text-properties fo:color="#1A1A1A" fo:font-size="8.5pt" style:font-size-asian="8.5pt" style:font-size-complex="8.5pt"/>
    </style:style>
    <style:style style:name="T744" style:parent-style-name="Absatz-Standardschriftart" style:family="text">
      <style:text-properties fo:color="#1A1A1A" fo:font-size="8.5pt" style:font-size-asian="8.5pt" style:font-size-complex="8.5pt"/>
    </style:style>
    <style:style style:name="T745" style:parent-style-name="Absatz-Standardschriftart" style:family="text">
      <style:text-properties fo:color="#1A1A1A" fo:font-size="8.5pt" style:font-size-asian="8.5pt" style:font-size-complex="8.5pt"/>
    </style:style>
    <style:style style:name="P746" style:parent-style-name="Standard" style:family="paragraph">
      <style:paragraph-properties fo:margin-top="0.0138in"/>
    </style:style>
    <style:style style:name="P747" style:parent-style-name="Standard" style:family="paragraph">
      <style:paragraph-properties fo:margin-top="0.0416in"/>
    </style:style>
    <style:style style:name="T748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749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750" style:parent-style-name="Absatz-Standardschriftart" style:family="text">
      <style:text-properties fo:font-size="11pt" style:font-size-asian="11pt" style:font-size-complex="11pt"/>
    </style:style>
    <style:style style:name="P751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752" style:parent-style-name="Absatz-Standardschriftart" style:family="text">
      <style:text-properties fo:font-size="11pt" style:font-size-asian="11pt" style:font-size-complex="11pt"/>
    </style:style>
    <style:style style:name="P753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754" style:parent-style-name="Absatz-Standardschriftart" style:family="text">
      <style:text-properties fo:font-size="11pt" style:font-size-asian="11pt" style:font-size-complex="11pt"/>
    </style:style>
    <style:style style:name="P755" style:parent-style-name="Standard" style:family="paragraph">
      <style:paragraph-properties fo:margin-top="0.0416in"/>
    </style:style>
    <style:style style:name="TableColumn757" style:family="table-column">
      <style:table-column-properties style:column-width="2.293in"/>
    </style:style>
    <style:style style:name="TableColumn758" style:family="table-column">
      <style:table-column-properties style:column-width="2.293in"/>
    </style:style>
    <style:style style:name="TableColumn759" style:family="table-column">
      <style:table-column-properties style:column-width="2.293in"/>
    </style:style>
    <style:style style:name="Table756" style:family="table">
      <style:table-properties style:width="6.8791in" fo:margin-left="0in" table:align="left"/>
    </style:style>
    <style:style style:name="TableRow760" style:family="table-row">
      <style:table-row-properties/>
    </style:style>
    <style:style style:name="TableCell761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762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T763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T764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765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766" style:parent-style-name="Absatz-Standardschriftart" style:family="text">
      <style:text-properties fo:font-size="11pt" style:font-size-asian="11pt" style:font-size-complex="11pt"/>
    </style:style>
    <style:style style:name="TableCell767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768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769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770" style:parent-style-name="Absatz-Standardschriftart" style:family="text">
      <style:text-properties fo:font-size="11pt" style:font-size-asian="11pt" style:font-size-complex="11pt"/>
    </style:style>
    <style:style style:name="TableCell771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772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773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774" style:parent-style-name="Absatz-Standardschriftart" style:family="text">
      <style:text-properties fo:font-size="11pt" style:font-size-asian="11pt" style:font-size-complex="11pt"/>
    </style:style>
    <style:style style:name="P775" style:parent-style-name="Standard" style:family="paragraph">
      <style:paragraph-properties fo:margin-top="0.0555in"/>
    </style:style>
    <style:style style:name="TableColumn777" style:family="table-column">
      <style:table-column-properties style:column-width="6.8791in"/>
    </style:style>
    <style:style style:name="Table776" style:family="table">
      <style:table-properties style:width="6.8791in" fo:margin-left="0in" table:align="left"/>
    </style:style>
    <style:style style:name="TableRow778" style:family="table-row">
      <style:table-row-properties/>
    </style:style>
    <style:style style:name="TableCell779" style:family="table-cell">
      <style:table-cell-properties fo:border="0in none #FFFFFF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780" style:parent-style-name="Standard" style:family="paragraph">
      <style:paragraph-properties fo:text-align="center"/>
    </style:style>
    <style:style style:name="T781" style:parent-style-name="Absatz-Standardschriftart" style:family="text">
      <style:text-properties fo:font-weight="bold" style:font-weight-asian="bold" style:font-weight-complex="bold" fo:color="#FFFFFF" fo:font-size="15pt" style:font-size-asian="15pt" style:font-size-complex="15pt"/>
    </style:style>
    <style:style style:name="P782" style:parent-style-name="Standard" style:family="paragraph">
      <style:paragraph-properties fo:text-align="center" fo:margin-top="0.0208in"/>
    </style:style>
    <style:style style:name="T783" style:parent-style-name="Absatz-Standardschriftart" style:family="text">
      <style:text-properties fo:font-style="italic" style:font-style-asian="italic" style:font-style-complex="italic" fo:color="#BDD7EE" fo:font-size="9pt" style:font-size-asian="9pt" style:font-size-complex="9pt"/>
    </style:style>
    <style:style style:name="T784" style:parent-style-name="Absatz-Standardschriftart" style:family="text">
      <style:text-properties fo:font-style="italic" style:font-style-asian="italic" style:font-style-complex="italic" fo:color="#BDD7EE" fo:font-size="9pt" style:font-size-asian="9pt" style:font-size-complex="9pt"/>
    </style:style>
    <style:style style:name="TableRow785" style:family="table-row">
      <style:table-row-properties/>
    </style:style>
    <style:style style:name="TableCell786" style:family="table-cell">
      <style:table-cell-properties fo:border="0in none #FFFFFF" fo:background-color="#DEEAF1" style:writing-mode="lr-tb" fo:padding-top="0.0416in" fo:padding-left="0.0694in" fo:padding-bottom="0.0416in" fo:padding-right="0.0694in">
        <style:background-fill draw:fill="solid" draw:fill-color="#DEEAF1"/>
      </style:table-cell-properties>
    </style:style>
    <style:style style:name="T787" style:parent-style-name="Absatz-Standardschriftart" style:family="text">
      <style:text-properties fo:color="#595959" fo:font-size="8pt" style:font-size-asian="8pt" style:font-size-complex="8pt"/>
    </style:style>
    <style:style style:name="P788" style:parent-style-name="Standard" style:family="paragraph">
      <style:paragraph-properties fo:margin-top="0.0694in"/>
    </style:style>
    <style:style style:name="TableColumn790" style:family="table-column">
      <style:table-column-properties style:column-width="6.8791in"/>
    </style:style>
    <style:style style:name="Table789" style:family="table">
      <style:table-properties style:width="6.8791in" fo:margin-left="0in" table:align="left"/>
    </style:style>
    <style:style style:name="TableRow791" style:family="table-row">
      <style:table-row-properties/>
    </style:style>
    <style:style style:name="TableCell792" style:family="table-cell">
      <style:table-cell-properties fo:border="0in none #FFFFFF" fo:background-color="#1F3864" style:writing-mode="lr-tb" fo:padding-top="0.0416in" fo:padding-left="0.0694in" fo:padding-bottom="0.0416in" fo:padding-right="0.0694in">
        <style:background-fill draw:fill="solid" draw:fill-color="#1F3864"/>
      </style:table-cell-properties>
    </style:style>
    <style:style style:name="T793" style:parent-style-name="Absatz-Standardschriftart" style:family="text">
      <style:text-properties fo:font-weight="bold" style:font-weight-asian="bold" style:font-weight-complex="bold" fo:color="#FFFFFF"/>
    </style:style>
    <style:style style:name="P794" style:parent-style-name="Standard" style:family="paragraph">
      <style:paragraph-properties fo:margin-top="0.0416in"/>
    </style:style>
    <style:style style:name="TableColumn796" style:family="table-column">
      <style:table-column-properties style:column-width="0.3305in"/>
    </style:style>
    <style:style style:name="TableColumn797" style:family="table-column">
      <style:table-column-properties style:column-width="2.1666in"/>
    </style:style>
    <style:style style:name="TableColumn798" style:family="table-column">
      <style:table-column-properties style:column-width="0.3854in"/>
    </style:style>
    <style:style style:name="TableColumn799" style:family="table-column">
      <style:table-column-properties style:column-width="0.3131in"/>
    </style:style>
    <style:style style:name="TableColumn800" style:family="table-column">
      <style:table-column-properties style:column-width="0.6909in"/>
    </style:style>
    <style:style style:name="TableColumn801" style:family="table-column">
      <style:table-column-properties style:column-width="1.6638in"/>
    </style:style>
    <style:style style:name="TableColumn802" style:family="table-column">
      <style:table-column-properties style:column-width="1.3284in"/>
    </style:style>
    <style:style style:name="Table795" style:family="table">
      <style:table-properties style:width="6.8791in" fo:margin-left="0in" table:align="left"/>
    </style:style>
    <style:style style:name="TableRow803" style:family="table-row">
      <style:table-row-properties/>
    </style:style>
    <style:style style:name="TableCell804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805" style:parent-style-name="Standard" style:family="paragraph">
      <style:paragraph-properties fo:text-align="center"/>
    </style:style>
    <style:style style:name="T806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807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T808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809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810" style:parent-style-name="Standard" style:family="paragraph">
      <style:paragraph-properties fo:text-align="center"/>
    </style:style>
    <style:style style:name="T811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812" style:family="table-cell">
      <style:table-cell-properties fo:border="0.0069in solid #777777" fo:background-color="#2E75B6" style:writing-mode="lr-tb" style:vertical-align="middle" fo:padding-top="0.0555in" fo:padding-left="0.0694in" fo:padding-bottom="0.0555in" fo:padding-right="0.0694in">
        <style:background-fill draw:fill="solid" draw:fill-color="#2E75B6"/>
      </style:table-cell-properties>
    </style:style>
    <style:style style:name="P813" style:parent-style-name="Standard" style:family="paragraph">
      <style:paragraph-properties fo:text-align="center"/>
    </style:style>
    <style:style style:name="T814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815" style:family="table-cell">
      <style:table-cell-properties fo:border="0.0069in solid #777777" fo:background-color="#C55A11" style:writing-mode="lr-tb" style:vertical-align="middle" fo:padding-top="0.0555in" fo:padding-left="0.0694in" fo:padding-bottom="0.0555in" fo:padding-right="0.0694in">
        <style:background-fill draw:fill="solid" draw:fill-color="#C55A11"/>
      </style:table-cell-properties>
    </style:style>
    <style:style style:name="P816" style:parent-style-name="Standard" style:family="paragraph">
      <style:paragraph-properties fo:text-align="center"/>
    </style:style>
    <style:style style:name="T817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818" style:family="table-cell">
      <style:table-cell-properties fo:border="0.0069in solid #777777" fo:background-color="#C55A11" style:writing-mode="lr-tb" style:vertical-align="middle" fo:padding-top="0.0555in" fo:padding-left="0.0694in" fo:padding-bottom="0.0555in" fo:padding-right="0.0694in">
        <style:background-fill draw:fill="solid" draw:fill-color="#C55A11"/>
      </style:table-cell-properties>
    </style:style>
    <style:style style:name="P819" style:parent-style-name="Standard" style:family="paragraph">
      <style:paragraph-properties fo:text-align="center"/>
    </style:style>
    <style:style style:name="T820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821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822" style:family="table-cell">
      <style:table-cell-properties fo:border="0.0069in solid #777777" fo:background-color="#1F3864" style:writing-mode="lr-tb" style:vertical-align="middle" fo:padding-top="0.0555in" fo:padding-left="0.0694in" fo:padding-bottom="0.0555in" fo:padding-right="0.0694in">
        <style:background-fill draw:fill="solid" draw:fill-color="#1F3864"/>
      </style:table-cell-properties>
    </style:style>
    <style:style style:name="P823" style:parent-style-name="Standard" style:family="paragraph">
      <style:paragraph-properties fo:text-align="center"/>
    </style:style>
    <style:style style:name="T824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Row825" style:family="table-row">
      <style:table-row-properties/>
    </style:style>
    <style:style style:name="TableCell826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827" style:parent-style-name="Standard" style:family="paragraph">
      <style:paragraph-properties fo:text-align="center"/>
    </style:style>
    <style:style style:name="T828" style:parent-style-name="Absatz-Standardschriftart" style:family="text">
      <style:text-properties fo:color="#1A1A1A" fo:font-size="9pt" style:font-size-asian="9pt" style:font-size-complex="9pt"/>
    </style:style>
    <style:style style:name="TableCell829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830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ableCell831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832" style:parent-style-name="Standard" style:family="paragraph">
      <style:paragraph-properties fo:text-align="center"/>
    </style:style>
    <style:style style:name="T833" style:parent-style-name="Absatz-Standardschriftart" style:family="text">
      <style:text-properties fo:color="#1A1A1A" fo:font-size="9pt" style:font-size-asian="9pt" style:font-size-complex="9pt"/>
    </style:style>
    <style:style style:name="TableCell834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835" style:parent-style-name="Standard" style:family="paragraph">
      <style:paragraph-properties fo:text-align="center"/>
    </style:style>
    <style:style style:name="T836" style:parent-style-name="Absatz-Standardschriftart" style:family="text">
      <style:text-properties fo:font-weight="bold" style:font-weight-asian="bold" style:font-weight-complex="bold" fo:color="#1A1A1A" fo:font-size="9pt" style:font-size-asian="9pt" style:font-size-complex="9pt"/>
    </style:style>
    <style:style style:name="TableCell837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838" style:parent-style-name="Standard" style:family="paragraph">
      <style:paragraph-properties fo:text-align="center"/>
    </style:style>
    <style:style style:name="T839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ableCell840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841" style:parent-style-name="Standard" style:family="paragraph">
      <style:paragraph-properties fo:text-align="end"/>
    </style:style>
    <style:style style:name="T842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ableCell843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844" style:parent-style-name="Standard" style:family="paragraph">
      <style:paragraph-properties fo:text-align="center"/>
    </style:style>
    <style:style style:name="T845" style:parent-style-name="Absatz-Standardschriftart" style:family="text">
      <style:text-properties fo:font-weight="bold" style:font-weight-asian="bold" style:font-weight-complex="bold" fo:color="#A00000" fo:font-size="8pt" style:font-size-asian="8pt" style:font-size-complex="8pt"/>
    </style:style>
    <style:style style:name="TableRow846" style:family="table-row">
      <style:table-row-properties/>
    </style:style>
    <style:style style:name="TableCell847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848" style:parent-style-name="Standard" style:family="paragraph">
      <style:paragraph-properties fo:text-align="center"/>
    </style:style>
    <style:style style:name="T849" style:parent-style-name="Absatz-Standardschriftart" style:family="text">
      <style:text-properties fo:color="#F2F2F2" fo:font-size="9pt" style:font-size-asian="9pt" style:font-size-complex="9pt"/>
    </style:style>
    <style:style style:name="TableCell850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51" style:parent-style-name="Absatz-Standardschriftart" style:family="text">
      <style:text-properties fo:color="#1A1A1A"/>
    </style:style>
    <style:style style:name="TableCell852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53" style:parent-style-name="Absatz-Standardschriftart" style:family="text">
      <style:text-properties fo:color="#1A1A1A"/>
    </style:style>
    <style:style style:name="TableCell854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55" style:parent-style-name="Absatz-Standardschriftart" style:family="text">
      <style:text-properties fo:color="#1A1A1A"/>
    </style:style>
    <style:style style:name="TableCell856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57" style:parent-style-name="Absatz-Standardschriftart" style:family="text">
      <style:text-properties fo:color="#1A1A1A"/>
    </style:style>
    <style:style style:name="TableCell858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59" style:parent-style-name="Absatz-Standardschriftart" style:family="text">
      <style:text-properties fo:color="#1A1A1A"/>
    </style:style>
    <style:style style:name="TableCell860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61" style:parent-style-name="Absatz-Standardschriftart" style:family="text">
      <style:text-properties fo:color="#1A1A1A"/>
    </style:style>
    <style:style style:name="TableRow862" style:family="table-row">
      <style:table-row-properties/>
    </style:style>
    <style:style style:name="TableCell863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864" style:parent-style-name="Standard" style:family="paragraph">
      <style:paragraph-properties fo:text-align="center"/>
    </style:style>
    <style:style style:name="T865" style:parent-style-name="Absatz-Standardschriftart" style:family="text">
      <style:text-properties fo:color="#F2F2F2" fo:font-size="9pt" style:font-size-asian="9pt" style:font-size-complex="9pt"/>
    </style:style>
    <style:style style:name="TableCell866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67" style:parent-style-name="Absatz-Standardschriftart" style:family="text">
      <style:text-properties fo:color="#1A1A1A"/>
    </style:style>
    <style:style style:name="TableCell868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69" style:parent-style-name="Absatz-Standardschriftart" style:family="text">
      <style:text-properties fo:color="#1A1A1A"/>
    </style:style>
    <style:style style:name="TableCell870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71" style:parent-style-name="Absatz-Standardschriftart" style:family="text">
      <style:text-properties fo:color="#1A1A1A"/>
    </style:style>
    <style:style style:name="TableCell872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73" style:parent-style-name="Absatz-Standardschriftart" style:family="text">
      <style:text-properties fo:color="#1A1A1A"/>
    </style:style>
    <style:style style:name="TableCell874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75" style:parent-style-name="Absatz-Standardschriftart" style:family="text">
      <style:text-properties fo:color="#1A1A1A"/>
    </style:style>
    <style:style style:name="TableCell876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77" style:parent-style-name="Absatz-Standardschriftart" style:family="text">
      <style:text-properties fo:color="#1A1A1A"/>
    </style:style>
    <style:style style:name="TableRow878" style:family="table-row">
      <style:table-row-properties/>
    </style:style>
    <style:style style:name="TableCell879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880" style:parent-style-name="Standard" style:family="paragraph">
      <style:paragraph-properties fo:text-align="center"/>
    </style:style>
    <style:style style:name="T881" style:parent-style-name="Absatz-Standardschriftart" style:family="text">
      <style:text-properties fo:color="#F2F2F2" fo:font-size="9pt" style:font-size-asian="9pt" style:font-size-complex="9pt"/>
    </style:style>
    <style:style style:name="TableCell882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83" style:parent-style-name="Absatz-Standardschriftart" style:family="text">
      <style:text-properties fo:color="#1A1A1A"/>
    </style:style>
    <style:style style:name="TableCell884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85" style:parent-style-name="Absatz-Standardschriftart" style:family="text">
      <style:text-properties fo:color="#1A1A1A"/>
    </style:style>
    <style:style style:name="TableCell886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87" style:parent-style-name="Absatz-Standardschriftart" style:family="text">
      <style:text-properties fo:color="#1A1A1A"/>
    </style:style>
    <style:style style:name="TableCell888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89" style:parent-style-name="Absatz-Standardschriftart" style:family="text">
      <style:text-properties fo:color="#1A1A1A"/>
    </style:style>
    <style:style style:name="TableCell890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91" style:parent-style-name="Absatz-Standardschriftart" style:family="text">
      <style:text-properties fo:color="#1A1A1A"/>
    </style:style>
    <style:style style:name="TableCell892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93" style:parent-style-name="Absatz-Standardschriftart" style:family="text">
      <style:text-properties fo:color="#1A1A1A"/>
    </style:style>
    <style:style style:name="TableRow894" style:family="table-row">
      <style:table-row-properties/>
    </style:style>
    <style:style style:name="TableCell895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P896" style:parent-style-name="Standard" style:family="paragraph">
      <style:paragraph-properties fo:text-align="center"/>
    </style:style>
    <style:style style:name="T897" style:parent-style-name="Absatz-Standardschriftart" style:family="text">
      <style:text-properties fo:color="#F2F2F2" fo:font-size="9pt" style:font-size-asian="9pt" style:font-size-complex="9pt"/>
    </style:style>
    <style:style style:name="TableCell898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899" style:parent-style-name="Absatz-Standardschriftart" style:family="text">
      <style:text-properties fo:color="#1A1A1A"/>
    </style:style>
    <style:style style:name="TableCell900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901" style:parent-style-name="Absatz-Standardschriftart" style:family="text">
      <style:text-properties fo:color="#1A1A1A"/>
    </style:style>
    <style:style style:name="TableCell902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903" style:parent-style-name="Absatz-Standardschriftart" style:family="text">
      <style:text-properties fo:color="#1A1A1A"/>
    </style:style>
    <style:style style:name="TableCell904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905" style:parent-style-name="Absatz-Standardschriftart" style:family="text">
      <style:text-properties fo:color="#1A1A1A"/>
    </style:style>
    <style:style style:name="TableCell906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907" style:parent-style-name="Absatz-Standardschriftart" style:family="text">
      <style:text-properties fo:color="#1A1A1A"/>
    </style:style>
    <style:style style:name="TableCell908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909" style:parent-style-name="Absatz-Standardschriftart" style:family="text">
      <style:text-properties fo:color="#1A1A1A"/>
    </style:style>
    <style:style style:name="TableRow910" style:family="table-row">
      <style:table-row-properties/>
    </style:style>
    <style:style style:name="TableCell911" style:family="table-cell">
      <style:table-cell-properties fo:border="0.0069in solid #1F3864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912" style:parent-style-name="Standard" style:family="paragraph">
      <style:paragraph-properties fo:text-align="end"/>
    </style:style>
    <style:style style:name="T913" style:parent-style-name="Absatz-Standardschriftart" style:family="text">
      <style:text-properties fo:font-weight="bold" style:font-weight-asian="bold" style:font-weight-complex="bold" fo:color="#FFFFFF" fo:font-size="9pt" style:font-size-asian="9pt" style:font-size-complex="9pt"/>
    </style:style>
    <style:style style:name="TableCell914" style:family="table-cell">
      <style:table-cell-properties fo:border="0.0069in solid #1F3864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915" style:parent-style-name="Standard" style:family="paragraph">
      <style:paragraph-properties fo:text-align="end"/>
    </style:style>
    <style:style style:name="T916" style:parent-style-name="Absatz-Standardschriftart" style:family="text">
      <style:text-properties fo:font-weight="bold" style:font-weight-asian="bold" style:font-weight-complex="bold" fo:color="#FFE0E0" fo:font-size="9pt" style:font-size-asian="9pt" style:font-size-complex="9pt"/>
    </style:style>
    <style:style style:name="TableCell917" style:family="table-cell">
      <style:table-cell-properties fo:border="0.0069in solid #1F3864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P918" style:parent-style-name="Standard" style:family="paragraph">
      <style:paragraph-properties fo:text-align="center"/>
    </style:style>
    <style:style style:name="T919" style:parent-style-name="Absatz-Standardschriftart" style:family="text">
      <style:text-properties fo:font-weight="bold" style:font-weight-asian="bold" style:font-weight-complex="bold" fo:color="#BDD7EE" fo:font-size="9pt" style:font-size-asian="9pt" style:font-size-complex="9pt"/>
    </style:style>
    <style:style style:name="P920" style:parent-style-name="Standard" style:family="paragraph">
      <style:paragraph-properties fo:margin-top="0.0694in"/>
    </style:style>
    <style:style style:name="TableColumn922" style:family="table-column">
      <style:table-column-properties style:column-width="6.8791in"/>
    </style:style>
    <style:style style:name="Table921" style:family="table">
      <style:table-properties style:width="6.8791in" fo:margin-left="0in" table:align="left"/>
    </style:style>
    <style:style style:name="TableRow923" style:family="table-row">
      <style:table-row-properties/>
    </style:style>
    <style:style style:name="TableCell924" style:family="table-cell">
      <style:table-cell-properties fo:border="0in none #FFFFFF" fo:background-color="#C55A11" style:writing-mode="lr-tb" fo:padding-top="0.0416in" fo:padding-left="0.0694in" fo:padding-bottom="0.0416in" fo:padding-right="0.0694in">
        <style:background-fill draw:fill="solid" draw:fill-color="#C55A11"/>
      </style:table-cell-properties>
    </style:style>
    <style:style style:name="T925" style:parent-style-name="Absatz-Standardschriftart" style:family="text">
      <style:text-properties fo:font-weight="bold" style:font-weight-asian="bold" style:font-weight-complex="bold" fo:color="#FFFFFF"/>
    </style:style>
    <style:style style:name="P926" style:parent-style-name="Standard" style:family="paragraph">
      <style:paragraph-properties fo:margin-top="0.0416in"/>
    </style:style>
    <style:style style:name="T927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928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929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930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931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932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933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934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P935" style:parent-style-name="Standard" style:family="paragraph">
      <style:paragraph-properties fo:margin-top="0.0277in"/>
    </style:style>
    <style:style style:name="TableColumn937" style:family="table-column">
      <style:table-column-properties style:column-width="3.4395in"/>
    </style:style>
    <style:style style:name="TableColumn938" style:family="table-column">
      <style:table-column-properties style:column-width="3.4395in"/>
    </style:style>
    <style:style style:name="Table936" style:family="table">
      <style:table-properties style:width="6.8791in" fo:margin-left="0in" table:align="left"/>
    </style:style>
    <style:style style:name="TableRow939" style:family="table-row">
      <style:table-row-properties/>
    </style:style>
    <style:style style:name="TableCell940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941" style:parent-style-name="Standard" style:family="paragraph">
      <style:paragraph-properties fo:margin-top="0.0208in" fo:margin-bottom="0.0208in"/>
    </style:style>
    <style:style style:name="T942" style:parent-style-name="Absatz-Standardschriftart" style:family="text">
      <style:text-properties fo:font-size="9pt" style:font-size-asian="9pt" style:font-size-complex="9pt"/>
    </style:style>
    <style:style style:name="T943" style:parent-style-name="Absatz-Standardschriftart" style:family="text">
      <style:text-properties fo:font-weight="bold" style:font-weight-asian="bold" style:font-weight-complex="bold" fo:color="#C55A11"/>
    </style:style>
    <style:style style:name="T944" style:parent-style-name="Absatz-Standardschriftart" style:family="text">
      <style:text-properties fo:color="#1A1A1A" fo:font-size="9pt" style:font-size-asian="9pt" style:font-size-complex="9pt"/>
    </style:style>
    <style:style style:name="TableCell945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946" style:parent-style-name="Standard" style:family="paragraph">
      <style:paragraph-properties fo:margin-top="0.0208in" fo:margin-bottom="0.0208in"/>
    </style:style>
    <style:style style:name="T947" style:parent-style-name="Absatz-Standardschriftart" style:family="text">
      <style:text-properties fo:font-size="9pt" style:font-size-asian="9pt" style:font-size-complex="9pt"/>
    </style:style>
    <style:style style:name="T948" style:parent-style-name="Absatz-Standardschriftart" style:family="text">
      <style:text-properties fo:font-weight="bold" style:font-weight-asian="bold" style:font-weight-complex="bold" fo:color="#C55A11"/>
    </style:style>
    <style:style style:name="T949" style:parent-style-name="Absatz-Standardschriftart" style:family="text">
      <style:text-properties fo:color="#1A1A1A" fo:font-size="9pt" style:font-size-asian="9pt" style:font-size-complex="9pt"/>
    </style:style>
    <style:style style:name="TableRow950" style:family="table-row">
      <style:table-row-properties/>
    </style:style>
    <style:style style:name="TableCell951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952" style:parent-style-name="Standard" style:family="paragraph">
      <style:paragraph-properties fo:margin-top="0.0208in" fo:margin-bottom="0.0208in"/>
    </style:style>
    <style:style style:name="T953" style:parent-style-name="Absatz-Standardschriftart" style:family="text">
      <style:text-properties fo:font-size="9pt" style:font-size-asian="9pt" style:font-size-complex="9pt"/>
    </style:style>
    <style:style style:name="T954" style:parent-style-name="Absatz-Standardschriftart" style:family="text">
      <style:text-properties fo:font-weight="bold" style:font-weight-asian="bold" style:font-weight-complex="bold" fo:color="#C55A11"/>
    </style:style>
    <style:style style:name="T955" style:parent-style-name="Absatz-Standardschriftart" style:family="text">
      <style:text-properties fo:color="#1A1A1A" fo:font-size="9pt" style:font-size-asian="9pt" style:font-size-complex="9pt"/>
    </style:style>
    <style:style style:name="TableCell956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957" style:parent-style-name="Standard" style:family="paragraph">
      <style:paragraph-properties fo:margin-top="0.0208in" fo:margin-bottom="0.0208in"/>
    </style:style>
    <style:style style:name="T958" style:parent-style-name="Absatz-Standardschriftart" style:family="text">
      <style:text-properties fo:font-size="9pt" style:font-size-asian="9pt" style:font-size-complex="9pt"/>
    </style:style>
    <style:style style:name="T959" style:parent-style-name="Absatz-Standardschriftart" style:family="text">
      <style:text-properties fo:font-weight="bold" style:font-weight-asian="bold" style:font-weight-complex="bold" fo:color="#C55A11"/>
    </style:style>
    <style:style style:name="T960" style:parent-style-name="Absatz-Standardschriftart" style:family="text">
      <style:text-properties fo:color="#1A1A1A" fo:font-size="9pt" style:font-size-asian="9pt" style:font-size-complex="9pt"/>
    </style:style>
    <style:style style:name="TableRow961" style:family="table-row">
      <style:table-row-properties/>
    </style:style>
    <style:style style:name="TableCell962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963" style:parent-style-name="Standard" style:family="paragraph">
      <style:paragraph-properties fo:margin-top="0.0208in" fo:margin-bottom="0.0208in"/>
    </style:style>
    <style:style style:name="T964" style:parent-style-name="Absatz-Standardschriftart" style:family="text">
      <style:text-properties fo:font-size="9pt" style:font-size-asian="9pt" style:font-size-complex="9pt"/>
    </style:style>
    <style:style style:name="T965" style:parent-style-name="Absatz-Standardschriftart" style:family="text">
      <style:text-properties fo:font-weight="bold" style:font-weight-asian="bold" style:font-weight-complex="bold" fo:color="#C55A11"/>
    </style:style>
    <style:style style:name="T966" style:parent-style-name="Absatz-Standardschriftart" style:family="text">
      <style:text-properties fo:color="#1A1A1A" fo:font-size="9pt" style:font-size-asian="9pt" style:font-size-complex="9pt"/>
    </style:style>
    <style:style style:name="TableCell967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968" style:parent-style-name="Standard" style:family="paragraph">
      <style:paragraph-properties fo:margin-top="0.0208in" fo:margin-bottom="0.0208in"/>
    </style:style>
    <style:style style:name="T969" style:parent-style-name="Absatz-Standardschriftart" style:family="text">
      <style:text-properties fo:font-size="9pt" style:font-size-asian="9pt" style:font-size-complex="9pt"/>
    </style:style>
    <style:style style:name="T970" style:parent-style-name="Absatz-Standardschriftart" style:family="text">
      <style:text-properties fo:font-weight="bold" style:font-weight-asian="bold" style:font-weight-complex="bold" fo:color="#C55A11"/>
    </style:style>
    <style:style style:name="T971" style:parent-style-name="Absatz-Standardschriftart" style:family="text">
      <style:text-properties fo:color="#1A1A1A" fo:font-size="9pt" style:font-size-asian="9pt" style:font-size-complex="9pt"/>
    </style:style>
    <style:style style:name="T972" style:parent-style-name="Absatz-Standardschriftart" style:family="text">
      <style:text-properties fo:color="#1A1A1A" fo:font-size="9pt" style:font-size-asian="9pt" style:font-size-complex="9pt"/>
    </style:style>
    <style:style style:name="TableRow973" style:family="table-row">
      <style:table-row-properties/>
    </style:style>
    <style:style style:name="TableCell974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975" style:parent-style-name="Standard" style:family="paragraph">
      <style:paragraph-properties fo:margin-top="0.0208in" fo:margin-bottom="0.0208in"/>
    </style:style>
    <style:style style:name="T976" style:parent-style-name="Absatz-Standardschriftart" style:family="text">
      <style:text-properties fo:font-size="9pt" style:font-size-asian="9pt" style:font-size-complex="9pt"/>
    </style:style>
    <style:style style:name="T977" style:parent-style-name="Absatz-Standardschriftart" style:family="text">
      <style:text-properties fo:font-weight="bold" style:font-weight-asian="bold" style:font-weight-complex="bold" fo:color="#C55A11"/>
    </style:style>
    <style:style style:name="T978" style:parent-style-name="Absatz-Standardschriftart" style:family="text">
      <style:text-properties fo:color="#1A1A1A" fo:font-size="9pt" style:font-size-asian="9pt" style:font-size-complex="9pt"/>
    </style:style>
    <style:style style:name="TableCell979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980" style:parent-style-name="Standard" style:family="paragraph">
      <style:paragraph-properties fo:margin-top="0.0208in" fo:margin-bottom="0.0208in"/>
    </style:style>
    <style:style style:name="T981" style:parent-style-name="Absatz-Standardschriftart" style:family="text">
      <style:text-properties fo:font-size="9pt" style:font-size-asian="9pt" style:font-size-complex="9pt"/>
    </style:style>
    <style:style style:name="T982" style:parent-style-name="Absatz-Standardschriftart" style:family="text">
      <style:text-properties fo:font-weight="bold" style:font-weight-asian="bold" style:font-weight-complex="bold" fo:color="#C55A11"/>
    </style:style>
    <style:style style:name="T983" style:parent-style-name="Absatz-Standardschriftart" style:family="text">
      <style:text-properties fo:color="#1A1A1A" fo:font-size="9pt" style:font-size-asian="9pt" style:font-size-complex="9pt"/>
    </style:style>
    <style:style style:name="TableRow984" style:family="table-row">
      <style:table-row-properties/>
    </style:style>
    <style:style style:name="TableCell985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986" style:parent-style-name="Standard" style:family="paragraph">
      <style:paragraph-properties fo:margin-top="0.0208in" fo:margin-bottom="0.0208in"/>
    </style:style>
    <style:style style:name="T987" style:parent-style-name="Absatz-Standardschriftart" style:family="text">
      <style:text-properties fo:font-size="9pt" style:font-size-asian="9pt" style:font-size-complex="9pt"/>
    </style:style>
    <style:style style:name="T988" style:parent-style-name="Absatz-Standardschriftart" style:family="text">
      <style:text-properties fo:font-weight="bold" style:font-weight-asian="bold" style:font-weight-complex="bold" fo:color="#C55A11"/>
    </style:style>
    <style:style style:name="T989" style:parent-style-name="Absatz-Standardschriftart" style:family="text">
      <style:text-properties fo:color="#1A1A1A" fo:font-size="9pt" style:font-size-asian="9pt" style:font-size-complex="9pt"/>
    </style:style>
    <style:style style:name="T990" style:parent-style-name="Absatz-Standardschriftart" style:family="text">
      <style:text-properties fo:color="#1A1A1A" fo:font-size="9pt" style:font-size-asian="9pt" style:font-size-complex="9pt"/>
    </style:style>
    <style:style style:name="TableCell991" style:family="table-cell">
      <style:table-cell-properties fo:border="0.0069in solid #DDDDDD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P992" style:parent-style-name="Standard" style:family="paragraph">
      <style:paragraph-properties fo:margin-top="0.0208in" fo:margin-bottom="0.0208in"/>
    </style:style>
    <style:style style:name="T993" style:parent-style-name="Absatz-Standardschriftart" style:family="text">
      <style:text-properties fo:font-size="9pt" style:font-size-asian="9pt" style:font-size-complex="9pt"/>
    </style:style>
    <style:style style:name="T994" style:parent-style-name="Absatz-Standardschriftart" style:family="text">
      <style:text-properties fo:font-weight="bold" style:font-weight-asian="bold" style:font-weight-complex="bold" fo:color="#C55A11"/>
    </style:style>
    <style:style style:name="T995" style:parent-style-name="Absatz-Standardschriftart" style:family="text">
      <style:text-properties fo:color="#1A1A1A" fo:font-size="9pt" style:font-size-asian="9pt" style:font-size-complex="9pt"/>
    </style:style>
    <style:style style:name="P996" style:parent-style-name="Standard" style:family="paragraph">
      <style:paragraph-properties fo:margin-top="0.0555in"/>
    </style:style>
    <style:style style:name="T997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998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999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1000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1001" style:parent-style-name="Absatz-Standardschriftart" style:family="text">
      <style:text-properties fo:font-size="11pt" style:font-size-asian="11pt" style:font-size-complex="11pt"/>
    </style:style>
    <style:style style:name="P1002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1003" style:parent-style-name="Absatz-Standardschriftart" style:family="text">
      <style:text-properties fo:font-size="11pt" style:font-size-asian="11pt" style:font-size-complex="11pt"/>
    </style:style>
    <style:style style:name="P1004" style:parent-style-name="Standard" style:family="paragraph">
      <style:paragraph-properties fo:margin-top="0.0277in"/>
    </style:style>
    <style:style style:name="T1005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1006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1007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1008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1009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1010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T1011" style:parent-style-name="Absatz-Standardschriftart" style:family="text">
      <style:text-properties fo:font-style="italic" style:font-style-asian="italic" style:font-style-complex="italic" fo:color="#595959" fo:font-size="7.5pt" style:font-size-asian="7.5pt" style:font-size-complex="7.5pt"/>
    </style:style>
    <style:style style:name="P1012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1013" style:parent-style-name="Absatz-Standardschriftart" style:family="text">
      <style:text-properties fo:font-size="11pt" style:font-size-asian="11pt" style:font-size-complex="11pt"/>
    </style:style>
    <style:style style:name="P1014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1015" style:parent-style-name="Absatz-Standardschriftart" style:family="text">
      <style:text-properties fo:font-size="11pt" style:font-size-asian="11pt" style:font-size-complex="11pt"/>
    </style:style>
    <style:style style:name="P1016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1017" style:parent-style-name="Absatz-Standardschriftart" style:family="text">
      <style:text-properties fo:font-size="11pt" style:font-size-asian="11pt" style:font-size-complex="11pt"/>
    </style:style>
    <style:style style:name="P1018" style:parent-style-name="Standard" style:family="paragraph">
      <style:paragraph-properties fo:margin-top="0.0694in"/>
    </style:style>
    <style:style style:name="TableColumn1020" style:family="table-column">
      <style:table-column-properties style:column-width="6.8791in"/>
    </style:style>
    <style:style style:name="Table1019" style:family="table">
      <style:table-properties style:width="6.8791in" fo:margin-left="0in" table:align="left"/>
    </style:style>
    <style:style style:name="TableRow1021" style:family="table-row">
      <style:table-row-properties/>
    </style:style>
    <style:style style:name="TableCell1022" style:family="table-cell">
      <style:table-cell-properties fo:border="0in none #FFFFFF" fo:background-color="#375623" style:writing-mode="lr-tb" fo:padding-top="0.0416in" fo:padding-left="0.0694in" fo:padding-bottom="0.0416in" fo:padding-right="0.0694in">
        <style:background-fill draw:fill="solid" draw:fill-color="#375623"/>
      </style:table-cell-properties>
    </style:style>
    <style:style style:name="T1023" style:parent-style-name="Absatz-Standardschriftart" style:family="text">
      <style:text-properties fo:font-weight="bold" style:font-weight-asian="bold" style:font-weight-complex="bold" fo:color="#FFFFFF"/>
    </style:style>
    <style:style style:name="T1024" style:parent-style-name="Absatz-Standardschriftart" style:family="text">
      <style:text-properties fo:font-weight="bold" style:font-weight-asian="bold" style:font-weight-complex="bold" fo:color="#FFFFFF"/>
    </style:style>
    <style:style style:name="P1025" style:parent-style-name="Standard" style:family="paragraph">
      <style:paragraph-properties fo:margin-top="0.0416in"/>
    </style:style>
    <style:style style:name="TableColumn1027" style:family="table-column">
      <style:table-column-properties style:column-width="0.9722in"/>
    </style:style>
    <style:style style:name="TableColumn1028" style:family="table-column">
      <style:table-column-properties style:column-width="5.9069in"/>
    </style:style>
    <style:style style:name="Table1026" style:family="table">
      <style:table-properties style:width="6.8791in" fo:margin-left="0in" table:align="left"/>
    </style:style>
    <style:style style:name="TableRow1029" style:family="table-row">
      <style:table-row-properties/>
    </style:style>
    <style:style style:name="TableCell1030" style:family="table-cell">
      <style:table-cell-properties fo:border="0.0069in solid #AAAAAA" fo:background-color="#FFE0E0" style:writing-mode="lr-tb" style:vertical-align="middle" fo:padding-top="0.0555in" fo:padding-left="0.0694in" fo:padding-bottom="0.0555in" fo:padding-right="0.0694in">
        <style:background-fill draw:fill="solid" draw:fill-color="#FFE0E0"/>
      </style:table-cell-properties>
    </style:style>
    <style:style style:name="P1031" style:parent-style-name="Standard" style:family="paragraph">
      <style:paragraph-properties fo:text-align="center"/>
    </style:style>
    <style:style style:name="T1032" style:parent-style-name="Absatz-Standardschriftart" style:family="text">
      <style:text-properties fo:font-weight="bold" style:font-weight-asian="bold" style:font-weight-complex="bold" fo:color="#A00000" fo:font-size="8.5pt" style:font-size-asian="8.5pt" style:font-size-complex="8.5pt"/>
    </style:style>
    <style:style style:name="TableCell1033" style:family="table-cell">
      <style:table-cell-properties fo:border="0.0069in solid #AAAAAA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034" style:parent-style-name="Standard" style:family="paragraph">
      <style:paragraph-properties fo:margin-top="0.0166in" fo:margin-bottom="0.0166in"/>
    </style:style>
    <style:style style:name="T1035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1036" style:parent-style-name="Absatz-Standardschriftart" style:family="text">
      <style:text-properties fo:color="#1A1A1A" fo:font-size="8.5pt" style:font-size-asian="8.5pt" style:font-size-complex="8.5pt"/>
    </style:style>
    <style:style style:name="T1037" style:parent-style-name="Absatz-Standardschriftart" style:family="text">
      <style:text-properties fo:color="#1A1A1A" fo:font-size="8.5pt" style:font-size-asian="8.5pt" style:font-size-complex="8.5pt"/>
    </style:style>
    <style:style style:name="P1038" style:parent-style-name="Standard" style:family="paragraph">
      <style:paragraph-properties fo:margin-top="0.0166in" fo:margin-bottom="0.0166in"/>
    </style:style>
    <style:style style:name="T1039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1040" style:parent-style-name="Absatz-Standardschriftart" style:family="text">
      <style:text-properties fo:color="#1A1A1A" fo:font-size="8.5pt" style:font-size-asian="8.5pt" style:font-size-complex="8.5pt"/>
    </style:style>
    <style:style style:name="T1041" style:parent-style-name="Absatz-Standardschriftart" style:family="text">
      <style:text-properties fo:color="#1A1A1A" fo:font-size="8.5pt" style:font-size-asian="8.5pt" style:font-size-complex="8.5pt"/>
    </style:style>
    <style:style style:name="T1042" style:parent-style-name="Absatz-Standardschriftart" style:family="text">
      <style:text-properties fo:color="#1A1A1A" fo:font-size="8.5pt" style:font-size-asian="8.5pt" style:font-size-complex="8.5pt"/>
    </style:style>
    <style:style style:name="P1043" style:parent-style-name="Standard" style:family="paragraph">
      <style:paragraph-properties fo:margin-top="0.0166in" fo:margin-bottom="0.0166in"/>
    </style:style>
    <style:style style:name="T1044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1045" style:parent-style-name="Absatz-Standardschriftart" style:family="text">
      <style:text-properties fo:color="#1A1A1A" fo:font-size="8.5pt" style:font-size-asian="8.5pt" style:font-size-complex="8.5pt"/>
    </style:style>
    <style:style style:name="T1046" style:parent-style-name="Absatz-Standardschriftart" style:family="text">
      <style:text-properties fo:color="#1A1A1A" fo:font-size="8.5pt" style:font-size-asian="8.5pt" style:font-size-complex="8.5pt"/>
    </style:style>
    <style:style style:name="T1047" style:parent-style-name="Absatz-Standardschriftart" style:family="text">
      <style:text-properties fo:color="#1A1A1A" fo:font-size="8.5pt" style:font-size-asian="8.5pt" style:font-size-complex="8.5pt"/>
    </style:style>
    <style:style style:name="P1048" style:parent-style-name="Standard" style:family="paragraph">
      <style:paragraph-properties fo:margin-top="0.0166in" fo:margin-bottom="0.0166in"/>
    </style:style>
    <style:style style:name="T1049" style:parent-style-name="Absatz-Standardschriftart" style:family="text">
      <style:text-properties fo:font-weight="bold" style:font-weight-asian="bold" style:font-weight-complex="bold" fo:color="#A00000" fo:font-size="9pt" style:font-size-asian="9pt" style:font-size-complex="9pt"/>
    </style:style>
    <style:style style:name="T1050" style:parent-style-name="Absatz-Standardschriftart" style:family="text">
      <style:text-properties fo:color="#1A1A1A" fo:font-size="8.5pt" style:font-size-asian="8.5pt" style:font-size-complex="8.5pt"/>
    </style:style>
    <style:style style:name="T1051" style:parent-style-name="Absatz-Standardschriftart" style:family="text">
      <style:text-properties fo:color="#1A1A1A" fo:font-size="8.5pt" style:font-size-asian="8.5pt" style:font-size-complex="8.5pt"/>
    </style:style>
    <style:style style:name="T1052" style:parent-style-name="Absatz-Standardschriftart" style:family="text">
      <style:text-properties fo:color="#1A1A1A" fo:font-size="8.5pt" style:font-size-asian="8.5pt" style:font-size-complex="8.5pt"/>
    </style:style>
    <style:style style:name="P1053" style:parent-style-name="Standard" style:family="paragraph">
      <style:paragraph-properties fo:margin-top="0.0208in"/>
    </style:style>
    <style:style style:name="TableColumn1055" style:family="table-column">
      <style:table-column-properties style:column-width="0.9722in"/>
    </style:style>
    <style:style style:name="TableColumn1056" style:family="table-column">
      <style:table-column-properties style:column-width="5.9069in"/>
    </style:style>
    <style:style style:name="Table1054" style:family="table">
      <style:table-properties style:width="6.8791in" fo:margin-left="0in" table:align="left"/>
    </style:style>
    <style:style style:name="TableRow1057" style:family="table-row">
      <style:table-row-properties/>
    </style:style>
    <style:style style:name="TableCell1058" style:family="table-cell">
      <style:table-cell-properties fo:border="0.0069in solid #AAAAAA" fo:background-color="#FCE4D6" style:writing-mode="lr-tb" style:vertical-align="middle" fo:padding-top="0.0555in" fo:padding-left="0.0694in" fo:padding-bottom="0.0555in" fo:padding-right="0.0694in">
        <style:background-fill draw:fill="solid" draw:fill-color="#FCE4D6"/>
      </style:table-cell-properties>
    </style:style>
    <style:style style:name="P1059" style:parent-style-name="Standard" style:family="paragraph">
      <style:paragraph-properties fo:text-align="center"/>
    </style:style>
    <style:style style:name="T1060" style:parent-style-name="Absatz-Standardschriftart" style:family="text">
      <style:text-properties fo:font-weight="bold" style:font-weight-asian="bold" style:font-weight-complex="bold" fo:color="#C55A11" fo:font-size="8.5pt" style:font-size-asian="8.5pt" style:font-size-complex="8.5pt"/>
    </style:style>
    <style:style style:name="TableCell1061" style:family="table-cell">
      <style:table-cell-properties fo:border="0.0069in solid #AAAAAA" fo:background-color="#FCE4D6" style:writing-mode="lr-tb" fo:padding-top="0.0555in" fo:padding-left="0.0694in" fo:padding-bottom="0.0555in" fo:padding-right="0.0694in">
        <style:background-fill draw:fill="solid" draw:fill-color="#FCE4D6"/>
      </style:table-cell-properties>
    </style:style>
    <style:style style:name="P1062" style:parent-style-name="Standard" style:family="paragraph">
      <style:paragraph-properties fo:margin-top="0.0166in" fo:margin-bottom="0.0166in"/>
    </style:style>
    <style:style style:name="T1063" style:parent-style-name="Absatz-Standardschriftart" style:family="text">
      <style:text-properties fo:font-weight="bold" style:font-weight-asian="bold" style:font-weight-complex="bold" fo:color="#C55A11" fo:font-size="9pt" style:font-size-asian="9pt" style:font-size-complex="9pt"/>
    </style:style>
    <style:style style:name="T1064" style:parent-style-name="Absatz-Standardschriftart" style:family="text">
      <style:text-properties fo:color="#1A1A1A" fo:font-size="8.5pt" style:font-size-asian="8.5pt" style:font-size-complex="8.5pt"/>
    </style:style>
    <style:style style:name="P1065" style:parent-style-name="Standard" style:family="paragraph">
      <style:paragraph-properties fo:margin-top="0.0166in" fo:margin-bottom="0.0166in"/>
    </style:style>
    <style:style style:name="T1066" style:parent-style-name="Absatz-Standardschriftart" style:family="text">
      <style:text-properties fo:font-weight="bold" style:font-weight-asian="bold" style:font-weight-complex="bold" fo:color="#C55A11" fo:font-size="9pt" style:font-size-asian="9pt" style:font-size-complex="9pt"/>
    </style:style>
    <style:style style:name="T1067" style:parent-style-name="Absatz-Standardschriftart" style:family="text">
      <style:text-properties fo:color="#1A1A1A" fo:font-size="8.5pt" style:font-size-asian="8.5pt" style:font-size-complex="8.5pt"/>
    </style:style>
    <style:style style:name="T1068" style:parent-style-name="Absatz-Standardschriftart" style:family="text">
      <style:text-properties fo:color="#1A1A1A" fo:font-size="8.5pt" style:font-size-asian="8.5pt" style:font-size-complex="8.5pt"/>
    </style:style>
    <style:style style:name="P1069" style:parent-style-name="Standard" style:family="paragraph">
      <style:paragraph-properties fo:margin-top="0.0166in" fo:margin-bottom="0.0166in"/>
    </style:style>
    <style:style style:name="T1070" style:parent-style-name="Absatz-Standardschriftart" style:family="text">
      <style:text-properties fo:font-weight="bold" style:font-weight-asian="bold" style:font-weight-complex="bold" fo:color="#C55A11" fo:font-size="9pt" style:font-size-asian="9pt" style:font-size-complex="9pt"/>
    </style:style>
    <style:style style:name="T1071" style:parent-style-name="Absatz-Standardschriftart" style:family="text">
      <style:text-properties fo:color="#1A1A1A" fo:font-size="8.5pt" style:font-size-asian="8.5pt" style:font-size-complex="8.5pt"/>
    </style:style>
    <style:style style:name="P1072" style:parent-style-name="Standard" style:family="paragraph">
      <style:paragraph-properties fo:margin-top="0.0166in" fo:margin-bottom="0.0166in"/>
    </style:style>
    <style:style style:name="T1073" style:parent-style-name="Absatz-Standardschriftart" style:family="text">
      <style:text-properties fo:font-weight="bold" style:font-weight-asian="bold" style:font-weight-complex="bold" fo:color="#C55A11" fo:font-size="9pt" style:font-size-asian="9pt" style:font-size-complex="9pt"/>
    </style:style>
    <style:style style:name="T1074" style:parent-style-name="Absatz-Standardschriftart" style:family="text">
      <style:text-properties fo:color="#1A1A1A" fo:font-size="8.5pt" style:font-size-asian="8.5pt" style:font-size-complex="8.5pt"/>
    </style:style>
    <style:style style:name="T1075" style:parent-style-name="Absatz-Standardschriftart" style:family="text">
      <style:text-properties fo:color="#1A1A1A" fo:font-size="8.5pt" style:font-size-asian="8.5pt" style:font-size-complex="8.5pt"/>
    </style:style>
    <style:style style:name="P1076" style:parent-style-name="Standard" style:family="paragraph">
      <style:paragraph-properties fo:margin-top="0.0208in"/>
    </style:style>
    <style:style style:name="TableColumn1078" style:family="table-column">
      <style:table-column-properties style:column-width="1.4451in"/>
    </style:style>
    <style:style style:name="TableColumn1079" style:family="table-column">
      <style:table-column-properties style:column-width="5.434in"/>
    </style:style>
    <style:style style:name="Table1077" style:family="table">
      <style:table-properties style:width="6.8791in" fo:margin-left="0in" table:align="left"/>
    </style:style>
    <style:style style:name="TableRow1080" style:family="table-row">
      <style:table-row-properties/>
    </style:style>
    <style:style style:name="TableCell1081" style:family="table-cell">
      <style:table-cell-properties fo:border="0.0069in solid #AAAAAA" fo:background-color="#E2EFDA" style:writing-mode="lr-tb" style:vertical-align="middle" fo:padding-top="0.0555in" fo:padding-left="0.0694in" fo:padding-bottom="0.0555in" fo:padding-right="0.0694in">
        <style:background-fill draw:fill="solid" draw:fill-color="#E2EFDA"/>
      </style:table-cell-properties>
    </style:style>
    <style:style style:name="P1082" style:parent-style-name="Standard" style:family="paragraph">
      <style:paragraph-properties fo:text-align="center"/>
    </style:style>
    <style:style style:name="T1083" style:parent-style-name="Absatz-Standardschriftart" style:family="text">
      <style:text-properties fo:font-weight="bold" style:font-weight-asian="bold" style:font-weight-complex="bold" fo:color="#375623" fo:font-size="8.5pt" style:font-size-asian="8.5pt" style:font-size-complex="8.5pt"/>
    </style:style>
    <style:style style:name="TableCell1084" style:family="table-cell">
      <style:table-cell-properties fo:border="0.0069in solid #AAAAAA" fo:background-color="#E2EFDA" style:writing-mode="lr-tb" fo:padding-top="0.0555in" fo:padding-left="0.0694in" fo:padding-bottom="0.0555in" fo:padding-right="0.0694in">
        <style:background-fill draw:fill="solid" draw:fill-color="#E2EFDA"/>
      </style:table-cell-properties>
    </style:style>
    <style:style style:name="P1085" style:parent-style-name="Standard" style:family="paragraph">
      <style:paragraph-properties fo:margin-top="0.0166in" fo:margin-bottom="0.0166in"/>
    </style:style>
    <style:style style:name="T1086" style:parent-style-name="Absatz-Standardschriftart" style:family="text">
      <style:text-properties fo:font-weight="bold" style:font-weight-asian="bold" style:font-weight-complex="bold" fo:color="#375623" fo:font-size="9pt" style:font-size-asian="9pt" style:font-size-complex="9pt"/>
    </style:style>
    <style:style style:name="T1087" style:parent-style-name="Absatz-Standardschriftart" style:family="text">
      <style:text-properties fo:color="#1A1A1A" fo:font-size="8.5pt" style:font-size-asian="8.5pt" style:font-size-complex="8.5pt"/>
    </style:style>
    <style:style style:name="T1088" style:parent-style-name="Absatz-Standardschriftart" style:family="text">
      <style:text-properties fo:color="#1A1A1A" fo:font-size="8.5pt" style:font-size-asian="8.5pt" style:font-size-complex="8.5pt"/>
    </style:style>
    <style:style style:name="P1089" style:parent-style-name="Standard" style:family="paragraph">
      <style:paragraph-properties fo:margin-top="0.0166in" fo:margin-bottom="0.0166in"/>
    </style:style>
    <style:style style:name="T1090" style:parent-style-name="Absatz-Standardschriftart" style:family="text">
      <style:text-properties fo:font-weight="bold" style:font-weight-asian="bold" style:font-weight-complex="bold" fo:color="#375623" fo:font-size="9pt" style:font-size-asian="9pt" style:font-size-complex="9pt"/>
    </style:style>
    <style:style style:name="T1091" style:parent-style-name="Absatz-Standardschriftart" style:family="text">
      <style:text-properties fo:color="#1A1A1A" fo:font-size="8.5pt" style:font-size-asian="8.5pt" style:font-size-complex="8.5pt"/>
    </style:style>
    <style:style style:name="T1092" style:parent-style-name="Absatz-Standardschriftart" style:family="text">
      <style:text-properties fo:color="#1A1A1A" fo:font-size="8.5pt" style:font-size-asian="8.5pt" style:font-size-complex="8.5pt"/>
    </style:style>
    <style:style style:name="P1093" style:parent-style-name="Standard" style:family="paragraph">
      <style:paragraph-properties fo:margin-top="0.0166in" fo:margin-bottom="0.0166in"/>
    </style:style>
    <style:style style:name="T1094" style:parent-style-name="Absatz-Standardschriftart" style:family="text">
      <style:text-properties fo:font-weight="bold" style:font-weight-asian="bold" style:font-weight-complex="bold" fo:color="#375623" fo:font-size="9pt" style:font-size-asian="9pt" style:font-size-complex="9pt"/>
    </style:style>
    <style:style style:name="T1095" style:parent-style-name="Absatz-Standardschriftart" style:family="text">
      <style:text-properties fo:color="#1A1A1A" fo:font-size="8.5pt" style:font-size-asian="8.5pt" style:font-size-complex="8.5pt"/>
    </style:style>
    <style:style style:name="T1096" style:parent-style-name="Absatz-Standardschriftart" style:family="text">
      <style:text-properties fo:color="#1A1A1A" fo:font-size="8.5pt" style:font-size-asian="8.5pt" style:font-size-complex="8.5pt"/>
    </style:style>
    <style:style style:name="P1097" style:parent-style-name="Standard" style:family="paragraph">
      <style:paragraph-properties fo:margin-top="0.0166in" fo:margin-bottom="0.0166in"/>
    </style:style>
    <style:style style:name="T1098" style:parent-style-name="Absatz-Standardschriftart" style:family="text">
      <style:text-properties fo:font-weight="bold" style:font-weight-asian="bold" style:font-weight-complex="bold" fo:color="#375623" fo:font-size="9pt" style:font-size-asian="9pt" style:font-size-complex="9pt"/>
    </style:style>
    <style:style style:name="T1099" style:parent-style-name="Absatz-Standardschriftart" style:family="text">
      <style:text-properties fo:color="#1A1A1A" fo:font-size="8.5pt" style:font-size-asian="8.5pt" style:font-size-complex="8.5pt"/>
    </style:style>
    <style:style style:name="P1100" style:parent-style-name="Standard" style:family="paragraph">
      <style:paragraph-properties fo:margin-top="0.0208in"/>
    </style:style>
    <style:style style:name="P1101" style:parent-style-name="Standard" style:family="paragraph">
      <style:paragraph-properties fo:margin-top="0.0416in"/>
    </style:style>
    <style:style style:name="T1102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1103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1104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1105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1106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1107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1108" style:parent-style-name="Absatz-Standardschriftart" style:family="text">
      <style:text-properties fo:font-size="11pt" style:font-size-asian="11pt" style:font-size-complex="11pt"/>
    </style:style>
    <style:style style:name="P1109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1110" style:parent-style-name="Absatz-Standardschriftart" style:family="text">
      <style:text-properties fo:font-size="11pt" style:font-size-asian="11pt" style:font-size-complex="11pt"/>
    </style:style>
    <style:style style:name="P1111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1112" style:parent-style-name="Absatz-Standardschriftart" style:family="text">
      <style:text-properties fo:font-size="11pt" style:font-size-asian="11pt" style:font-size-complex="11pt"/>
    </style:style>
    <style:style style:name="P1113" style:parent-style-name="Standard" style:family="paragraph">
      <style:paragraph-properties fo:margin-top="0.0555in"/>
    </style:style>
    <style:style style:name="TableColumn1115" style:family="table-column">
      <style:table-column-properties style:column-width="6.8791in"/>
    </style:style>
    <style:style style:name="Table1114" style:family="table">
      <style:table-properties style:width="6.8791in" fo:margin-left="0in" table:align="left"/>
    </style:style>
    <style:style style:name="TableRow1116" style:family="table-row">
      <style:table-row-properties/>
    </style:style>
    <style:style style:name="TableCell1117" style:family="table-cell">
      <style:table-cell-properties fo:border="0in none #FFFFFF" fo:background-color="#2E75B6" style:writing-mode="lr-tb" fo:padding-top="0.0416in" fo:padding-left="0.0694in" fo:padding-bottom="0.0416in" fo:padding-right="0.0694in">
        <style:background-fill draw:fill="solid" draw:fill-color="#2E75B6"/>
      </style:table-cell-properties>
    </style:style>
    <style:style style:name="T1118" style:parent-style-name="Absatz-Standardschriftart" style:family="text">
      <style:text-properties fo:font-weight="bold" style:font-weight-asian="bold" style:font-weight-complex="bold" fo:color="#FFFFFF"/>
    </style:style>
    <style:style style:name="P1119" style:parent-style-name="Standard" style:family="paragraph">
      <style:paragraph-properties fo:margin-top="0.0416in"/>
    </style:style>
    <style:style style:name="T1120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1121" style:parent-style-name="Standard" style:family="paragraph">
      <style:paragraph-properties fo:margin-top="0.0277in"/>
    </style:style>
    <style:style style:name="TableColumn1123" style:family="table-column">
      <style:table-column-properties style:column-width="1.5055in"/>
    </style:style>
    <style:style style:name="TableColumn1124" style:family="table-column">
      <style:table-column-properties style:column-width="0.6138in"/>
    </style:style>
    <style:style style:name="TableColumn1125" style:family="table-column">
      <style:table-column-properties style:column-width="1.7375in"/>
    </style:style>
    <style:style style:name="TableColumn1126" style:family="table-column">
      <style:table-column-properties style:column-width="0.7208in"/>
    </style:style>
    <style:style style:name="TableColumn1127" style:family="table-column">
      <style:table-column-properties style:column-width="1.8381in"/>
    </style:style>
    <style:style style:name="TableColumn1128" style:family="table-column">
      <style:table-column-properties style:column-width="0.4631in"/>
    </style:style>
    <style:style style:name="Table1122" style:family="table">
      <style:table-properties style:width="6.8791in" fo:margin-left="0in" table:align="left"/>
    </style:style>
    <style:style style:name="TableRow1129" style:family="table-row">
      <style:table-row-properties/>
    </style:style>
    <style:style style:name="TableCell1130" style:family="table-cell">
      <style:table-cell-properties fo:border="0.0069in solid #777777" fo:background-color="#1F3864" style:writing-mode="lr-tb" fo:padding-top="0.0555in" fo:padding-left="0.0694in" fo:padding-bottom="0.0555in" fo:padding-right="0.0694in">
        <style:background-fill draw:fill="solid" draw:fill-color="#1F3864"/>
      </style:table-cell-properties>
    </style:style>
    <style:style style:name="T1131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1132" style:family="table-cell">
      <style:table-cell-properties fo:border="0.0069in solid #777777" fo:background-color="#2E75B6" style:writing-mode="lr-tb" fo:padding-top="0.0555in" fo:padding-left="0.0694in" fo:padding-bottom="0.0555in" fo:padding-right="0.0694in">
        <style:background-fill draw:fill="solid" draw:fill-color="#2E75B6"/>
      </style:table-cell-properties>
    </style:style>
    <style:style style:name="P1133" style:parent-style-name="Standard" style:family="paragraph">
      <style:paragraph-properties fo:text-align="center"/>
    </style:style>
    <style:style style:name="T1134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1135" style:family="table-cell">
      <style:table-cell-properties fo:border="0.0069in solid #777777" fo:background-color="#2E75B6" style:writing-mode="lr-tb" fo:padding-top="0.0555in" fo:padding-left="0.0694in" fo:padding-bottom="0.0555in" fo:padding-right="0.0694in">
        <style:background-fill draw:fill="solid" draw:fill-color="#2E75B6"/>
      </style:table-cell-properties>
    </style:style>
    <style:style style:name="T1136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1137" style:family="table-cell">
      <style:table-cell-properties fo:border="0.0069in solid #777777" fo:background-color="#C55A11" style:writing-mode="lr-tb" fo:padding-top="0.0555in" fo:padding-left="0.0694in" fo:padding-bottom="0.0555in" fo:padding-right="0.0694in">
        <style:background-fill draw:fill="solid" draw:fill-color="#C55A11"/>
      </style:table-cell-properties>
    </style:style>
    <style:style style:name="P1138" style:parent-style-name="Standard" style:family="paragraph">
      <style:paragraph-properties fo:text-align="center"/>
    </style:style>
    <style:style style:name="T1139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1140" style:family="table-cell">
      <style:table-cell-properties fo:border="0.0069in solid #777777" fo:background-color="#C55A11" style:writing-mode="lr-tb" fo:padding-top="0.0555in" fo:padding-left="0.0694in" fo:padding-bottom="0.0555in" fo:padding-right="0.0694in">
        <style:background-fill draw:fill="solid" draw:fill-color="#C55A11"/>
      </style:table-cell-properties>
    </style:style>
    <style:style style:name="T1141" style:parent-style-name="Absatz-Standardschriftart" style:family="text">
      <style:text-properties fo:font-weight="bold" style:font-weight-asian="bold" style:font-weight-complex="bold" fo:color="#FFFFFF" fo:font-size="8pt" style:font-size-asian="8pt" style:font-size-complex="8pt"/>
    </style:style>
    <style:style style:name="TableCell1142" style:family="table-cell">
      <style:table-cell-properties fo:border="0.0069in solid #777777" fo:background-color="#595959" style:writing-mode="lr-tb" fo:padding-top="0.0555in" fo:padding-left="0.0694in" fo:padding-bottom="0.0555in" fo:padding-right="0.0694in">
        <style:background-fill draw:fill="solid" draw:fill-color="#595959"/>
      </style:table-cell-properties>
    </style:style>
    <style:style style:name="P1143" style:parent-style-name="Standard" style:family="paragraph">
      <style:paragraph-properties fo:text-align="center"/>
    </style:style>
    <style:style style:name="T1144" style:parent-style-name="Absatz-Standardschriftart" style:family="text">
      <style:text-properties fo:font-weight="bold" style:font-weight-asian="bold" style:font-weight-complex="bold" fo:color="#FFFFFF" fo:font-size="7pt" style:font-size-asian="7pt" style:font-size-complex="7pt"/>
    </style:style>
    <style:style style:name="TableRow1145" style:family="table-row">
      <style:table-row-properties/>
    </style:style>
    <style:style style:name="TableCell1146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1147" style:parent-style-name="Absatz-Standardschriftart" style:family="text">
      <style:text-properties fo:font-style="italic" style:font-style-asian="italic" style:font-style-complex="italic" fo:color="#1A1A1A" fo:font-size="8.5pt" style:font-size-asian="8.5pt" style:font-size-complex="8.5pt"/>
    </style:style>
    <style:style style:name="TableCell1148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149" style:parent-style-name="Standard" style:family="paragraph">
      <style:paragraph-properties fo:text-align="center"/>
    </style:style>
    <style:style style:name="T1150" style:parent-style-name="Absatz-Standardschriftart" style:family="text">
      <style:text-properties fo:font-weight="bold" style:font-weight-asian="bold" style:font-weight-complex="bold" fo:color="#A00000" fo:font-size="8.5pt" style:font-size-asian="8.5pt" style:font-size-complex="8.5pt"/>
    </style:style>
    <style:style style:name="TableCell1151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1152" style:parent-style-name="Absatz-Standardschriftart" style:family="text">
      <style:text-properties fo:color="#1A1A1A" fo:font-size="8.5pt" style:font-size-asian="8.5pt" style:font-size-complex="8.5pt"/>
    </style:style>
    <style:style style:name="TableCell1153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154" style:parent-style-name="Standard" style:family="paragraph">
      <style:paragraph-properties fo:text-align="center"/>
    </style:style>
    <style:style style:name="T1155" style:parent-style-name="Absatz-Standardschriftart" style:family="text">
      <style:text-properties fo:font-weight="bold" style:font-weight-asian="bold" style:font-weight-complex="bold" fo:color="#C55A11" fo:font-size="8.5pt" style:font-size-asian="8.5pt" style:font-size-complex="8.5pt"/>
    </style:style>
    <style:style style:name="TableCell1156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T1157" style:parent-style-name="Absatz-Standardschriftart" style:family="text">
      <style:text-properties fo:color="#1A1A1A" fo:font-size="8.5pt" style:font-size-asian="8.5pt" style:font-size-complex="8.5pt"/>
    </style:style>
    <style:style style:name="TableCell1158" style:family="table-cell">
      <style:table-cell-properties fo:border="0.0069in solid #CCCCCC" fo:background-color="#FFE0E0" style:writing-mode="lr-tb" fo:padding-top="0.0555in" fo:padding-left="0.0694in" fo:padding-bottom="0.0555in" fo:padding-right="0.0694in">
        <style:background-fill draw:fill="solid" draw:fill-color="#FFE0E0"/>
      </style:table-cell-properties>
    </style:style>
    <style:style style:name="P1159" style:parent-style-name="Standard" style:family="paragraph">
      <style:paragraph-properties fo:text-align="end"/>
    </style:style>
    <style:style style:name="T1160" style:parent-style-name="Absatz-Standardschriftart" style:family="text">
      <style:text-properties fo:color="#1A1A1A" fo:font-size="7.5pt" style:font-size-asian="7.5pt" style:font-size-complex="7.5pt"/>
    </style:style>
    <style:style style:name="TableRow1161" style:family="table-row">
      <style:table-row-properties/>
    </style:style>
    <style:style style:name="TableCell1162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1163" style:parent-style-name="Absatz-Standardschriftart" style:family="text">
      <style:text-properties fo:font-style="italic" style:font-style-asian="italic" style:font-style-complex="italic" fo:color="#595959" fo:font-size="8.5pt" style:font-size-asian="8.5pt" style:font-size-complex="8.5pt"/>
    </style:style>
    <style:style style:name="TableCell1164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1165" style:parent-style-name="Absatz-Standardschriftart" style:family="text">
      <style:text-properties fo:color="#1A1A1A"/>
    </style:style>
    <style:style style:name="TableCell1166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1167" style:parent-style-name="Absatz-Standardschriftart" style:family="text">
      <style:text-properties fo:color="#1A1A1A"/>
    </style:style>
    <style:style style:name="TableCell1168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1169" style:parent-style-name="Absatz-Standardschriftart" style:family="text">
      <style:text-properties fo:color="#1A1A1A"/>
    </style:style>
    <style:style style:name="TableCell1170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1171" style:parent-style-name="Absatz-Standardschriftart" style:family="text">
      <style:text-properties fo:color="#1A1A1A"/>
    </style:style>
    <style:style style:name="TableCell1172" style:family="table-cell">
      <style:table-cell-properties fo:border="0.0069in solid #DDDDDD" fo:background-color="#FFFFFF" style:writing-mode="lr-tb" fo:padding-top="0.0555in" fo:padding-left="0.0694in" fo:padding-bottom="0.0555in" fo:padding-right="0.0694in">
        <style:background-fill draw:fill="solid" draw:fill-color="#FFFFFF"/>
      </style:table-cell-properties>
    </style:style>
    <style:style style:name="T1173" style:parent-style-name="Absatz-Standardschriftart" style:family="text">
      <style:text-properties fo:color="#1A1A1A"/>
    </style:style>
    <style:style style:name="P1174" style:parent-style-name="Standard" style:family="paragraph">
      <style:paragraph-properties fo:margin-top="0.0555in"/>
    </style:style>
    <style:style style:name="T1175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1176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T1177" style:parent-style-name="Absatz-Standardschriftart" style:family="text">
      <style:text-properties fo:font-weight="bold" style:font-weight-asian="bold" style:font-weight-complex="bold" fo:color="#1F3864" fo:font-size="8.5pt" style:font-size-asian="8.5pt" style:font-size-complex="8.5pt"/>
    </style:style>
    <style:style style:name="P1178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1179" style:parent-style-name="Absatz-Standardschriftart" style:family="text">
      <style:text-properties fo:font-size="11pt" style:font-size-asian="11pt" style:font-size-complex="11pt"/>
    </style:style>
    <style:style style:name="P1180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1181" style:parent-style-name="Absatz-Standardschriftart" style:family="text">
      <style:text-properties fo:font-size="11pt" style:font-size-asian="11pt" style:font-size-complex="11pt"/>
    </style:style>
    <style:style style:name="P1182" style:parent-style-name="Standard" style:family="paragraph">
      <style:paragraph-properties fo:margin-top="0.0555in"/>
    </style:style>
    <style:style style:name="TableColumn1184" style:family="table-column">
      <style:table-column-properties style:column-width="1.702in"/>
    </style:style>
    <style:style style:name="TableColumn1185" style:family="table-column">
      <style:table-column-properties style:column-width="2.8979in"/>
    </style:style>
    <style:style style:name="TableColumn1186" style:family="table-column">
      <style:table-column-properties style:column-width="2.2791in"/>
    </style:style>
    <style:style style:name="Table1183" style:family="table">
      <style:table-properties style:width="6.8791in" fo:margin-left="0in" table:align="left"/>
    </style:style>
    <style:style style:name="TableRow1187" style:family="table-row">
      <style:table-row-properties/>
    </style:style>
    <style:style style:name="TableCell1188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189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1190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1191" style:parent-style-name="Absatz-Standardschriftart" style:family="text">
      <style:text-properties fo:font-size="11pt" style:font-size-asian="11pt" style:font-size-complex="11pt"/>
    </style:style>
    <style:style style:name="TableCell1192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193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T1194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1195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1196" style:parent-style-name="Absatz-Standardschriftart" style:family="text">
      <style:text-properties fo:font-size="11pt" style:font-size-asian="11pt" style:font-size-complex="11pt"/>
    </style:style>
    <style:style style:name="TableCell1197" style:family="table-cell">
      <style:table-cell-properties fo:border="0.0069in solid #CCCCCC" fo:background-color="#DEEAF1" style:writing-mode="lr-tb" fo:padding-top="0.0555in" fo:padding-left="0.0694in" fo:padding-bottom="0.0555in" fo:padding-right="0.0694in">
        <style:background-fill draw:fill="solid" draw:fill-color="#DEEAF1"/>
      </style:table-cell-properties>
    </style:style>
    <style:style style:name="T1198" style:parent-style-name="Absatz-Standardschriftart" style:family="text">
      <style:text-properties fo:font-weight="bold" style:font-weight-asian="bold" style:font-weight-complex="bold" fo:color="#1F3864" fo:font-size="8pt" style:font-size-asian="8pt" style:font-size-complex="8pt"/>
    </style:style>
    <style:style style:name="P1199" style:parent-style-name="Standard" style:family="paragraph">
      <style:paragraph-properties fo:border-top="0in none #FFFFFF" fo:border-left="0in none #FFFFFF" fo:border-bottom="0.0104in solid #D0D0D0" fo:border-right="0in none #FFFFFF" fo:padding="0in" style:shadow="none" fo:margin-bottom="0.0555in"/>
    </style:style>
    <style:style style:name="T1200" style:parent-style-name="Absatz-Standardschriftart" style:family="text">
      <style:text-properties fo:font-size="11pt" style:font-size-asian="11pt" style:font-size-complex="11pt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1 <text:s text:c="2"/>INVENTURLISTE</text:span></text:p>
            <text:p text:style-name="P7"><text:span text:style-name="T8">Erfassung und Abgleich von Soll- und Ist-Bestand</text:span></text:p>
          </table:table-cell>
        </table:table-row>
        <table:table-row table:style-name="TableRow9">
          <table:table-cell table:style-name="TableCell10">
            <text:p text:style-name="Standard"><text:span text:style-name="T11">Lager: Bergisches Papierkontor GmbH <text:s text:c="2"/>| <text:s text:c="2"/>Fach: Rechnungswesen <text:s text:c="2"/>| <text:s text:c="2"/>Berufsschule / Sek II</text:span></text:p>
          </table:table-cell>
        </table:table-row>
      </table:table>
      <text:p text:style-name="P12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Standard"><text:span text:style-name="T20">Datum der Inventur</text:span></text:p>
            <text:p text:style-name="P21"><text:s/></text:p>
          </table:table-cell>
          <table:table-cell table:style-name="TableCell22">
            <text:p text:style-name="Standard"><text:span text:style-name="T23">Lager / Abteilung</text:span></text:p>
            <text:p text:style-name="P24"><text:s/></text:p>
          </table:table-cell>
          <table:table-cell table:style-name="TableCell25">
            <text:p text:style-name="Standard"><text:span text:style-name="T26">Verantwortliche Person</text:span></text:p>
            <text:p text:style-name="P27"><text:s/></text:p>
          </table:table-cell>
          <table:table-cell table:style-name="TableCell28">
            <text:p text:style-name="Standard"><text:span text:style-name="T29">Seite</text:span></text:p>
            <text:p text:style-name="P30"><text:s/></text:p>
          </table:table-cell>
        </table:table-row>
      </table:table>
      <text:p text:style-name="P31"/>
      <table:table table:style-name="Table32">
        <table:table-columns>
          <table:table-column table:style-name="TableColumn33"/>
        </table:table-columns>
        <table:table-row table:style-name="TableRow34">
          <table:table-cell table:style-name="TableCell35">
            <text:p text:style-name="Standard"><text:span text:style-name="T36">Hinweis: Alle Felder<text:s/></text:span><text:span text:style-name="T37">vollständig</text:span><text:span text:style-name="T38"><text:s/></text:span><text:span text:style-name="T39">ausfüllen</text:span><text:span text:style-name="T40">. Abweichungen sofort in der Spalte 'Abweichung' vermerken und in der Bemerkungsspalte<text:s/></text:span><text:span text:style-name="T41">begründen</text:span><text:span text:style-name="T42">. Negative Abweichungen = Fehlmengen (rot markieren).</text:span></text:p>
          </table:table-cell>
        </table:table-row>
      </table:table>
      <text:p text:style-name="P43"/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</table:table-columns>
        <table:table-header-rows>
          <table:table-row table:style-name="TableRow55">
            <table:table-cell table:style-name="TableCell56">
              <text:p text:style-name="P57"><text:span text:style-name="T58">Nr.</text:span></text:p>
            </table:table-cell>
            <table:table-cell table:style-name="TableCell59">
              <text:p text:style-name="P60"><text:span text:style-name="T61">Artikel / Bezeichnung</text:span></text:p>
            </table:table-cell>
            <table:table-cell table:style-name="TableCell62">
              <text:p text:style-name="P63"><text:span text:style-name="T64">Artikel- nummer</text:span></text:p>
            </table:table-cell>
            <table:table-cell table:style-name="TableCell65">
              <text:p text:style-name="P66"><text:span text:style-name="T67">Einheit</text:span></text:p>
            </table:table-cell>
            <table:table-cell table:style-name="TableCell68">
              <text:p text:style-name="P69"><text:span text:style-name="T70">Soll- Bestand</text:span></text:p>
            </table:table-cell>
            <table:table-cell table:style-name="TableCell71">
              <text:p text:style-name="P72"><text:span text:style-name="T73">Ist- Bestand</text:span></text:p>
            </table:table-cell>
            <table:table-cell table:style-name="TableCell74">
              <text:p text:style-name="P75"><text:span text:style-name="T76">Ab- weichung</text:span></text:p>
            </table:table-cell>
            <table:table-cell table:style-name="TableCell77">
              <text:p text:style-name="P78"><text:span text:style-name="T79">Wert / Einheit</text:span></text:p>
            </table:table-cell>
            <table:table-cell table:style-name="TableCell80">
              <text:p text:style-name="P81"><text:span text:style-name="T82">Gesamt- wert (Abw.)</text:span></text:p>
            </table:table-cell>
            <table:table-cell table:style-name="TableCell83">
              <text:p text:style-name="P84"><text:span text:style-name="T85">Bemerkung</text:span></text:p>
            </table:table-cell>
          </table:table-row>
        </table:table-header-rows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><text:span text:style-name="T95">Stk/Box/...</text:span></text:p>
          </table:table-cell>
          <table:table-cell table:style-name="TableCell96">
            <text:p text:style-name="P97"><text:span text:style-name="T98">lt. System</text:span></text:p>
          </table:table-cell>
          <table:table-cell table:style-name="TableCell99">
            <text:p text:style-name="P100"><text:span text:style-name="T101">lt.<text:s/></text:span><text:span text:style-name="T102">Zählung</text:span></text:p>
          </table:table-cell>
          <table:table-cell table:style-name="TableCell103">
            <text:p text:style-name="P104"><text:span text:style-name="T105">+/-</text:span></text:p>
          </table:table-cell>
          <table:table-cell table:style-name="TableCell106">
            <text:p text:style-name="P107"><text:span text:style-name="T108">EUR</text:span></text:p>
          </table:table-cell>
          <table:table-cell table:style-name="TableCell109">
            <text:p text:style-name="P110"><text:span text:style-name="T111">EUR</text:span>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<text:span text:style-name="T117">1</text:span></text:p>
          </table:table-cell>
          <table:table-cell table:style-name="TableCell118">
            <text:p text:style-name="Standard"><text:span text:style-name="T119">Laptop (15", Business)</text:span></text:p>
          </table:table-cell>
          <table:table-cell table:style-name="TableCell120">
            <text:p text:style-name="P121"><text:span text:style-name="T122">IT-4471</text:span></text:p>
          </table:table-cell>
          <table:table-cell table:style-name="TableCell123">
            <text:p text:style-name="P124"><text:span text:style-name="T125">Stk</text:span></text:p>
          </table:table-cell>
          <table:table-cell table:style-name="TableCell126">
            <text:p text:style-name="P127"><text:span text:style-name="T128">25</text:span></text:p>
          </table:table-cell>
          <table:table-cell table:style-name="TableCell129">
            <text:p text:style-name="P130"><text:span text:style-name="T131">20</text:span></text:p>
          </table:table-cell>
          <table:table-cell table:style-name="TableCell132">
            <text:p text:style-name="P133"><text:span text:style-name="T134">-5</text:span></text:p>
          </table:table-cell>
          <table:table-cell table:style-name="TableCell135">
            <text:p text:style-name="P136"><text:span text:style-name="T137">899,00</text:span></text:p>
          </table:table-cell>
          <table:table-cell table:style-name="TableCell138">
            <text:p text:style-name="P139"><text:span text:style-name="T140">-4.495,00</text:span></text:p>
          </table:table-cell>
          <table:table-cell table:style-name="TableCell141">
            <text:p text:style-name="Standard"><text:span text:style-name="T142">5<text:s/></text:span><text:span text:style-name="T143">Geräte</text:span><text:span text:style-name="T144"><text:s/>fehlen! Keine<text:s/></text:span><text:span text:style-name="T145">Erklärung</text:span><text:span text:style-name="T146"><text:s/>vorliegend.</text:span></text:p>
          </table:table-cell>
        </table:table-row>
        <table:table-row table:style-name="TableRow147">
          <table:table-cell table:style-name="TableCell148">
            <text:p text:style-name="P149"><text:span text:style-name="T150">2</text:span></text:p>
          </table:table-cell>
          <table:table-cell table:style-name="TableCell151">
            <text:p text:style-name="Standard"><text:span text:style-name="T152">Maus (kabellos)</text:span></text:p>
          </table:table-cell>
          <table:table-cell table:style-name="TableCell153">
            <text:p text:style-name="P154"><text:span text:style-name="T155">IT-4490</text:span></text:p>
          </table:table-cell>
          <table:table-cell table:style-name="TableCell156">
            <text:p text:style-name="P157"><text:span text:style-name="T158">Stk</text:span></text:p>
          </table:table-cell>
          <table:table-cell table:style-name="TableCell159">
            <text:p text:style-name="P160"><text:span text:style-name="T161">50</text:span></text:p>
          </table:table-cell>
          <table:table-cell table:style-name="TableCell162">
            <text:p text:style-name="P163"><text:span text:style-name="T164">50</text:span></text:p>
          </table:table-cell>
          <table:table-cell table:style-name="TableCell165">
            <text:p text:style-name="P166"><text:span text:style-name="T167">0</text:span></text:p>
          </table:table-cell>
          <table:table-cell table:style-name="TableCell168">
            <text:p text:style-name="P169"><text:span text:style-name="T170">24,90</text:span></text:p>
          </table:table-cell>
          <table:table-cell table:style-name="TableCell171">
            <text:p text:style-name="P172"><text:span text:style-name="T173">0,00</text:span></text:p>
          </table:table-cell>
          <table:table-cell table:style-name="TableCell174">
            <text:p text:style-name="Standard"><text:span text:style-name="T175">Bestand korrekt</text:span></text:p>
          </table:table-cell>
        </table:table-row>
        <table:table-row table:style-name="TableRow176">
          <table:table-cell table:style-name="TableCell177">
            <text:p text:style-name="P178"><text:span text:style-name="T179">3</text:span></text:p>
          </table:table-cell>
          <table:table-cell table:style-name="TableCell180">
            <text:p text:style-name="Standard"><text:span text:style-name="T181">Tastatur (USB)</text:span></text:p>
          </table:table-cell>
          <table:table-cell table:style-name="TableCell182">
            <text:p text:style-name="P183"><text:span text:style-name="T184">IT-4505</text:span></text:p>
          </table:table-cell>
          <table:table-cell table:style-name="TableCell185">
            <text:p text:style-name="P186"><text:span text:style-name="T187">Stk</text:span></text:p>
          </table:table-cell>
          <table:table-cell table:style-name="TableCell188">
            <text:p text:style-name="P189"><text:span text:style-name="T190">48</text:span></text:p>
          </table:table-cell>
          <table:table-cell table:style-name="TableCell191">
            <text:p text:style-name="P192"><text:span text:style-name="T193">48</text:span></text:p>
          </table:table-cell>
          <table:table-cell table:style-name="TableCell194">
            <text:p text:style-name="P195"><text:span text:style-name="T196">0</text:span></text:p>
          </table:table-cell>
          <table:table-cell table:style-name="TableCell197">
            <text:p text:style-name="P198"><text:span text:style-name="T199">19,50</text:span></text:p>
          </table:table-cell>
          <table:table-cell table:style-name="TableCell200">
            <text:p text:style-name="P201"><text:span text:style-name="T202">0,00</text:span></text:p>
          </table:table-cell>
          <table:table-cell table:style-name="TableCell203">
            <text:p text:style-name="Standard"><text:span text:style-name="T204">Bestand korrekt</text:span></text:p>
          </table:table-cell>
        </table:table-row>
        <table:table-row table:style-name="TableRow205">
          <table:table-cell table:style-name="TableCell206">
            <text:p text:style-name="P207"><text:span text:style-name="T208">4</text:span></text:p>
          </table:table-cell>
          <table:table-cell table:style-name="TableCell209">
            <text:p text:style-name="Standard"><text:span text:style-name="T210"><text:s/></text:span></text:p>
          </table:table-cell>
          <table:table-cell table:style-name="TableCell211">
            <text:p text:style-name="Standard"><text:span text:style-name="T212"><text:s/></text:span></text:p>
          </table:table-cell>
          <table:table-cell table:style-name="TableCell213">
            <text:p text:style-name="Standard"><text:span text:style-name="T214"><text:s/></text:span></text:p>
          </table:table-cell>
          <table:table-cell table:style-name="TableCell215">
            <text:p text:style-name="Standard"><text:span text:style-name="T216"><text:s/></text:span></text:p>
          </table:table-cell>
          <table:table-cell table:style-name="TableCell217">
            <text:p text:style-name="Standard"><text:span text:style-name="T218"><text:s/></text:span></text:p>
          </table:table-cell>
          <table:table-cell table:style-name="TableCell219">
            <text:p text:style-name="Standard"><text:span text:style-name="T220"><text:s/></text:span></text:p>
          </table:table-cell>
          <table:table-cell table:style-name="TableCell221">
            <text:p text:style-name="Standard"><text:span text:style-name="T222"><text:s/></text:span></text:p>
          </table:table-cell>
          <table:table-cell table:style-name="TableCell223">
            <text:p text:style-name="Standard"><text:span text:style-name="T224"><text:s/></text:span></text:p>
          </table:table-cell>
          <table:table-cell table:style-name="TableCell225">
            <text:p text:style-name="Standard"><text:span text:style-name="T226"><text:s/></text:span></text:p>
          </table:table-cell>
        </table:table-row>
        <table:table-row table:style-name="TableRow227">
          <table:table-cell table:style-name="TableCell228">
            <text:p text:style-name="P229"><text:span text:style-name="T230">5</text:span></text:p>
          </table:table-cell>
          <table:table-cell table:style-name="TableCell231">
            <text:p text:style-name="Standard"><text:span text:style-name="T232"><text:s/></text:span></text:p>
          </table:table-cell>
          <table:table-cell table:style-name="TableCell233">
            <text:p text:style-name="Standard"><text:span text:style-name="T234"><text:s/></text:span></text:p>
          </table:table-cell>
          <table:table-cell table:style-name="TableCell235">
            <text:p text:style-name="Standard"><text:span text:style-name="T236"><text:s/></text:span></text:p>
          </table:table-cell>
          <table:table-cell table:style-name="TableCell237">
            <text:p text:style-name="Standard"><text:span text:style-name="T238"><text:s/></text:span></text:p>
          </table:table-cell>
          <table:table-cell table:style-name="TableCell239">
            <text:p text:style-name="Standard"><text:span text:style-name="T240"><text:s/></text:span></text:p>
          </table:table-cell>
          <table:table-cell table:style-name="TableCell241">
            <text:p text:style-name="Standard"><text:span text:style-name="T242"><text:s/></text:span></text:p>
          </table:table-cell>
          <table:table-cell table:style-name="TableCell243">
            <text:p text:style-name="Standard"><text:span text:style-name="T244"><text:s/></text:span></text:p>
          </table:table-cell>
          <table:table-cell table:style-name="TableCell245">
            <text:p text:style-name="Standard"><text:span text:style-name="T246"><text:s/></text:span></text:p>
          </table:table-cell>
          <table:table-cell table:style-name="TableCell247">
            <text:p text:style-name="Standard"><text:span text:style-name="T248"><text:s/></text:span></text:p>
          </table:table-cell>
        </table:table-row>
        <table:table-row table:style-name="TableRow249">
          <table:table-cell table:style-name="TableCell250">
            <text:p text:style-name="P251"><text:span text:style-name="T252">6</text:span></text:p>
          </table:table-cell>
          <table:table-cell table:style-name="TableCell253">
            <text:p text:style-name="Standard"><text:span text:style-name="T254"><text:s/></text:span></text:p>
          </table:table-cell>
          <table:table-cell table:style-name="TableCell255">
            <text:p text:style-name="Standard"><text:span text:style-name="T256"><text:s/></text:span></text:p>
          </table:table-cell>
          <table:table-cell table:style-name="TableCell257">
            <text:p text:style-name="Standard"><text:span text:style-name="T258"><text:s/></text:span></text:p>
          </table:table-cell>
          <table:table-cell table:style-name="TableCell259">
            <text:p text:style-name="Standard"><text:span text:style-name="T260"><text:s/></text:span></text:p>
          </table:table-cell>
          <table:table-cell table:style-name="TableCell261">
            <text:p text:style-name="Standard"><text:span text:style-name="T262"><text:s/></text:span></text:p>
          </table:table-cell>
          <table:table-cell table:style-name="TableCell263">
            <text:p text:style-name="Standard"><text:span text:style-name="T264"><text:s/></text:span></text:p>
          </table:table-cell>
          <table:table-cell table:style-name="TableCell265">
            <text:p text:style-name="Standard"><text:span text:style-name="T266"><text:s/></text:span></text:p>
          </table:table-cell>
          <table:table-cell table:style-name="TableCell267">
            <text:p text:style-name="Standard"><text:span text:style-name="T268"><text:s/></text:span></text:p>
          </table:table-cell>
          <table:table-cell table:style-name="TableCell269">
            <text:p text:style-name="Standard"><text:span text:style-name="T270"><text:s/></text:span></text:p>
          </table:table-cell>
        </table:table-row>
        <table:table-row table:style-name="TableRow271">
          <table:table-cell table:style-name="TableCell272">
            <text:p text:style-name="P273"><text:span text:style-name="T274">7</text:span></text:p>
          </table:table-cell>
          <table:table-cell table:style-name="TableCell275">
            <text:p text:style-name="Standard"><text:span text:style-name="T276"><text:s/></text:span></text:p>
          </table:table-cell>
          <table:table-cell table:style-name="TableCell277">
            <text:p text:style-name="Standard"><text:span text:style-name="T278"><text:s/></text:span></text:p>
          </table:table-cell>
          <table:table-cell table:style-name="TableCell279">
            <text:p text:style-name="Standard"><text:span text:style-name="T280"><text:s/></text:span></text:p>
          </table:table-cell>
          <table:table-cell table:style-name="TableCell281">
            <text:p text:style-name="Standard"><text:span text:style-name="T282"><text:s/></text:span></text:p>
          </table:table-cell>
          <table:table-cell table:style-name="TableCell283">
            <text:p text:style-name="Standard"><text:span text:style-name="T284"><text:s/></text:span></text:p>
          </table:table-cell>
          <table:table-cell table:style-name="TableCell285">
            <text:p text:style-name="Standard"><text:span text:style-name="T286"><text:s/></text:span></text:p>
          </table:table-cell>
          <table:table-cell table:style-name="TableCell287">
            <text:p text:style-name="Standard"><text:span text:style-name="T288"><text:s/></text:span></text:p>
          </table:table-cell>
          <table:table-cell table:style-name="TableCell289">
            <text:p text:style-name="Standard"><text:span text:style-name="T290"><text:s/></text:span></text:p>
          </table:table-cell>
          <table:table-cell table:style-name="TableCell291">
            <text:p text:style-name="Standard"><text:span text:style-name="T292"><text:s/></text:span></text:p>
          </table:table-cell>
        </table:table-row>
        <table:table-row table:style-name="TableRow293">
          <table:table-cell table:style-name="TableCell294">
            <text:p text:style-name="P295"><text:span text:style-name="T296">8</text:span></text:p>
          </table:table-cell>
          <table:table-cell table:style-name="TableCell297">
            <text:p text:style-name="Standard"><text:span text:style-name="T298"><text:s/></text:span></text:p>
          </table:table-cell>
          <table:table-cell table:style-name="TableCell299">
            <text:p text:style-name="Standard"><text:span text:style-name="T300"><text:s/></text:span></text:p>
          </table:table-cell>
          <table:table-cell table:style-name="TableCell301">
            <text:p text:style-name="Standard"><text:span text:style-name="T302"><text:s/></text:span></text:p>
          </table:table-cell>
          <table:table-cell table:style-name="TableCell303">
            <text:p text:style-name="Standard"><text:span text:style-name="T304"><text:s/></text:span></text:p>
          </table:table-cell>
          <table:table-cell table:style-name="TableCell305">
            <text:p text:style-name="Standard"><text:span text:style-name="T306"><text:s/></text:span></text:p>
          </table:table-cell>
          <table:table-cell table:style-name="TableCell307">
            <text:p text:style-name="Standard"><text:span text:style-name="T308"><text:s/></text:span></text:p>
          </table:table-cell>
          <table:table-cell table:style-name="TableCell309">
            <text:p text:style-name="Standard"><text:span text:style-name="T310"><text:s/></text:span></text:p>
          </table:table-cell>
          <table:table-cell table:style-name="TableCell311">
            <text:p text:style-name="Standard"><text:span text:style-name="T312"><text:s/></text:span></text:p>
          </table:table-cell>
          <table:table-cell table:style-name="TableCell313">
            <text:p text:style-name="Standard"><text:span text:style-name="T314"><text:s/></text:span></text:p>
          </table:table-cell>
        </table:table-row>
        <table:table-row table:style-name="TableRow315">
          <table:table-cell table:style-name="TableCell316">
            <text:p text:style-name="P317"><text:span text:style-name="T318">9</text:span></text:p>
          </table:table-cell>
          <table:table-cell table:style-name="TableCell319">
            <text:p text:style-name="Standard"><text:span text:style-name="T320"><text:s/></text:span></text:p>
          </table:table-cell>
          <table:table-cell table:style-name="TableCell321">
            <text:p text:style-name="Standard"><text:span text:style-name="T322"><text:s/></text:span></text:p>
          </table:table-cell>
          <table:table-cell table:style-name="TableCell323">
            <text:p text:style-name="Standard"><text:span text:style-name="T324"><text:s/></text:span></text:p>
          </table:table-cell>
          <table:table-cell table:style-name="TableCell325">
            <text:p text:style-name="Standard"><text:span text:style-name="T326"><text:s/></text:span></text:p>
          </table:table-cell>
          <table:table-cell table:style-name="TableCell327">
            <text:p text:style-name="Standard"><text:span text:style-name="T328"><text:s/></text:span></text:p>
          </table:table-cell>
          <table:table-cell table:style-name="TableCell329">
            <text:p text:style-name="Standard"><text:span text:style-name="T330"><text:s/></text:span></text:p>
          </table:table-cell>
          <table:table-cell table:style-name="TableCell331">
            <text:p text:style-name="Standard"><text:span text:style-name="T332"><text:s/></text:span></text:p>
          </table:table-cell>
          <table:table-cell table:style-name="TableCell333">
            <text:p text:style-name="Standard"><text:span text:style-name="T334"><text:s/></text:span></text:p>
          </table:table-cell>
          <table:table-cell table:style-name="TableCell335">
            <text:p text:style-name="Standard"><text:span text:style-name="T336"><text:s/></text:span></text:p>
          </table:table-cell>
        </table:table-row>
        <table:table-row table:style-name="TableRow337">
          <table:table-cell table:style-name="TableCell338">
            <text:p text:style-name="P339"><text:span text:style-name="T340">10</text:span></text:p>
          </table:table-cell>
          <table:table-cell table:style-name="TableCell341">
            <text:p text:style-name="Standard"><text:span text:style-name="T342"><text:s/></text:span></text:p>
          </table:table-cell>
          <table:table-cell table:style-name="TableCell343">
            <text:p text:style-name="Standard"><text:span text:style-name="T344"><text:s/></text:span></text:p>
          </table:table-cell>
          <table:table-cell table:style-name="TableCell345">
            <text:p text:style-name="Standard"><text:span text:style-name="T346"><text:s/></text:span></text:p>
          </table:table-cell>
          <table:table-cell table:style-name="TableCell347">
            <text:p text:style-name="Standard"><text:span text:style-name="T348"><text:s/></text:span></text:p>
          </table:table-cell>
          <table:table-cell table:style-name="TableCell349">
            <text:p text:style-name="Standard"><text:span text:style-name="T350"><text:s/></text:span></text:p>
          </table:table-cell>
          <table:table-cell table:style-name="TableCell351">
            <text:p text:style-name="Standard"><text:span text:style-name="T352"><text:s/></text:span></text:p>
          </table:table-cell>
          <table:table-cell table:style-name="TableCell353">
            <text:p text:style-name="Standard"><text:span text:style-name="T354"><text:s/></text:span></text:p>
          </table:table-cell>
          <table:table-cell table:style-name="TableCell355">
            <text:p text:style-name="Standard"><text:span text:style-name="T356"><text:s/></text:span></text:p>
          </table:table-cell>
          <table:table-cell table:style-name="TableCell357">
            <text:p text:style-name="Standard"><text:span text:style-name="T358"><text:s/></text:span></text:p>
          </table:table-cell>
        </table:table-row>
        <table:table-row table:style-name="TableRow359">
          <table:table-cell table:style-name="TableCell360">
            <text:p text:style-name="P361"><text:span text:style-name="T362">11</text:span></text:p>
          </table:table-cell>
          <table:table-cell table:style-name="TableCell363">
            <text:p text:style-name="Standard"><text:span text:style-name="T364"><text:s/></text:span></text:p>
          </table:table-cell>
          <table:table-cell table:style-name="TableCell365">
            <text:p text:style-name="Standard"><text:span text:style-name="T366"><text:s/></text:span></text:p>
          </table:table-cell>
          <table:table-cell table:style-name="TableCell367">
            <text:p text:style-name="Standard"><text:span text:style-name="T368"><text:s/></text:span></text:p>
          </table:table-cell>
          <table:table-cell table:style-name="TableCell369">
            <text:p text:style-name="Standard"><text:span text:style-name="T370"><text:s/></text:span></text:p>
          </table:table-cell>
          <table:table-cell table:style-name="TableCell371">
            <text:p text:style-name="Standard"><text:span text:style-name="T372"><text:s/></text:span></text:p>
          </table:table-cell>
          <table:table-cell table:style-name="TableCell373">
            <text:p text:style-name="Standard"><text:span text:style-name="T374"><text:s/></text:span></text:p>
          </table:table-cell>
          <table:table-cell table:style-name="TableCell375">
            <text:p text:style-name="Standard"><text:span text:style-name="T376"><text:s/></text:span></text:p>
          </table:table-cell>
          <table:table-cell table:style-name="TableCell377">
            <text:p text:style-name="Standard"><text:span text:style-name="T378"><text:s/></text:span></text:p>
          </table:table-cell>
          <table:table-cell table:style-name="TableCell379">
            <text:p text:style-name="Standard"><text:span text:style-name="T380"><text:s/></text:span></text:p>
          </table:table-cell>
        </table:table-row>
        <table:table-row table:style-name="TableRow381">
          <table:table-cell table:style-name="TableCell382">
            <text:p text:style-name="P383"><text:span text:style-name="T384">12</text:span></text:p>
          </table:table-cell>
          <table:table-cell table:style-name="TableCell385">
            <text:p text:style-name="Standard"><text:span text:style-name="T386"><text:s/></text:span></text:p>
          </table:table-cell>
          <table:table-cell table:style-name="TableCell387">
            <text:p text:style-name="Standard"><text:span text:style-name="T388"><text:s/></text:span></text:p>
          </table:table-cell>
          <table:table-cell table:style-name="TableCell389">
            <text:p text:style-name="Standard"><text:span text:style-name="T390"><text:s/></text:span></text:p>
          </table:table-cell>
          <table:table-cell table:style-name="TableCell391">
            <text:p text:style-name="Standard"><text:span text:style-name="T392"><text:s/></text:span></text:p>
          </table:table-cell>
          <table:table-cell table:style-name="TableCell393">
            <text:p text:style-name="Standard"><text:span text:style-name="T394"><text:s/></text:span></text:p>
          </table:table-cell>
          <table:table-cell table:style-name="TableCell395">
            <text:p text:style-name="Standard"><text:span text:style-name="T396"><text:s/></text:span></text:p>
          </table:table-cell>
          <table:table-cell table:style-name="TableCell397">
            <text:p text:style-name="Standard"><text:span text:style-name="T398"><text:s/></text:span></text:p>
          </table:table-cell>
          <table:table-cell table:style-name="TableCell399">
            <text:p text:style-name="Standard"><text:span text:style-name="T400"><text:s/></text:span></text:p>
          </table:table-cell>
          <table:table-cell table:style-name="TableCell401">
            <text:p text:style-name="Standard"><text:span text:style-name="T402"><text:s/></text:span></text:p>
          </table:table-cell>
        </table:table-row>
        <table:table-row table:style-name="TableRow403">
          <table:table-cell table:style-name="TableCell404">
            <text:p text:style-name="P405"><text:span text:style-name="T406">13</text:span></text:p>
          </table:table-cell>
          <table:table-cell table:style-name="TableCell407">
            <text:p text:style-name="Standard"><text:span text:style-name="T408"><text:s/></text:span></text:p>
          </table:table-cell>
          <table:table-cell table:style-name="TableCell409">
            <text:p text:style-name="Standard"><text:span text:style-name="T410"><text:s/></text:span></text:p>
          </table:table-cell>
          <table:table-cell table:style-name="TableCell411">
            <text:p text:style-name="Standard"><text:span text:style-name="T412"><text:s/></text:span></text:p>
          </table:table-cell>
          <table:table-cell table:style-name="TableCell413">
            <text:p text:style-name="Standard"><text:span text:style-name="T414"><text:s/></text:span></text:p>
          </table:table-cell>
          <table:table-cell table:style-name="TableCell415">
            <text:p text:style-name="Standard"><text:span text:style-name="T416"><text:s/></text:span></text:p>
          </table:table-cell>
          <table:table-cell table:style-name="TableCell417">
            <text:p text:style-name="Standard"><text:span text:style-name="T418"><text:s/></text:span></text:p>
          </table:table-cell>
          <table:table-cell table:style-name="TableCell419">
            <text:p text:style-name="Standard"><text:span text:style-name="T420"><text:s/></text:span></text:p>
          </table:table-cell>
          <table:table-cell table:style-name="TableCell421">
            <text:p text:style-name="Standard"><text:span text:style-name="T422"><text:s/></text:span></text:p>
          </table:table-cell>
          <table:table-cell table:style-name="TableCell423">
            <text:p text:style-name="Standard"><text:span text:style-name="T424"><text:s/></text:span></text:p>
          </table:table-cell>
        </table:table-row>
        <table:table-row table:style-name="TableRow425">
          <table:table-cell table:style-name="TableCell426" table:number-columns-spanned="8">
            <text:p text:style-name="Standard"><text:span text:style-name="T427">Sum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28">
            <text:p text:style-name="P429"><text:span text:style-name="T430">-4.495,00 EUR</text:span></text:p>
          </table:table-cell>
          <table:table-cell table:style-name="TableCell431">
            <text:p text:style-name="Standard"><text:span text:style-name="T432">Gesamtabweichung</text:span></text:p>
          </table:table-cell>
        </table:table-row>
      </table:table>
      <text:p text:style-name="P433"/>
      <table:table table:style-name="Table434">
        <table:table-columns>
          <table:table-column table:style-name="TableColumn435"/>
          <table:table-column table:style-name="TableColumn436"/>
          <table:table-column table:style-name="TableColumn437"/>
        </table:table-columns>
        <table:table-row table:style-name="TableRow438">
          <table:table-cell table:style-name="TableCell439">
            <text:p text:style-name="Standard"><text:span text:style-name="T440">Rot hinterlegt = Fehlbestand (Abweichung &lt; 0)</text:span></text:p>
          </table:table-cell>
          <table:table-cell table:style-name="TableCell441">
            <text:p text:style-name="Standard"><text:span text:style-name="T442">Gruen =<text:s/></text:span><text:span text:style-name="T443">Überschuss</text:span><text:span text:style-name="T444"><text:s/>(Abweichung &gt; 0)</text:span></text:p>
          </table:table-cell>
          <table:table-cell table:style-name="TableCell445">
            <text:p text:style-name="Standard"><text:span text:style-name="T446">Keine Farbe = Bestand korrekt (Abweichung = 0)</text:span></text:p>
          </table:table-cell>
        </table:table-row>
      </table:table>
      <text:p text:style-name="P447"/>
      <text:p text:style-name="Standard"><text:span text:style-name="T448">Unterschriften:</text:span></text:p>
      <text:p text:style-name="P449"/>
      <table:table table:style-name="Table450">
        <table:table-columns>
          <table:table-column table:style-name="TableColumn451"/>
          <table:table-column table:style-name="TableColumn452"/>
          <table:table-column table:style-name="TableColumn453"/>
        </table:table-columns>
        <table:table-row table:style-name="TableRow454">
          <table:table-cell table:style-name="TableCell455">
            <text:p text:style-name="Standard"><text:span text:style-name="T456">Inventurz</text:span><text:span text:style-name="T457">ä</text:span><text:span text:style-name="T458">hler:in</text:span></text:p>
            <text:p text:style-name="P459"><text:span text:style-name="T460"><text:s/></text:span></text:p>
          </table:table-cell>
          <table:table-cell table:style-name="TableCell461">
            <text:p text:style-name="Standard"><text:span text:style-name="T462">Kontrollperson</text:span></text:p>
            <text:p text:style-name="P463"><text:span text:style-name="T464"><text:s/></text:span></text:p>
          </table:table-cell>
          <table:table-cell table:style-name="TableCell465">
            <text:p text:style-name="Standard"><text:span text:style-name="T466">Lagerleitung</text:span></text:p>
            <text:p text:style-name="P467"><text:span text:style-name="T468"><text:s/>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line-break/></text:p>
      <table:table table:style-name="Table469">
        <table:table-columns>
          <table:table-column table:style-name="TableColumn470"/>
        </table:table-columns>
        <table:table-row table:style-name="TableRow471">
          <table:table-cell table:style-name="TableCell472">
            <text:soft-page-break/>
            <text:p text:style-name="P473"><text:span text:style-name="T474">2 <text:s text:c="2"/>INVENTURPROTOKOLL</text:span></text:p>
            <text:p text:style-name="P475"><text:span text:style-name="T476">Dokumentation des Inventurablaufs und der festgestellten Abweichungen</text:span></text:p>
          </table:table-cell>
        </table:table-row>
        <table:table-row table:style-name="TableRow477">
          <table:table-cell table:style-name="TableCell478">
            <text:p text:style-name="Standard"><text:span text:style-name="T479">Lager: Bergisches Papierkontor GmbH <text:s text:c="2"/>| <text:s text:c="2"/>Fach: Rechnungswesen <text:s text:c="2"/>| <text:s text:c="2"/>Berufsschule / Sek II</text:span></text:p>
          </table:table-cell>
        </table:table-row>
      </table:table>
      <text:p text:style-name="P480"/>
      <table:table table:style-name="Table481">
        <table:table-columns>
          <table:table-column table:style-name="TableColumn482"/>
        </table:table-columns>
        <table:table-row table:style-name="TableRow483">
          <table:table-cell table:style-name="TableCell484">
            <text:p text:style-name="Standard"><text:span text:style-name="T485"><text:s text:c="2"/>Stammdaten der Inventur</text:span></text:p>
          </table:table-cell>
        </table:table-row>
      </table:table>
      <text:p text:style-name="P486"/>
      <table:table table:style-name="Table487">
        <table:table-columns>
          <table:table-column table:style-name="TableColumn488"/>
          <table:table-column table:style-name="TableColumn489"/>
          <table:table-column table:style-name="TableColumn490"/>
        </table:table-columns>
        <table:table-row table:style-name="TableRow491">
          <table:table-cell table:style-name="TableCell492">
            <text:p text:style-name="Standard"><text:span text:style-name="T493">Datum der Inventur</text:span></text:p>
            <text:p text:style-name="P494"><text:span text:style-name="T495"><text:s/></text:span></text:p>
          </table:table-cell>
          <table:table-cell table:style-name="TableCell496">
            <text:p text:style-name="Standard"><text:span text:style-name="T497">Beginn (Uhrzeit)</text:span></text:p>
            <text:p text:style-name="P498"><text:span text:style-name="T499"><text:s/></text:span></text:p>
          </table:table-cell>
          <table:table-cell table:style-name="TableCell500">
            <text:p text:style-name="Standard"><text:span text:style-name="T501">Ende (Uhrzeit)</text:span></text:p>
            <text:p text:style-name="P502"><text:span text:style-name="T503"><text:s/></text:span></text:p>
          </table:table-cell>
        </table:table-row>
      </table:table>
      <text:p text:style-name="P504"/>
      <table:table table:style-name="Table505">
        <table:table-columns>
          <table:table-column table:style-name="TableColumn506"/>
          <table:table-column table:style-name="TableColumn507"/>
        </table:table-columns>
        <table:table-row table:style-name="TableRow508">
          <table:table-cell table:style-name="TableCell509">
            <text:p text:style-name="Standard"><text:span text:style-name="T510">Inventurort / Lager</text:span></text:p>
            <text:p text:style-name="P511"><text:span text:style-name="T512"><text:s/></text:span></text:p>
          </table:table-cell>
          <table:table-cell table:style-name="TableCell513">
            <text:p text:style-name="Standard"><text:span text:style-name="T514">Unternehmen / Abteilung</text:span></text:p>
            <text:p text:style-name="P515"><text:span text:style-name="T516"><text:s/></text:span></text:p>
          </table:table-cell>
        </table:table-row>
      </table:table>
      <text:p text:style-name="P517"/>
      <table:table table:style-name="Table518">
        <table:table-columns>
          <table:table-column table:style-name="TableColumn519"/>
          <table:table-column table:style-name="TableColumn520"/>
          <table:table-column table:style-name="TableColumn521"/>
        </table:table-columns>
        <table:table-row table:style-name="TableRow522">
          <table:table-cell table:style-name="TableCell523">
            <text:p text:style-name="Standard"><text:span text:style-name="T524">Verantwortliche:r Leiter:in</text:span></text:p>
            <text:p text:style-name="P525"><text:span text:style-name="T526"><text:s/></text:span></text:p>
          </table:table-cell>
          <table:table-cell table:style-name="TableCell527">
            <text:p text:style-name="Standard"><text:span text:style-name="T528">Z</text:span><text:span text:style-name="T529">ä</text:span><text:span text:style-name="T530">hler:in 1</text:span></text:p>
            <text:p text:style-name="P531"><text:span text:style-name="T532"><text:s/></text:span></text:p>
          </table:table-cell>
          <table:table-cell table:style-name="TableCell533">
            <text:p text:style-name="Standard"><text:span text:style-name="T534">Z</text:span><text:span text:style-name="T535">ä</text:span><text:span text:style-name="T536">hler:in 2 / Kontrolle</text:span></text:p>
            <text:p text:style-name="P537"><text:span text:style-name="T538"><text:s/></text:span></text:p>
          </table:table-cell>
        </table:table-row>
      </table:table>
      <text:p text:style-name="P539"/>
      <table:table table:style-name="Table540">
        <table:table-columns>
          <table:table-column table:style-name="TableColumn541"/>
        </table:table-columns>
        <table:table-row table:style-name="TableRow542">
          <table:table-cell table:style-name="TableCell543">
            <text:p text:style-name="Standard"><text:span text:style-name="T544"><text:s text:c="2"/>Ablauf der Inventur</text:span></text:p>
          </table:table-cell>
        </table:table-row>
      </table:table>
      <text:p text:style-name="P545"/>
      <table:table table:style-name="Table546">
        <table:table-columns>
          <table:table-column table:style-name="TableColumn547"/>
          <table:table-column table:style-name="TableColumn548"/>
        </table:table-columns>
        <table:table-row table:style-name="TableRow549">
          <table:table-cell table:style-name="TableCell550">
            <text:p text:style-name="Standard"><text:span text:style-name="T551">Inventurmethode:</text:span></text:p>
            <text:p text:style-name="P552"/>
            <text:p text:style-name="Standard"><text:span text:style-name="T553">Körperliche</text:span><text:span text:style-name="T554"><text:s/>Bestandsaufnahme (manuelle<text:s/></text:span><text:span text:style-name="T555">Zählung</text:span><text:span text:style-name="T556">)</text:span></text:p>
            <text:p text:style-name="Standard"><text:span text:style-name="T557">Stichprobeninventur (statistisch)</text:span></text:p>
            <text:p text:style-name="Standard"><text:span text:style-name="T558">Permanente Inventur (laufende Erfassung)</text:span></text:p>
            <text:p text:style-name="Standard"><text:span text:style-name="T559">Sonstige: ________________________</text:span></text:p>
          </table:table-cell>
          <table:table-cell table:style-name="TableCell560">
            <text:p text:style-name="Standard"><text:span text:style-name="T561">Hilfsmittel / Systeme:</text:span></text:p>
            <text:p text:style-name="P562"/>
            <text:p text:style-name="Standard"><text:span text:style-name="T563">Warenwirtschaftssystem (ERP)</text:span></text:p>
            <text:p text:style-name="Standard"><text:span text:style-name="T564">Handscanner / Barcode</text:span></text:p>
            <text:p text:style-name="Standard"><text:span text:style-name="T565">Manuelle Liste / Z</text:span><text:span text:style-name="T566">ä</text:span><text:span text:style-name="T567">hllisten</text:span></text:p>
            <text:p text:style-name="Standard"><text:span text:style-name="T568">Sonstige: ________________________</text:span></text:p>
          </table:table-cell>
        </table:table-row>
      </table:table>
      <text:p text:style-name="P569"/>
      <text:p text:style-name="Standard"><text:span text:style-name="T570">Beschreibung des Ablaufs:</text:span></text:p>
      <text:p text:style-name="Standard"><text:span text:style-name="T571">(Wie wurde die Inventur<text:s/></text:span><text:span text:style-name="T572">durchgeführt</text:span><text:span text:style-name="T573">? Reihenfolge der Bereiche, Besonderheiten etc.)</text:span></text:p>
      <text:p text:style-name="P574"><text:span text:style-name="T575"><text:s/></text:span></text:p>
      <text:p text:style-name="P576"><text:span text:style-name="T577"><text:s/></text:span></text:p>
      <text:p text:style-name="P578"><text:span text:style-name="T579"><text:s/></text:span></text:p>
      <text:p text:style-name="P580"/>
      <table:table table:style-name="Table581">
        <table:table-columns>
          <table:table-column table:style-name="TableColumn582"/>
        </table:table-columns>
        <table:table-row table:style-name="TableRow583">
          <table:table-cell table:style-name="TableCell584">
            <text:p text:style-name="Standard"><text:span text:style-name="T585"><text:s text:c="2"/>Festgestellte<text:s/></text:span><text:span text:style-name="T586">Auffälligkeiten</text:span></text:p>
          </table:table-cell>
        </table:table-row>
      </table:table>
      <text:p text:style-name="P587"/>
      <text:p text:style-name="Standard"><text:span text:style-name="T588">Welche Abweichungen zwischen Soll- und Ist-Bestand wurden festgestellt?</text:span></text:p>
      <text:p text:style-name="Standard"><text:span text:style-name="T589">(Bitte mit Artikelnummer, Menge und erster<text:s/></text:span><text:span text:style-name="T590">Einschätzung</text:span><text:span text:style-name="T591"><text:s/>zur Ursache angeben.)</text:span></text:p>
      <text:p text:style-name="P592"/>
      <table:table table:style-name="Table593">
        <table:table-columns>
          <table:table-column table:style-name="TableColumn594"/>
          <table:table-column table:style-name="TableColumn595"/>
          <table:table-column table:style-name="TableColumn596"/>
          <table:table-column table:style-name="TableColumn597"/>
          <table:table-column table:style-name="TableColumn598"/>
          <table:table-column table:style-name="TableColumn599"/>
        </table:table-columns>
        <table:table-header-rows>
          <table:table-row table:style-name="TableRow600">
            <table:table-cell table:style-name="TableCell601">
              <text:p text:style-name="P602"><text:span text:style-name="T603">Nr.</text:span></text:p>
            </table:table-cell>
            <table:table-cell table:style-name="TableCell604">
              <text:p text:style-name="Standard"><text:span text:style-name="T605">Artikel / Artikelnummer</text:span></text:p>
            </table:table-cell>
            <table:table-cell table:style-name="TableCell606">
              <text:p text:style-name="P607"><text:span text:style-name="T608">Soll</text:span></text:p>
            </table:table-cell>
            <table:table-cell table:style-name="TableCell609">
              <text:p text:style-name="P610"><text:span text:style-name="T611">Ist</text:span></text:p>
            </table:table-cell>
            <table:table-cell table:style-name="TableCell612">
              <text:p text:style-name="P613"><text:span text:style-name="T614">Differenz</text:span></text:p>
            </table:table-cell>
            <table:table-cell table:style-name="TableCell615">
              <text:p text:style-name="Standard"><text:span text:style-name="T616">Erste<text:s/></text:span><text:span text:style-name="T617">Einschätzung</text:span><text:span text:style-name="T618"><text:s/>/ Bemerkung</text:span></text:p>
            </table:table-cell>
          </table:table-row>
        </table:table-header-rows>
        <table:table-row table:style-name="TableRow619">
          <table:table-cell table:style-name="TableCell620">
            <text:p text:style-name="P621"><text:span text:style-name="T622">1</text:span></text:p>
          </table:table-cell>
          <table:table-cell table:style-name="TableCell623">
            <text:p text:style-name="Standard"><text:span text:style-name="T624">Laptop 15" (IT-4471)</text:span></text:p>
          </table:table-cell>
          <table:table-cell table:style-name="TableCell625">
            <text:p text:style-name="P626"><text:span text:style-name="T627">25</text:span></text:p>
          </table:table-cell>
          <table:table-cell table:style-name="TableCell628">
            <text:p text:style-name="P629"><text:span text:style-name="T630">20</text:span></text:p>
          </table:table-cell>
          <table:table-cell table:style-name="TableCell631">
            <text:p text:style-name="P632"><text:span text:style-name="T633">-5</text:span></text:p>
          </table:table-cell>
          <table:table-cell table:style-name="TableCell634">
            <text:p text:style-name="Standard"><text:span text:style-name="T635">5<text:s/></text:span><text:span text:style-name="T636">Geräte</text:span><text:span text:style-name="T637"><text:s/>nicht im Lager. Lieferschein zeigt<text:s/></text:span><text:span text:style-name="T638">vollständige</text:span><text:span text:style-name="T639"><text:s/>Lieferung.</text:span></text:p>
          </table:table-cell>
        </table:table-row>
        <table:table-row table:style-name="TableRow640">
          <table:table-cell table:style-name="TableCell641">
            <text:p text:style-name="P642"><text:span text:style-name="T643">2</text:span></text:p>
          </table:table-cell>
          <table:table-cell table:style-name="TableCell644">
            <text:p text:style-name="Standard"><text:span text:style-name="T645"><text:s/></text:span></text:p>
          </table:table-cell>
          <table:table-cell table:style-name="TableCell646">
            <text:p text:style-name="Standard"><text:span text:style-name="T647"><text:s/></text:span></text:p>
          </table:table-cell>
          <table:table-cell table:style-name="TableCell648">
            <text:p text:style-name="Standard"><text:span text:style-name="T649"><text:s/></text:span></text:p>
          </table:table-cell>
          <table:table-cell table:style-name="TableCell650">
            <text:p text:style-name="Standard"><text:span text:style-name="T651"><text:s/></text:span></text:p>
          </table:table-cell>
          <table:table-cell table:style-name="TableCell652">
            <text:p text:style-name="Standard"><text:span text:style-name="T653"><text:s/></text:span></text:p>
          </table:table-cell>
        </table:table-row>
        <table:table-row table:style-name="TableRow654">
          <table:table-cell table:style-name="TableCell655">
            <text:p text:style-name="P656"><text:span text:style-name="T657">3</text:span></text:p>
          </table:table-cell>
          <table:table-cell table:style-name="TableCell658">
            <text:p text:style-name="Standard"><text:span text:style-name="T659"><text:s/></text:span></text:p>
          </table:table-cell>
          <table:table-cell table:style-name="TableCell660">
            <text:p text:style-name="Standard"><text:span text:style-name="T661"><text:s/></text:span></text:p>
          </table:table-cell>
          <table:table-cell table:style-name="TableCell662">
            <text:p text:style-name="Standard"><text:span text:style-name="T663"><text:s/></text:span></text:p>
          </table:table-cell>
          <table:table-cell table:style-name="TableCell664">
            <text:p text:style-name="Standard"><text:span text:style-name="T665"><text:s/></text:span></text:p>
          </table:table-cell>
          <table:table-cell table:style-name="TableCell666">
            <text:p text:style-name="Standard"><text:span text:style-name="T667"><text:s/></text:span></text:p>
          </table:table-cell>
        </table:table-row>
        <table:table-row table:style-name="TableRow668">
          <table:table-cell table:style-name="TableCell669">
            <text:p text:style-name="P670"><text:span text:style-name="T671">4</text:span></text:p>
          </table:table-cell>
          <table:table-cell table:style-name="TableCell672">
            <text:p text:style-name="Standard"><text:span text:style-name="T673"><text:s/></text:span></text:p>
          </table:table-cell>
          <table:table-cell table:style-name="TableCell674">
            <text:p text:style-name="Standard"><text:span text:style-name="T675"><text:s/></text:span></text:p>
          </table:table-cell>
          <table:table-cell table:style-name="TableCell676">
            <text:p text:style-name="Standard"><text:span text:style-name="T677"><text:s/></text:span></text:p>
          </table:table-cell>
          <table:table-cell table:style-name="TableCell678">
            <text:p text:style-name="Standard"><text:span text:style-name="T679"><text:s/></text:span></text:p>
          </table:table-cell>
          <table:table-cell table:style-name="TableCell680">
            <text:p text:style-name="Standard"><text:span text:style-name="T681"><text:s/></text:span></text:p>
          </table:table-cell>
        </table:table-row>
        <table:table-row table:style-name="TableRow682">
          <table:table-cell table:style-name="TableCell683">
            <text:p text:style-name="P684"><text:span text:style-name="T685">5</text:span></text:p>
          </table:table-cell>
          <table:table-cell table:style-name="TableCell686">
            <text:p text:style-name="Standard"><text:span text:style-name="T687"><text:s/></text:span></text:p>
          </table:table-cell>
          <table:table-cell table:style-name="TableCell688">
            <text:p text:style-name="Standard"><text:span text:style-name="T689"><text:s/></text:span></text:p>
          </table:table-cell>
          <table:table-cell table:style-name="TableCell690">
            <text:p text:style-name="Standard"><text:span text:style-name="T691"><text:s/></text:span></text:p>
          </table:table-cell>
          <table:table-cell table:style-name="TableCell692">
            <text:p text:style-name="Standard"><text:span text:style-name="T693"><text:s/></text:span></text:p>
          </table:table-cell>
          <table:table-cell table:style-name="TableCell694">
            <text:p text:style-name="Standard"><text:span text:style-name="T695"><text:s/></text:span></text:p>
          </table:table-cell>
        </table:table-row>
      </table:table>
      <text:p text:style-name="P696"/>
      <text:p text:style-name="Standard"><text:span text:style-name="T697">Wurden weitere<text:s/></text:span><text:span text:style-name="T698">Unregelmäßigkeiten</text:span><text:span text:style-name="T699"><text:s/>(z.B.<text:s/></text:span><text:span text:style-name="T700">beschädigte</text:span><text:span text:style-name="T701"><text:s/>Ware, fehlende Etiketten) festgestellt?</text:span></text:p>
      <text:p text:style-name="P702"><text:span text:style-name="T703"><text:s/></text:span></text:p>
      <text:p text:style-name="P704"><text:span text:style-name="T705"><text:s/></text:span></text:p>
      <text:p text:style-name="P706"/>
      <text:p text:style-name="Standard"><text:span text:style-name="T707">Maßnahmen</text:span><text:span text:style-name="T708">, die<text:s/></text:span><text:span text:style-name="T709">während</text:span><text:span text:style-name="T710"><text:s/>der Inventur sofort ergriffen wurden:</text:span></text:p>
      <text:p text:style-name="P711"><text:span text:style-name="T712"><text:s/></text:span></text:p>
      <text:p text:style-name="P713"><text:span text:style-name="T714"><text:s/></text:span></text:p>
      <text:p text:style-name="P715"/>
      <table:table table:style-name="Table716">
        <table:table-columns>
          <table:table-column table:style-name="TableColumn717"/>
        </table:table-columns>
        <table:table-row table:style-name="TableRow718">
          <table:table-cell table:style-name="TableCell719">
            <text:p text:style-name="Standard"><text:span text:style-name="T720"><text:s text:c="2"/>Abschluss und Freigabe</text:span></text:p>
          </table:table-cell>
        </table:table-row>
      </table:table>
      <text:p text:style-name="P721"/>
      <table:table table:style-name="Table722">
        <table:table-columns>
          <table:table-column table:style-name="TableColumn723"/>
          <table:table-column table:style-name="TableColumn724"/>
        </table:table-columns>
        <table:table-row table:style-name="TableRow725">
          <table:table-cell table:style-name="TableCell726">
            <text:p text:style-name="Standard"><text:span text:style-name="T727">Wurde die Inventur<text:s/></text:span><text:span text:style-name="T728">vollständig</text:span><text:span text:style-name="T729"><text:s/>abgeschlossen?</text:span></text:p>
            <text:p text:style-name="P730"/>
            <text:p text:style-name="Standard"><text:span text:style-name="T731">Ja,<text:s/></text:span><text:span text:style-name="T732">vollständig</text:span><text:span text:style-name="T733"><text:s/>abgeschlossen</text:span></text:p>
            <text:p text:style-name="Standard"><text:span text:style-name="T734">Nein, folgende Bereiche fehlen noch:</text:span></text:p>
            <text:p text:style-name="P735"><text:span text:style-name="T736"><text:s/></text:span></text:p>
          </table:table-cell>
          <table:table-cell table:style-name="TableCell737">
            <text:p text:style-name="Standard"><text:span text:style-name="T738">Wurde ein Folgeprotokoll / eine<text:s/></text:span><text:span text:style-name="T739">Nachzählung</text:span><text:span text:style-name="T740"><text:s/>angeordnet?</text:span></text:p>
            <text:p text:style-name="P741"/>
            <text:p text:style-name="Standard"><text:span text:style-name="T742">Ja,<text:s/></text:span><text:span text:style-name="T743">Nachzählung</text:span><text:span text:style-name="T744"><text:s/>am: _______________</text:span></text:p>
            <text:p text:style-name="Standard"><text:span text:style-name="T745">Nein</text:span></text:p>
            <text:p text:style-name="P746"/>
          </table:table-cell>
        </table:table-row>
      </table:table>
      <text:p text:style-name="P747"/>
      <text:p text:style-name="Standard"><text:span text:style-name="T748">Sonstige Anmerkungen und Bemerkungen der Verantwortlichen:</text:span></text:p>
      <text:p text:style-name="P749"><text:span text:style-name="T750"><text:s/></text:span></text:p>
      <text:p text:style-name="P751"><text:span text:style-name="T752"><text:s/></text:span></text:p>
      <text:p text:style-name="P753"><text:span text:style-name="T754"><text:s/></text:span></text:p>
      <text:p text:style-name="P755"/>
      <table:table table:style-name="Table756">
        <table:table-columns>
          <table:table-column table:style-name="TableColumn757"/>
          <table:table-column table:style-name="TableColumn758"/>
          <table:table-column table:style-name="TableColumn759"/>
        </table:table-columns>
        <table:table-row table:style-name="TableRow760">
          <table:table-cell table:style-name="TableCell761">
            <text:p text:style-name="Standard"><text:span text:style-name="T762">Unterschrift Z</text:span><text:span text:style-name="T763">ä</text:span><text:span text:style-name="T764">hler:in</text:span></text:p>
            <text:p text:style-name="P765"><text:span text:style-name="T766"><text:s/></text:span></text:p>
          </table:table-cell>
          <table:table-cell table:style-name="TableCell767">
            <text:p text:style-name="Standard"><text:span text:style-name="T768">Unterschrift Kontrolle</text:span></text:p>
            <text:p text:style-name="P769"><text:span text:style-name="T770"><text:s/></text:span></text:p>
          </table:table-cell>
          <table:table-cell table:style-name="TableCell771">
            <text:p text:style-name="Standard"><text:span text:style-name="T772">Unterschrift Lagerleitung</text:span></text:p>
            <text:p text:style-name="P773"><text:span text:style-name="T774"><text:s/></text:span></text:p>
          </table:table-cell>
        </table:table-row>
      </table:table>
      <text:p text:style-name="P775"/>
      <text:p text:style-name="Standard"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76">
        <table:table-columns>
          <table:table-column table:style-name="TableColumn777"/>
        </table:table-columns>
        <table:table-row table:style-name="TableRow778">
          <table:table-cell table:style-name="TableCell779">
            <text:soft-page-break/>
            <text:p text:style-name="P780"><text:span text:style-name="T781">3 <text:s text:c="2"/>INVENTURERGEBNIS &amp; AUSWERTUNG</text:span></text:p>
            <text:p text:style-name="P782"><text:span text:style-name="T783">Bewertung der Bestandsabweichungen und Einleitung von<text:s/></text:span><text:span text:style-name="T784">Maßnahmen</text:span></text:p>
          </table:table-cell>
        </table:table-row>
        <table:table-row table:style-name="TableRow785">
          <table:table-cell table:style-name="TableCell786">
            <text:p text:style-name="Standard"><text:span text:style-name="T787">Lager: Bergisches Papierkontor GmbH <text:s text:c="2"/>| <text:s text:c="2"/>Fach: Rechnungswesen <text:s text:c="2"/>| <text:s text:c="2"/>Berufsschule / Sek II</text:span></text:p>
          </table:table-cell>
        </table:table-row>
      </table:table>
      <text:p text:style-name="P788"/>
      <table:table table:style-name="Table789">
        <table:table-columns>
          <table:table-column table:style-name="TableColumn790"/>
        </table:table-columns>
        <table:table-row table:style-name="TableRow791">
          <table:table-cell table:style-name="TableCell792">
            <text:p text:style-name="Standard"><text:span text:style-name="T793"><text:s text:c="2"/>A <text:s/>Zusammenfassung der Inventurergebnisse</text:span></text:p>
          </table:table-cell>
        </table:table-row>
      </table:table>
      <text:p text:style-name="P794"/>
      <table:table table:style-name="Table795">
        <table:table-columns>
          <table:table-column table:style-name="TableColumn796"/>
          <table:table-column table:style-name="TableColumn797"/>
          <table:table-column table:style-name="TableColumn798"/>
          <table:table-column table:style-name="TableColumn799"/>
          <table:table-column table:style-name="TableColumn800"/>
          <table:table-column table:style-name="TableColumn801"/>
          <table:table-column table:style-name="TableColumn802"/>
        </table:table-columns>
        <table:table-header-rows>
          <table:table-row table:style-name="TableRow803">
            <table:table-cell table:style-name="TableCell804">
              <text:p text:style-name="P805"><text:span text:style-name="T806">Nr.</text:span></text:p>
            </table:table-cell>
            <table:table-cell table:style-name="TableCell807">
              <text:p text:style-name="Standard"><text:span text:style-name="T808">Artikel</text:span></text:p>
            </table:table-cell>
            <table:table-cell table:style-name="TableCell809">
              <text:p text:style-name="P810"><text:span text:style-name="T811">Soll</text:span></text:p>
            </table:table-cell>
            <table:table-cell table:style-name="TableCell812">
              <text:p text:style-name="P813"><text:span text:style-name="T814">Ist</text:span></text:p>
            </table:table-cell>
            <table:table-cell table:style-name="TableCell815">
              <text:p text:style-name="P816"><text:span text:style-name="T817">Differenz</text:span></text:p>
            </table:table-cell>
            <table:table-cell table:style-name="TableCell818">
              <text:p text:style-name="P819"><text:span text:style-name="T820">Wert<text:s/></text:span><text:span text:style-name="T821">Abweichung</text:span></text:p>
            </table:table-cell>
            <table:table-cell table:style-name="TableCell822">
              <text:p text:style-name="P823"><text:span text:style-name="T824">Bewertung</text:span></text:p>
            </table:table-cell>
          </table:table-row>
        </table:table-header-rows>
        <table:table-row table:style-name="TableRow825">
          <table:table-cell table:style-name="TableCell826">
            <text:p text:style-name="P827"><text:span text:style-name="T828">1</text:span></text:p>
          </table:table-cell>
          <table:table-cell table:style-name="TableCell829">
            <text:p text:style-name="Standard"><text:span text:style-name="T830">Laptop 15" Business (IT-4471)</text:span></text:p>
          </table:table-cell>
          <table:table-cell table:style-name="TableCell831">
            <text:p text:style-name="P832"><text:span text:style-name="T833">25</text:span></text:p>
          </table:table-cell>
          <table:table-cell table:style-name="TableCell834">
            <text:p text:style-name="P835"><text:span text:style-name="T836">20</text:span></text:p>
          </table:table-cell>
          <table:table-cell table:style-name="TableCell837">
            <text:p text:style-name="P838"><text:span text:style-name="T839">-5</text:span></text:p>
          </table:table-cell>
          <table:table-cell table:style-name="TableCell840">
            <text:p text:style-name="P841"><text:span text:style-name="T842">-4.495,00 EUR</text:span></text:p>
          </table:table-cell>
          <table:table-cell table:style-name="TableCell843">
            <text:p text:style-name="P844"><text:span text:style-name="T845">KRITISCH</text:span></text:p>
          </table:table-cell>
        </table:table-row>
        <table:table-row table:style-name="TableRow846">
          <table:table-cell table:style-name="TableCell847">
            <text:p text:style-name="P848"><text:span text:style-name="T849">2</text:span></text:p>
          </table:table-cell>
          <table:table-cell table:style-name="TableCell850">
            <text:p text:style-name="Standard"><text:span text:style-name="T851"><text:s/></text:span></text:p>
          </table:table-cell>
          <table:table-cell table:style-name="TableCell852">
            <text:p text:style-name="Standard"><text:span text:style-name="T853"><text:s/></text:span></text:p>
          </table:table-cell>
          <table:table-cell table:style-name="TableCell854">
            <text:p text:style-name="Standard"><text:span text:style-name="T855"><text:s/></text:span></text:p>
          </table:table-cell>
          <table:table-cell table:style-name="TableCell856">
            <text:p text:style-name="Standard"><text:span text:style-name="T857"><text:s/></text:span></text:p>
          </table:table-cell>
          <table:table-cell table:style-name="TableCell858">
            <text:p text:style-name="Standard"><text:span text:style-name="T859"><text:s/></text:span></text:p>
          </table:table-cell>
          <table:table-cell table:style-name="TableCell860">
            <text:p text:style-name="Standard"><text:span text:style-name="T861"><text:s/></text:span></text:p>
          </table:table-cell>
        </table:table-row>
        <table:table-row table:style-name="TableRow862">
          <table:table-cell table:style-name="TableCell863">
            <text:p text:style-name="P864"><text:span text:style-name="T865">3</text:span></text:p>
          </table:table-cell>
          <table:table-cell table:style-name="TableCell866">
            <text:p text:style-name="Standard"><text:span text:style-name="T867"><text:s/></text:span></text:p>
          </table:table-cell>
          <table:table-cell table:style-name="TableCell868">
            <text:p text:style-name="Standard"><text:span text:style-name="T869"><text:s/></text:span></text:p>
          </table:table-cell>
          <table:table-cell table:style-name="TableCell870">
            <text:p text:style-name="Standard"><text:span text:style-name="T871"><text:s/></text:span></text:p>
          </table:table-cell>
          <table:table-cell table:style-name="TableCell872">
            <text:p text:style-name="Standard"><text:span text:style-name="T873"><text:s/></text:span></text:p>
          </table:table-cell>
          <table:table-cell table:style-name="TableCell874">
            <text:p text:style-name="Standard"><text:span text:style-name="T875"><text:s/></text:span></text:p>
          </table:table-cell>
          <table:table-cell table:style-name="TableCell876">
            <text:p text:style-name="Standard"><text:span text:style-name="T877"><text:s/></text:span></text:p>
          </table:table-cell>
        </table:table-row>
        <table:table-row table:style-name="TableRow878">
          <table:table-cell table:style-name="TableCell879">
            <text:p text:style-name="P880"><text:span text:style-name="T881">4</text:span></text:p>
          </table:table-cell>
          <table:table-cell table:style-name="TableCell882">
            <text:p text:style-name="Standard"><text:span text:style-name="T883"><text:s/></text:span></text:p>
          </table:table-cell>
          <table:table-cell table:style-name="TableCell884">
            <text:p text:style-name="Standard"><text:span text:style-name="T885"><text:s/></text:span></text:p>
          </table:table-cell>
          <table:table-cell table:style-name="TableCell886">
            <text:p text:style-name="Standard"><text:span text:style-name="T887"><text:s/></text:span></text:p>
          </table:table-cell>
          <table:table-cell table:style-name="TableCell888">
            <text:p text:style-name="Standard"><text:span text:style-name="T889"><text:s/></text:span></text:p>
          </table:table-cell>
          <table:table-cell table:style-name="TableCell890">
            <text:p text:style-name="Standard"><text:span text:style-name="T891"><text:s/></text:span></text:p>
          </table:table-cell>
          <table:table-cell table:style-name="TableCell892">
            <text:p text:style-name="Standard"><text:span text:style-name="T893"><text:s/></text:span></text:p>
          </table:table-cell>
        </table:table-row>
        <table:table-row table:style-name="TableRow894">
          <table:table-cell table:style-name="TableCell895">
            <text:p text:style-name="P896"><text:span text:style-name="T897">5</text:span></text:p>
          </table:table-cell>
          <table:table-cell table:style-name="TableCell898">
            <text:p text:style-name="Standard"><text:span text:style-name="T899"><text:s/></text:span></text:p>
          </table:table-cell>
          <table:table-cell table:style-name="TableCell900">
            <text:p text:style-name="Standard"><text:span text:style-name="T901"><text:s/></text:span></text:p>
          </table:table-cell>
          <table:table-cell table:style-name="TableCell902">
            <text:p text:style-name="Standard"><text:span text:style-name="T903"><text:s/></text:span></text:p>
          </table:table-cell>
          <table:table-cell table:style-name="TableCell904">
            <text:p text:style-name="Standard"><text:span text:style-name="T905"><text:s/></text:span></text:p>
          </table:table-cell>
          <table:table-cell table:style-name="TableCell906">
            <text:p text:style-name="Standard"><text:span text:style-name="T907"><text:s/></text:span></text:p>
          </table:table-cell>
          <table:table-cell table:style-name="TableCell908">
            <text:p text:style-name="Standard"><text:span text:style-name="T909"><text:s/></text:span></text:p>
          </table:table-cell>
        </table:table-row>
        <table:table-row table:style-name="TableRow910">
          <table:table-cell table:style-name="TableCell911" table:number-columns-spanned="5">
            <text:p text:style-name="P912"><text:span text:style-name="T913">GESAMT:</text:span></text:p>
          </table:table-cell>
          <table:covered-table-cell/>
          <table:covered-table-cell/>
          <table:covered-table-cell/>
          <table:covered-table-cell/>
          <table:table-cell table:style-name="TableCell914">
            <text:p text:style-name="P915"><text:span text:style-name="T916">_______________ EUR</text:span></text:p>
          </table:table-cell>
          <table:table-cell table:style-name="TableCell917">
            <text:p text:style-name="P918"><text:span text:style-name="T919">_______________</text:span></text:p>
          </table:table-cell>
        </table:table-row>
      </table:table>
      <text:p text:style-name="P920"/>
      <table:table table:style-name="Table921">
        <table:table-columns>
          <table:table-column table:style-name="TableColumn922"/>
        </table:table-columns>
        <table:table-row table:style-name="TableRow923">
          <table:table-cell table:style-name="TableCell924">
            <text:p text:style-name="Standard"><text:span text:style-name="T925"><text:s text:c="2"/>B <text:s/>Ursachenanalyse</text:span></text:p>
          </table:table-cell>
        </table:table-row>
      </table:table>
      <text:p text:style-name="P926"/>
      <text:p text:style-name="Standard"><text:span text:style-name="T927">Welche Ursache(n) kommen<text:s/></text:span><text:span text:style-name="T928">für</text:span><text:span text:style-name="T929"><text:s/>die Abweichung in Betracht? (Mehrfachnennung<text:s/></text:span><text:span text:style-name="T930">möglich</text:span><text:span text:style-name="T931">)</text:span></text:p>
      <text:p text:style-name="Standard"><text:span text:style-name="T932">Bitte alle zutreffenden Ursachen ankreuzen und bei Bedarf<text:s/></text:span><text:span text:style-name="T933">erläutern</text:span><text:span text:style-name="T934">.</text:span></text:p>
      <text:p text:style-name="P935"/>
      <table:table table:style-name="Table936">
        <table:table-columns>
          <table:table-column table:style-name="TableColumn937"/>
          <table:table-column table:style-name="TableColumn938"/>
        </table:table-columns>
        <table:table-row table:style-name="TableRow939">
          <table:table-cell table:style-name="TableCell940">
            <text:p text:style-name="P941"><text:span text:style-name="T942"><text:s text:c="2"/></text:span><text:span text:style-name="T943">o <text:s/></text:span><text:span text:style-name="T944">Diebstahl (intern / extern)</text:span></text:p>
          </table:table-cell>
          <table:table-cell table:style-name="TableCell945">
            <text:p text:style-name="P946"><text:span text:style-name="T947"><text:s text:c="2"/></text:span><text:span text:style-name="T948">o <text:s/></text:span><text:span text:style-name="T949">Buchungsfehler im ERP-System</text:span></text:p>
          </table:table-cell>
        </table:table-row>
        <table:table-row table:style-name="TableRow950">
          <table:table-cell table:style-name="TableCell951">
            <text:p text:style-name="P952"><text:span text:style-name="T953"><text:s text:c="2"/></text:span><text:span text:style-name="T954">o <text:s/></text:span><text:span text:style-name="T955">Lieferfehler (falsche Menge geliefert)</text:span></text:p>
          </table:table-cell>
          <table:table-cell table:style-name="TableCell956">
            <text:p text:style-name="P957"><text:span text:style-name="T958"><text:s text:c="2"/></text:span><text:span text:style-name="T959">o <text:s/></text:span><text:span text:style-name="T960">Falsche Erfassung bei Wareneingang</text:span></text:p>
          </table:table-cell>
        </table:table-row>
        <table:table-row table:style-name="TableRow961">
          <table:table-cell table:style-name="TableCell962">
            <text:p text:style-name="P963"><text:span text:style-name="T964"><text:s text:c="2"/></text:span><text:span text:style-name="T965">o <text:s/></text:span><text:span text:style-name="T966">Vertauschte Artikelnummern</text:span></text:p>
          </table:table-cell>
          <table:table-cell table:style-name="TableCell967">
            <text:p text:style-name="P968"><text:span text:style-name="T969"><text:s text:c="2"/></text:span><text:span text:style-name="T970">o <text:s/></text:span><text:span text:style-name="T971">Beschädigung</text:span><text:span text:style-name="T972"><text:s/>/ Verlust bei Transport</text:span></text:p>
          </table:table-cell>
        </table:table-row>
        <table:table-row table:style-name="TableRow973">
          <table:table-cell table:style-name="TableCell974">
            <text:p text:style-name="P975"><text:span text:style-name="T976"><text:s text:c="2"/></text:span><text:span text:style-name="T977">o <text:s/></text:span><text:span text:style-name="T978">Nicht gebuchte Entnahmen</text:span></text:p>
          </table:table-cell>
          <table:table-cell table:style-name="TableCell979">
            <text:p text:style-name="P980"><text:span text:style-name="T981"><text:s text:c="2"/></text:span><text:span text:style-name="T982">o <text:s/></text:span><text:span text:style-name="T983">Fehler bei vorheriger Inventur</text:span></text:p>
          </table:table-cell>
        </table:table-row>
        <table:table-row table:style-name="TableRow984">
          <table:table-cell table:style-name="TableCell985">
            <text:p text:style-name="P986"><text:span text:style-name="T987"><text:s text:c="2"/></text:span><text:span text:style-name="T988">o <text:s/></text:span><text:span text:style-name="T989">Lieferschein fehlerhaft /<text:s/></text:span><text:span text:style-name="T990">gefälscht</text:span></text:p>
          </table:table-cell>
          <table:table-cell table:style-name="TableCell991">
            <text:p text:style-name="P992"><text:span text:style-name="T993"><text:s text:c="2"/></text:span><text:span text:style-name="T994">o <text:s/></text:span><text:span text:style-name="T995">Sonstiges: _____________________</text:span></text:p>
          </table:table-cell>
        </table:table-row>
      </table:table>
      <text:p text:style-name="P996"/>
      <text:p text:style-name="Standard"><text:span text:style-name="T997">Wahrscheinlichste Ursache nach erster<text:s/></text:span><text:span text:style-name="T998">Einschätzung</text:span><text:span text:style-name="T999">:</text:span></text:p>
      <text:p text:style-name="P1000"><text:span text:style-name="T1001"><text:s/></text:span></text:p>
      <text:p text:style-name="P1002"><text:span text:style-name="T1003"><text:s/></text:span></text:p>
      <text:p text:style-name="P1004"/>
      <text:p text:style-name="Standard"><text:span text:style-name="T1005">Begründung</text:span><text:span text:style-name="T1006"><text:s/>/ weitere<text:s/></text:span><text:span text:style-name="T1007">Erklärungen</text:span><text:span text:style-name="T1008">:</text:span></text:p>
      <text:p text:style-name="Standard"><text:span text:style-name="T1009">(Welche Hinweise / Belege sprechen<text:s/></text:span><text:span text:style-name="T1010">für</text:span><text:span text:style-name="T1011"><text:s/>diese Ursache? z.B. Lieferschein, Kameradaten, Zugangsprotokolle)</text:span></text:p>
      <text:p text:style-name="P1012"><text:span text:style-name="T1013"><text:s/></text:span></text:p>
      <text:p text:style-name="P1014"><text:span text:style-name="T1015"><text:s/></text:span></text:p>
      <text:p text:style-name="P1016"><text:span text:style-name="T1017"><text:s/></text:span></text:p>
      <text:p text:style-name="P1018"/>
      <table:table table:style-name="Table1019">
        <table:table-columns>
          <table:table-column table:style-name="TableColumn1020"/>
        </table:table-columns>
        <table:table-row table:style-name="TableRow1021">
          <table:table-cell table:style-name="TableCell1022">
            <text:p text:style-name="Standard"><text:span text:style-name="T1023"><text:s text:c="2"/>C <text:s/>Einzuleitende<text:s/></text:span><text:span text:style-name="T1024">Maßnahmen</text:span></text:p>
          </table:table-cell>
        </table:table-row>
      </table:table>
      <text:p text:style-name="P1025"/>
      <table:table table:style-name="Table1026">
        <table:table-columns>
          <table:table-column table:style-name="TableColumn1027"/>
          <table:table-column table:style-name="TableColumn1028"/>
        </table:table-columns>
        <table:table-row table:style-name="TableRow1029">
          <table:table-cell table:style-name="TableCell1030">
            <text:p text:style-name="P1031"><text:span text:style-name="T1032">Sofort</text:span></text:p>
          </table:table-cell>
          <table:table-cell table:style-name="TableCell1033">
            <text:p text:style-name="P1034"><text:span text:style-name="T1035">o <text:s/></text:span><text:span text:style-name="T1036">Nachzählung</text:span><text:span text:style-name="T1037"><text:s/>im betroffenen Lagerbereich anordnen</text:span></text:p>
            <text:p text:style-name="P1038"><text:span text:style-name="T1039">o <text:s/></text:span><text:span text:style-name="T1040">Lieferschein mit<text:s/></text:span><text:span text:style-name="T1041">tatsächlicher</text:span><text:span text:style-name="T1042"><text:s/>Lieferung abgleichen</text:span></text:p>
            <text:p text:style-name="P1043"><text:span text:style-name="T1044">o <text:s/></text:span><text:span text:style-name="T1045">Lieferant kontaktieren und<text:s/></text:span><text:span text:style-name="T1046">Klärung</text:span><text:span text:style-name="T1047"><text:s/>anfordern</text:span></text:p>
            <text:p text:style-name="P1048"><text:span text:style-name="T1049">o <text:s/></text:span><text:span text:style-name="T1050">Vorfall der<text:s/></text:span><text:span text:style-name="T1051">Geschäftsführung</text:span><text:span text:style-name="T1052"><text:s/>/ Buchhaltung melden</text:span></text:p>
          </table:table-cell>
        </table:table-row>
      </table:table>
      <text:p text:style-name="P1053"/>
      <table:table table:style-name="Table1054">
        <table:table-columns>
          <table:table-column table:style-name="TableColumn1055"/>
          <table:table-column table:style-name="TableColumn1056"/>
        </table:table-columns>
        <table:table-row table:style-name="TableRow1057">
          <table:table-cell table:style-name="TableCell1058">
            <text:p text:style-name="P1059"><text:span text:style-name="T1060">Kurzfristig (innerhalb 1 Woche)</text:span></text:p>
          </table:table-cell>
          <table:table-cell table:style-name="TableCell1061">
            <text:p text:style-name="P1062"><text:span text:style-name="T1063">o <text:s/></text:span><text:span text:style-name="T1064">Kamera- und Zugangsdaten des Lagers auswerten</text:span></text:p>
            <text:p text:style-name="P1065"><text:span text:style-name="T1066">o <text:s/></text:span><text:span text:style-name="T1067">Alle Wareneingangsbuchungen des betroffenen Zeitraums<text:s/></text:span><text:span text:style-name="T1068">prüfen</text:span></text:p>
            <text:p text:style-name="P1069"><text:span text:style-name="T1070">o <text:s/></text:span><text:span text:style-name="T1071">Schriftliche Stellungnahmen der beteiligten Mitarbeitenden einholen</text:span></text:p>
            <text:p text:style-name="P1072"><text:span text:style-name="T1073">o <text:s/></text:span><text:span text:style-name="T1074">Buchungsbeleg mit Lieferschein<text:s/></text:span><text:span text:style-name="T1075">gegenüberstellen</text:span></text:p>
          </table:table-cell>
        </table:table-row>
      </table:table>
      <text:p text:style-name="P1076"/>
      <table:table table:style-name="Table1077">
        <table:table-columns>
          <table:table-column table:style-name="TableColumn1078"/>
          <table:table-column table:style-name="TableColumn1079"/>
        </table:table-columns>
        <table:table-row table:style-name="TableRow1080">
          <table:table-cell table:style-name="TableCell1081">
            <text:soft-page-break/>
            <text:p text:style-name="P1082"><text:span text:style-name="T1083">Langfristig (Prozessverbesserung)</text:span></text:p>
          </table:table-cell>
          <table:table-cell table:style-name="TableCell1084">
            <text:p text:style-name="P1085"><text:span text:style-name="T1086">o <text:s/></text:span><text:span text:style-name="T1087">Vier-Augen-Prinzip beim Wareneingang<text:s/></text:span><text:span text:style-name="T1088">einführen</text:span></text:p>
            <text:p text:style-name="P1089"><text:span text:style-name="T1090">o <text:s/></text:span><text:span text:style-name="T1091">Lagerbereichszugang auf autorisierte Personen<text:s/></text:span><text:span text:style-name="T1092">beschränken</text:span></text:p>
            <text:p text:style-name="P1093"><text:span text:style-name="T1094">o <text:s/></text:span><text:span text:style-name="T1095">Regelmäßige</text:span><text:span text:style-name="T1096"><text:s/>Stichprobeninventuren einrichten</text:span></text:p>
            <text:p text:style-name="P1097"><text:span text:style-name="T1098">o <text:s/></text:span><text:span text:style-name="T1099">Mitarbeiterschulung zu korrekter Bucherfassung</text:span></text:p>
          </table:table-cell>
        </table:table-row>
      </table:table>
      <text:p text:style-name="P1100"/>
      <text:p text:style-name="P1101"/>
      <text:p text:style-name="Standard"><text:span text:style-name="T1102">Eigene<text:s/></text:span><text:span text:style-name="T1103">Maßnahmen</text:span><text:span text:style-name="T1104"><text:s/>/<text:s/></text:span><text:span text:style-name="T1105">Ergänzungen</text:span><text:span text:style-name="T1106">:</text:span></text:p>
      <text:p text:style-name="P1107"><text:span text:style-name="T1108"><text:s/></text:span></text:p>
      <text:p text:style-name="P1109"><text:span text:style-name="T1110"><text:s/></text:span></text:p>
      <text:p text:style-name="P1111"><text:span text:style-name="T1112"><text:s/></text:span></text:p>
      <text:p text:style-name="P1113"/>
      <table:table table:style-name="Table1114">
        <table:table-columns>
          <table:table-column table:style-name="TableColumn1115"/>
        </table:table-columns>
        <table:table-row table:style-name="TableRow1116">
          <table:table-cell table:style-name="TableCell1117">
            <text:p text:style-name="Standard"><text:span text:style-name="T1118"><text:s text:c="2"/>D <text:s/>Buchungskorrektur im Rechnungswesen</text:span></text:p>
          </table:table-cell>
        </table:table-row>
      </table:table>
      <text:p text:style-name="P1119"/>
      <text:p text:style-name="Standard"><text:span text:style-name="T1120">Wie wird die Abweichung buchhaltungstechnisch erfasst? Trage den Buchungssatz ein:</text:span></text:p>
      <text:p text:style-name="P1121"/>
      <table:table table:style-name="Table1122">
        <table:table-columns>
          <table:table-column table:style-name="TableColumn1123"/>
          <table:table-column table:style-name="TableColumn1124"/>
          <table:table-column table:style-name="TableColumn1125"/>
          <table:table-column table:style-name="TableColumn1126"/>
          <table:table-column table:style-name="TableColumn1127"/>
          <table:table-column table:style-name="TableColumn1128"/>
        </table:table-columns>
        <table:table-header-rows>
          <table:table-row table:style-name="TableRow1129">
            <table:table-cell table:style-name="TableCell1130">
              <text:p text:style-name="Standard"><text:span text:style-name="T1131">Buchungsfall</text:span></text:p>
            </table:table-cell>
            <table:table-cell table:style-name="TableCell1132">
              <text:p text:style-name="P1133"><text:span text:style-name="T1134">Soll-Konto</text:span></text:p>
            </table:table-cell>
            <table:table-cell table:style-name="TableCell1135">
              <text:p text:style-name="Standard"><text:span text:style-name="T1136">Kontobezeichnung</text:span></text:p>
            </table:table-cell>
            <table:table-cell table:style-name="TableCell1137">
              <text:p text:style-name="P1138"><text:span text:style-name="T1139">Haben-Konto</text:span></text:p>
            </table:table-cell>
            <table:table-cell table:style-name="TableCell1140">
              <text:p text:style-name="Standard"><text:span text:style-name="T1141">Kontobezeichnung</text:span></text:p>
            </table:table-cell>
            <table:table-cell table:style-name="TableCell1142">
              <text:p text:style-name="P1143"><text:span text:style-name="T1144">EUR</text:span></text:p>
            </table:table-cell>
          </table:table-row>
        </table:table-header-rows>
        <table:table-row table:style-name="TableRow1145">
          <table:table-cell table:style-name="TableCell1146">
            <text:p text:style-name="Standard"><text:span text:style-name="T1147">Inventurdifferenz (Fehlbestand)</text:span></text:p>
          </table:table-cell>
          <table:table-cell table:style-name="TableCell1148">
            <text:p text:style-name="P1149"><text:span text:style-name="T1150">6970</text:span></text:p>
          </table:table-cell>
          <table:table-cell table:style-name="TableCell1151">
            <text:p text:style-name="Standard"><text:span text:style-name="T1152">Inventurdifferenzen (Aufwandskonto)</text:span></text:p>
          </table:table-cell>
          <table:table-cell table:style-name="TableCell1153">
            <text:p text:style-name="P1154"><text:span text:style-name="T1155">0800</text:span></text:p>
          </table:table-cell>
          <table:table-cell table:style-name="TableCell1156">
            <text:p text:style-name="Standard"><text:span text:style-name="T1157">Waren / Handelswaren (Bestandskonto)</text:span></text:p>
          </table:table-cell>
          <table:table-cell table:style-name="TableCell1158">
            <text:p text:style-name="P1159"><text:span text:style-name="T1160">4.495,-</text:span></text:p>
          </table:table-cell>
        </table:table-row>
        <table:table-row table:style-name="TableRow1161">
          <table:table-cell table:style-name="TableCell1162">
            <text:p text:style-name="Standard"><text:span text:style-name="T1163">Eigener Buchungssatz:</text:span></text:p>
          </table:table-cell>
          <table:table-cell table:style-name="TableCell1164">
            <text:p text:style-name="Standard"><text:span text:style-name="T1165"><text:s/></text:span></text:p>
          </table:table-cell>
          <table:table-cell table:style-name="TableCell1166">
            <text:p text:style-name="Standard"><text:span text:style-name="T1167"><text:s/></text:span></text:p>
          </table:table-cell>
          <table:table-cell table:style-name="TableCell1168">
            <text:p text:style-name="Standard"><text:span text:style-name="T1169"><text:s/></text:span></text:p>
          </table:table-cell>
          <table:table-cell table:style-name="TableCell1170">
            <text:p text:style-name="Standard"><text:span text:style-name="T1171"><text:s/></text:span></text:p>
          </table:table-cell>
          <table:table-cell table:style-name="TableCell1172">
            <text:p text:style-name="Standard"><text:span text:style-name="T1173"><text:s/></text:span></text:p>
          </table:table-cell>
        </table:table-row>
      </table:table>
      <text:p text:style-name="P1174"/>
      <text:p text:style-name="Standard"><text:span text:style-name="T1175">Lernfrage: Welches Konto wird belastet (Soll), welches wird entlastet (Haben)?<text:s/></text:span><text:span text:style-name="T1176">Erkläre<text:s/></text:span><text:span text:style-name="T1177">die Logik:</text:span></text:p>
      <text:p text:style-name="P1178"><text:span text:style-name="T1179"><text:s/></text:span></text:p>
      <text:p text:style-name="P1180"><text:span text:style-name="T1181"><text:s/></text:span></text:p>
      <text:p text:style-name="P1182"/>
      <table:table table:style-name="Table1183">
        <table:table-columns>
          <table:table-column table:style-name="TableColumn1184"/>
          <table:table-column table:style-name="TableColumn1185"/>
          <table:table-column table:style-name="TableColumn1186"/>
        </table:table-columns>
        <table:table-row table:style-name="TableRow1187">
          <table:table-cell table:style-name="TableCell1188">
            <text:p text:style-name="Standard"><text:span text:style-name="T1189">Erstellt von:</text:span></text:p>
            <text:p text:style-name="P1190"><text:span text:style-name="T1191"><text:s/></text:span></text:p>
          </table:table-cell>
          <table:table-cell table:style-name="TableCell1192">
            <text:p text:style-name="Standard"><text:span text:style-name="T1193">Geprüft</text:span><text:span text:style-name="T1194"><text:s/>/ Freigegeben:</text:span></text:p>
            <text:p text:style-name="P1195"><text:span text:style-name="T1196"><text:s/></text:span></text:p>
          </table:table-cell>
          <table:table-cell table:style-name="TableCell1197">
            <text:p text:style-name="Standard"><text:span text:style-name="T1198">Datum / Stempel:</text:span></text:p>
            <text:p text:style-name="P1199"><text:span text:style-name="T1200"><text:s/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default-outline-level="1">
      <style:text-properties fo:color="#2E74B5" fo:font-size="16pt" style:font-size-asian="16pt" style:font-size-complex="16pt" fo:hyphenate="false"/>
    </style:style>
    <style:style style:name="Überschrift2" style:display-name="Überschrift 2" style:family="paragraph" style:default-outline-level="2">
      <style:text-properties fo:color="#2E74B5" fo:font-size="13pt" style:font-size-asian="13pt" style:font-size-complex="13pt" fo:hyphenate="false"/>
    </style:style>
    <style:style style:name="Überschrift3" style:display-name="Überschrift 3" style:family="paragraph" style:default-outline-level="3">
      <style:text-properties fo:color="#1F4D78" fo:font-size="12pt" style:font-size-asian="12pt" style:font-size-complex="12pt" fo:hyphenate="false"/>
    </style:style>
    <style:style style:name="Überschrift4" style:display-name="Überschrift 4" style:family="paragraph" style:default-outline-level="4">
      <style:text-properties fo:font-style="italic" style:font-style-asian="italic" style:font-style-complex="italic" fo:color="#2E74B5" fo:hyphenate="false"/>
    </style:style>
    <style:style style:name="Überschrift5" style:display-name="Überschrift 5" style:family="paragraph" style:default-outline-level="5">
      <style:text-properties fo:color="#2E74B5" fo:hyphenate="false"/>
    </style:style>
    <style:style style:name="Überschrift6" style:display-name="Überschrift 6" style:family="paragraph" style:default-outline-level="6">
      <style:text-properties fo:color="#1F4D78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>
      <style:text-properties fo:font-size="28pt" style:font-size-asian="28pt" style:font-size-complex="28pt" fo:hyphenate="false"/>
    </style:style>
    <style:style style:name="Fett1" style:display-name="Fett1" style:family="paragraph">
      <style:text-properties fo:font-weight="bold" style:font-weight-asian="bold" style:font-weight-complex="bold" fo:hyphenate="false"/>
    </style:style>
    <style:style style:name="Listenabsatz" style:display-name="Listenabsatz" style:family="paragraph">
      <style:text-properties fo:hyphenate="false"/>
    </style:style>
    <style:style style:name="Hyperlink" style:display-name="Hyperlink" style:family="text">
      <style:text-properties fo:color="#0563C1" style:text-underline-type="single" style:text-underline-style="solid" style:text-underline-width="auto" style:text-underline-mode="continuous"/>
    </style:style>
    <style:style style:name="Fußnotenzeichen" style:display-name="Fußnotenzeichen" style:family="text">
      <style:text-properties style:text-position="super 65%"/>
    </style:style>
    <style:style style:name="Fußnotentext" style:display-name="Fußnotentext" style:family="paragraph">
      <style:text-properties fo:hyphenate="false"/>
    </style:style>
    <style:style style:name="FußnotentextZchn" style:display-name="Fußnotentext Zchn" style:family="text">
      <style:text-properties fo:font-size="10pt" style:font-size-asian="10pt" style:font-size-complex="10pt"/>
    </style: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68in" fo:page-height="11.693in" style:print-orientation="portrait" fo:margin-top="0.5909in" fo:margin-left="0.6944in" fo:margin-bottom="0.5909in" fo:margin-right="0.6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Un-named</meta:initial-creator>
    <dc:creator>Wolf Laura</dc:creator>
    <meta:creation-date>2026-03-19T13:51:00Z</meta:creation-date>
    <dc:date>2026-03-19T13:51:00Z</dc:date>
    <meta:template xlink:href="Normal" xlink:type="simple"/>
    <meta:editing-cycles>2</meta:editing-cycles>
    <meta:editing-duration>PT0S</meta:editing-duration>
    <meta:document-statistic meta:page-count="5" meta:paragraph-count="11" meta:word-count="785" meta:character-count="5726" meta:row-count="41" meta:non-whitespace-character-count="4952"/>
  </office:meta>
</office:document-meta>
</file>